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5.8cm"/>
    </style:style>
    <style:style style:name="co9" style:family="table-column">
      <style:table-column-properties fo:break-before="auto" style:column-width="2.258cm"/>
    </style:style>
    <style:style style:name="co10" style:family="table-column">
      <style:table-column-properties fo:break-before="auto" style:column-width="2.424cm"/>
    </style:style>
    <style:style style:name="co11" style:family="table-column">
      <style:table-column-properties fo:break-before="auto" style:column-width="3.016cm"/>
    </style:style>
    <style:style style:name="co12" style:family="table-column">
      <style:table-column-properties fo:break-before="auto" style:column-width="3.979cm"/>
    </style:style>
    <style:style style:name="co13" style:family="table-column">
      <style:table-column-properties fo:break-before="auto" style:column-width="3.868cm"/>
    </style:style>
    <style:style style:name="co14" style:family="table-column">
      <style:table-column-properties fo:break-before="auto" style:column-width="10.589cm"/>
    </style:style>
    <style:style style:name="co15" style:family="table-column">
      <style:table-column-properties fo:break-before="auto" style:column-width="3.563cm"/>
    </style:style>
    <style:style style:name="co16" style:family="table-column">
      <style:table-column-properties fo:break-before="auto" style:column-width="11.4cm"/>
    </style:style>
    <style:style style:name="co17" style:family="table-column">
      <style:table-column-properties fo:break-before="auto" style:column-width="4.486cm"/>
    </style:style>
    <style:style style:name="co18" style:family="table-column">
      <style:table-column-properties fo:break-before="auto" style:column-width="13.266cm"/>
    </style:style>
    <style:style style:name="co19" style:family="table-column">
      <style:table-column-properties fo:break-before="auto" style:column-width="0.6cm"/>
    </style:style>
    <style:style style:name="co20" style:family="table-column">
      <style:table-column-properties fo:break-before="auto" style:column-width="1.212cm"/>
    </style:style>
    <style:style style:name="co21" style:family="table-column">
      <style:table-column-properties fo:break-before="auto" style:column-width="1cm"/>
    </style:style>
    <style:style style:name="co22" style:family="table-column">
      <style:table-column-properties fo:break-before="auto" style:column-width="2.66cm"/>
    </style:style>
    <style:style style:name="co23" style:family="table-column">
      <style:table-column-properties fo:break-before="auto" style:column-width="1.499cm"/>
    </style:style>
    <style:style style:name="co24" style:family="table-column">
      <style:table-column-properties fo:break-before="auto" style:column-width="1.799cm"/>
    </style:style>
    <style:style style:name="co25" style:family="table-column">
      <style:table-column-properties fo:break-before="auto" style:column-width="2.859cm"/>
    </style:style>
    <style:style style:name="co26" style:family="table-column">
      <style:table-column-properties fo:break-before="auto" style:column-width="2.371cm"/>
    </style:style>
    <style:style style:name="co27" style:family="table-column">
      <style:table-column-properties fo:break-before="auto" style:column-width="2.298cm"/>
    </style:style>
    <style:style style:name="co28" style:family="table-column">
      <style:table-column-properties fo:break-before="auto" style:column-width="2.498cm"/>
    </style:style>
    <style:style style:name="co29" style:family="table-column">
      <style:table-column-properties fo:break-before="auto" style:column-width="2.445cm"/>
    </style:style>
    <style:style style:name="co30" style:family="table-column">
      <style:table-column-properties fo:break-before="auto" style:column-width="0.499cm"/>
    </style:style>
    <style:style style:name="co31" style:family="table-column">
      <style:table-column-properties fo:break-before="auto" style:column-width="1.199cm"/>
    </style:style>
    <style:style style:name="co32" style:family="table-column">
      <style:table-column-properties fo:break-before="auto" style:column-width="2cm"/>
    </style:style>
    <style:style style:name="co33" style:family="table-column">
      <style:table-column-properties fo:break-before="auto" style:column-width="1.704cm"/>
    </style:style>
    <style:style style:name="co34" style:family="table-column">
      <style:table-column-properties fo:break-before="auto" style:column-width="1.593cm"/>
    </style:style>
    <style:style style:name="co35" style:family="table-column">
      <style:table-column-properties fo:break-before="auto" style:column-width="2.101cm"/>
    </style:style>
    <style:style style:name="co36" style:family="table-column">
      <style:table-column-properties fo:break-before="auto" style:column-width="2.2cm"/>
    </style:style>
    <style:style style:name="co37" style:family="table-column">
      <style:table-column-properties fo:break-before="auto" style:column-width="1.6cm"/>
    </style:style>
    <style:style style:name="co38" style:family="table-column">
      <style:table-column-properties fo:break-before="auto" style:column-width="2.3cm"/>
    </style:style>
    <style:style style:name="co39" style:family="table-column">
      <style:table-column-properties fo:break-before="auto" style:column-width="2.762cm"/>
    </style:style>
    <style:style style:name="co40" style:family="table-column">
      <style:table-column-properties fo:break-before="auto" style:column-width="1.332cm"/>
    </style:style>
    <style:style style:name="co41" style:family="table-column">
      <style:table-column-properties fo:break-before="auto" style:column-width="2.245cm"/>
    </style:style>
    <style:style style:name="co42" style:family="table-column">
      <style:table-column-properties fo:break-before="auto" style:column-width="2.632cm"/>
    </style:style>
    <style:style style:name="co43" style:family="table-column">
      <style:table-column-properties fo:break-before="auto" style:column-width="2.418cm"/>
    </style:style>
    <style:style style:name="co44" style:family="table-column">
      <style:table-column-properties fo:break-before="auto" style:column-width="0.792cm"/>
    </style:style>
    <style:style style:name="co45" style:family="table-column">
      <style:table-column-properties fo:break-before="auto" style:column-width="2.499cm"/>
    </style:style>
    <style:style style:name="co46" style:family="table-column">
      <style:table-column-properties fo:break-before="auto" style:column-width="2.438cm"/>
    </style:style>
    <style:style style:name="co47" style:family="table-column">
      <style:table-column-properties fo:break-before="auto" style:column-width="2.267cm"/>
    </style:style>
    <style:style style:name="co48" style:family="table-column">
      <style:table-column-properties fo:break-before="auto" style:column-width="2.293cm"/>
    </style:style>
    <style:style style:name="co49" style:family="table-column">
      <style:table-column-properties fo:break-before="auto" style:column-width="2.12cm"/>
    </style:style>
    <style:style style:name="co50" style:family="table-column">
      <style:table-column-properties fo:break-before="auto" style:column-width="2.401cm"/>
    </style:style>
    <style:style style:name="co51" style:family="table-column">
      <style:table-column-properties fo:break-before="auto" style:column-width="2.522cm"/>
    </style:style>
    <style:style style:name="co52" style:family="table-column">
      <style:table-column-properties fo:break-before="auto" style:column-width="1.369cm"/>
    </style:style>
    <style:style style:name="co53" style:family="table-column">
      <style:table-column-properties fo:break-before="auto" style:column-width="0.9cm"/>
    </style:style>
    <style:style style:name="co54" style:family="table-column">
      <style:table-column-properties fo:break-before="auto" style:column-width="6.242cm"/>
    </style:style>
    <style:style style:name="co55" style:family="table-column">
      <style:table-column-properties fo:break-before="auto" style:column-width="1.231cm"/>
    </style:style>
    <style:style style:name="co56" style:family="table-column">
      <style:table-column-properties fo:break-before="auto" style:column-width="2.711cm"/>
    </style:style>
    <style:style style:name="co57"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1"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1"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1"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1" fo:font-size="11pt" style:font-size-complex="11pt"/>
    </style:style>
    <style:style style:name="ce50" style:family="table-cell" style:parent-style-name="Default">
      <style:table-cell-properties fo:background-color="#e6e6fa"/>
      <style:text-properties style:font-name="Linux Biolinum G1" fo:font-size="11pt" style:font-size-asian="11pt" style:font-size-complex="11pt"/>
    </style:style>
    <style:style style:name="ce18" style:family="table-cell" style:parent-style-name="Default">
      <style:table-cell-properties fo:background-color="#e6e6fa"/>
      <style:text-properties style:font-name="Linux Biolinum G1"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1"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22" style:family="table-cell" style:parent-style-name="DatoTexto">
      <style:table-cell-properties style:text-align-source="fix" style:repeat-content="false"/>
      <style:paragraph-properties fo:text-align="center" fo:margin-left="0cm"/>
      <style:text-properties style:font-size-asian="11pt" style:font-size-complex="11pt"/>
    </style:style>
    <style:style style:name="ce24" style:family="table-cell" style:parent-style-name="Default">
      <style:table-cell-properties fo:background-color="#e6e6fa"/>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1"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1" fo:font-size="11pt" fo:language="gl" fo:country="ES" style:font-size-asian="11pt" style:font-size-complex="11pt"/>
    </style:style>
    <style:style style:name="ce38" style:family="table-cell" style:parent-style-name="Default">
      <style:table-cell-properties fo:background-color="#e6e6fa" style:text-align-source="value-type" style:repeat-content="false"/>
      <style:text-properties style:font-name="Linux Biolinum G1" fo:font-size="11pt" style:font-size-asian="11pt" style:font-size-complex="11pt"/>
    </style:style>
    <style:style style:name="ce63" style:family="table-cell" style:parent-style-name="Default">
      <style:text-properties style:font-name="Linux Biolinum G1" fo:font-size="11pt" style:font-size-asian="11pt" style:font-size-complex="11pt"/>
    </style:style>
    <style:style style:name="ce967" style:family="table-cell" style:parent-style-name="Default">
      <style:table-cell-properties fo:background-color="transparent"/>
      <style:text-properties style:font-name="Linux Biolinum G1"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1" fo:font-size="11pt" style:font-size-complex="11pt"/>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1" fo:font-size="11pt" style:font-size-asian="11pt" style:font-size-complex="11pt"/>
    </style:style>
    <style:style style:name="ce48" style:family="table-cell" style:parent-style-name="Default">
      <style:table-cell-properties fo:background-color="#e6e6fa"/>
      <style:text-properties style:font-name="Linux Biolinum G1" fo:font-size="11pt" fo:font-style="italic" style:font-size-asian="11pt" style:font-style-asian="italic" style:font-size-complex="11pt" style:font-style-complex="italic"/>
    </style:style>
    <style:style style:name="ce51" style:family="table-cell" style:parent-style-name="Default">
      <style:table-cell-properties fo:background-color="#e6e6fa"/>
      <style:text-properties style:font-name="Linux Biolinum G1" fo:font-size="11pt" fo:font-style="italic" style:text-underline-style="none"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1" fo:font-size="11pt" fo:language="gl" fo:country="ES" style:font-size-asian="11pt" style:font-size-complex="11pt"/>
    </style:style>
    <style:style style:name="ce115" style:family="table-cell" style:parent-style-name="Default" style:data-style-name="N20037">
      <style:text-properties style:font-name="Linux Biolinum G1"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1" fo:font-size="11pt" fo:language="none" fo:country="none" style:font-size-asian="10pt" style:font-size-complex="10pt"/>
    </style:style>
    <style:style style:name="ce194" style:family="table-cell" style:parent-style-name="Default">
      <style:table-cell-properties fo:background-color="#fffacd"/>
      <style:text-properties style:font-name="Linux Biolinum G1"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a"/>
      <style:text-properties style:font-name="Linux Biolinum G1"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25" style:family="table-cell" style:parent-style-name="DatoTexto">
      <style:text-properties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1" fo:font-size="11pt" style:font-size-asian="11pt" style:font-size-complex="11pt"/>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1" fo:font-size="11pt" style:font-size-asian="11pt" style:font-size-complex="11pt"/>
    </style:style>
    <style:style style:name="ce143"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31" style:family="table-cell" style:parent-style-name="Default">
      <style:table-cell-properties fo:background-color="#e6e6fa"/>
      <style:text-properties style:font-name="Linux Biolinum G1" fo:font-size="11pt" fo:font-weight="normal" style:font-size-asian="11pt" style:font-weight-asian="normal" style:font-size-complex="11pt" style:font-weight-complex="normal"/>
    </style:style>
    <style:style style:name="ce108" style:family="table-cell" style:parent-style-name="Default">
      <style:table-cell-properties style:cell-protect="hidden-and-protected" style:print-content="true"/>
      <style:text-properties style:font-name="Linux Biolinum G1"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1"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1"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1"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16" style:family="table-cell" style:parent-style-name="Default">
      <style:table-cell-properties fo:background-color="#e6e6fa"/>
      <style:text-properties style:font-name="Linux Biolinum G1"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119" style:family="table-cell" style:parent-style-name="Default">
      <style:table-cell-properties fo:background-color="#e6e6fa" style:cell-protect="protected" style:print-content="true"/>
      <style:text-properties style:font-name="Linux Biolinum G1" fo:font-size="11pt" style:font-size-complex="11pt"/>
    </style:style>
    <style:style style:name="ce903" style:family="table-cell" style:parent-style-name="Default">
      <style:table-cell-properties fo:background-color="transparen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1" fo:font-size="11pt" style:font-size-asian="11pt" style:font-size-complex="11pt"/>
    </style:style>
    <style:style style:name="ce139" style:family="table-cell" style:parent-style-name="Default">
      <style:table-cell-properties fo:background-color="#e6e6fa"/>
      <style:text-properties style:font-name="Linux Biolinum G1"/>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1"/>
    </style:style>
    <style:style style:name="ce127" style:family="table-cell" style:parent-style-name="Default">
      <style:table-cell-properties fo:background-color="#e6e6fa" style:text-align-source="fix" style:repeat-content="false"/>
      <style:paragraph-properties fo:text-align="end" fo:margin-left="0cm"/>
    </style:style>
    <style:style style:name="ce132" style:family="table-cell" style:parent-style-name="Default">
      <style:table-cell-properties fo:background-color="#e6e6fa"/>
      <style:text-properties style:font-name="Tahoma" fo:font-size="11pt" style:font-size-asian="11pt" style:font-size-complex="11pt"/>
    </style:style>
    <style:style style:name="ce129" style:family="table-cell" style:parent-style-name="Default">
      <style:table-cell-properties fo:background-color="#e6e6fa"/>
      <style:text-properties style:font-name="Linux Biolinum G1" fo:language="gl" fo:country="ES" style:font-size-asian="10pt" style:font-size-complex="10pt"/>
    </style:style>
    <style:style style:name="ce130" style:family="table-cell" style:parent-style-name="Default">
      <style:table-cell-properties fo:background-color="#e6e6fa"/>
      <style:text-properties style:font-name="Linux Biolinum G1"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26" style:family="table-cell" style:parent-style-name="Default">
      <style:table-cell-properties fo:background-color="transparent"/>
      <style:text-properties style:font-name="Tahoma" fo:font-size="11pt" style:font-size-asian="11pt" style:font-size-complex="11pt"/>
    </style:style>
    <style:style style:name="ce134" style:family="table-cell" style:parent-style-name="DatoTexto">
      <style:table-cell-properties fo:background-color="#e6e6fa"/>
      <style:text-properties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36" style:family="table-cell" style:parent-style-name="Default">
      <style:table-cell-properties fo:background-color="#e6e6fa" style:cell-protect="hidden-and-protected" style:print-content="true"/>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1" fo:font-size="11pt" fo:language="gl" fo:country="ES" style:font-size-asian="11pt" style:font-size-complex="11pt"/>
    </style:style>
    <style:style style:name="ce187" style:family="table-cell" style:parent-style-name="Default">
      <style:table-cell-properties fo:background-color="#e6e6fa"/>
      <style:text-properties style:font-name="Linux Biolinum G1" fo:font-size="11pt" fo:font-weight="bold" style:font-size-complex="11pt" style:font-weight-complex="bold"/>
    </style:style>
    <style:style style:name="ce190" style:family="table-cell" style:parent-style-name="Default">
      <style:table-cell-properties fo:background-color="#e6e6fa"/>
      <style:text-properties style:font-name="Linux Biolinum G1"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1"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1" fo:font-size="11pt" fo:font-weight="bold" style:font-size-asian="11pt" style:font-weight-asian="bold" style:font-size-complex="11pt" style:font-weight-complex="bold"/>
    </style:style>
    <style:style style:name="ce196" style:family="table-cell" style:parent-style-name="Default">
      <style:table-cell-properties fo:background-color="#e6e6fa" style:cell-protect="hidden-and-protected" style:print-content="true"/>
      <style:text-properties style:font-name="Linux Biolinum G1" fo:font-size="11pt" fo:font-weight="normal" style:font-size-asian="11pt" style:font-weight-asian="normal" style:font-size-complex="11pt" style:font-weight-complex="normal"/>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1" fo:font-size="11pt" style:font-size-asian="11pt" style:font-size-complex="11pt"/>
    </style:style>
    <style:style style:name="ce18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199" style:family="table-cell" style:parent-style-name="Default">
      <style:table-cell-properties style:cell-protect="none" style:print-content="true"/>
      <style:text-properties style:font-name="Linux Biolinum G1" fo:font-size="11pt" style:font-size-asian="11pt" style:font-size-complex="11pt"/>
    </style:style>
    <style:style style:name="ce200"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1"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214"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1" fo:font-size="11pt" style:font-size-asian="11pt" style:font-size-complex="11pt"/>
    </style:style>
    <style:style style:name="ce230" style:family="table-cell" style:parent-style-name="Default">
      <style:table-cell-properties fo:background-color="#e0efd4"/>
      <style:text-properties style:font-name="Linux Biolinum G1" fo:font-size="11pt" style:font-size-asian="11pt" style:font-size-complex="11pt"/>
    </style:style>
    <style:style style:name="ce193" style:family="table-cell" style:parent-style-name="Default" style:data-style-name="N20061">
      <style:text-properties style:font-name="Linux Biolinum G1"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1"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153" style:family="table-cell" style:parent-style-name="Default" style:data-style-name="N20099">
      <style:text-properties style:font-name="Linux Biolinum G1" fo:font-size="11pt" style:font-size-asian="11pt" style:font-size-complex="11pt"/>
    </style:style>
    <style:style style:name="ce260"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261"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12" style:family="table-cell" style:parent-style-name="DatoEntrada" style:data-style-name="N20081">
      <style:table-cell-properties style:cell-protect="none" style:print-content="true"/>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1"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1"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1"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329" style:family="table-cell" style:parent-style-name="Default" style:data-style-name="N20099">
      <style:table-cell-properties fo:background-color="#e6e6ff"/>
      <style:text-properties style:font-name="Linux Biolinum G1"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1" fo:font-size="11pt" style:font-size-asian="11pt" style:font-size-complex="11pt"/>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86" style:family="table-cell" style:parent-style-name="Default">
      <style:table-cell-properties fo:border-bottom="0.74pt solid #000000" fo:background-color="#e0efd4" fo:border-left="none" fo:border-right="0.74pt solid #000000" fo:border-top="0.74pt solid #000000"/>
      <style:text-properties style:font-name="Linux Biolinum G1" fo:font-size="11pt" style:font-size-asian="11pt" style:font-size-complex="11pt"/>
    </style:style>
    <style:style style:name="ce287"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1" fo:font-size="11pt" style:font-size-asian="11pt" style:font-size-complex="11pt"/>
    </style:style>
    <style:style style:name="ce210" style:family="table-cell" style:parent-style-name="Default">
      <style:table-cell-properties fo:background-color="#e6e6ff"/>
      <style:text-properties fo:color="#ff0000" style:font-name="Linux Biolinum G1" fo:font-size="11pt" style:font-size-asian="11pt" style:font-size-complex="11pt"/>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285" style:family="table-cell" style:parent-style-name="DatoEntrada" style:data-style-name="N20011">
      <style:table-cell-properties style:cell-protect="none" style:print-content="true"/>
    </style:style>
    <style:style style:name="ce86" style:family="table-cell" style:parent-style-name="DatoEntrada">
      <style:table-cell-properties style:cell-protect="none" style:print-content="true"/>
      <style:text-properties style:font-name="Linux Biolinum G1" fo:font-size="11pt" style:font-size-complex="11pt"/>
    </style:style>
    <style:style style:name="ce32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fo:font-style="normal" style:font-size-asian="11pt" style:font-style-asian="normal" style:font-size-complex="11pt" style:font-style-complex="normal"/>
    </style:style>
    <style:style style:name="ce326"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47"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52" style:family="table-cell" style:parent-style-name="Default" style:data-style-name="N20000">
      <style:table-cell-properties fo:background-color="#e6e6ff"/>
      <style:text-properties style:font-name="Linux Biolinum G1"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1"/>
    </style:style>
    <style:style style:name="ce228"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2" fo:font-size="11pt" style:font-name-asian="Linux Biolinum G2" style:font-size-asian="11pt" style:font-name-complex="Linux Biolinum G2" style:font-size-complex="11pt"/>
    </style:style>
    <style:style style:name="ce248" style:family="table-cell" style:parent-style-name="Default" style:data-style-name="N20081">
      <style:table-cell-properties style:cell-protect="hidden-and-protected" style:print-content="true"/>
      <style:text-properties style:font-name="Linux Biolinum G1" fo:font-size="11pt" style:font-size-asian="11pt" style:font-size-complex="11pt"/>
    </style:style>
    <style:style style:name="ce250" style:family="table-cell" style:parent-style-name="Default" style:data-style-name="N20081">
      <style:table-cell-properties style:cell-protect="hidden-and-protected" style:print-content="true"/>
    </style:style>
    <style:style style:name="ce385"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402" style:family="table-cell" style:parent-style-name="Default" style:data-style-name="N20099">
      <style:table-cell-properties style:cell-protect="hidden-and-protected" style:print-content="true"/>
    </style:style>
    <style:style style:name="ce405" style:family="table-cell" style:parent-style-name="Default" style:data-style-name="N20135">
      <style:table-cell-properties style:cell-protect="hidden-and-protected" style:print-content="true"/>
      <style:text-properties style:font-name="Linux Biolinum G1"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179" style:family="table-cell" style:parent-style-name="Default">
      <style:table-cell-properties fo:background-color="#e0ffff" style:cell-protect="none" style:print-content="true"/>
    </style:style>
    <style:style style:name="ce25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1"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1" fo:font-size="11pt" style:font-size-asian="11pt" style:font-size-complex="11pt"/>
    </style:style>
    <style:style style:name="ce371" style:family="table-cell" style:parent-style-name="Default" style:data-style-name="N154">
      <style:table-cell-properties fo:background-color="#ffff00"/>
      <style:text-properties style:font-name="Linux Biolinum G1" fo:font-size="11pt" style:font-size-asian="11pt" style:font-size-complex="11pt"/>
    </style:style>
    <style:style style:name="ce383" style:family="table-cell" style:parent-style-name="Default">
      <style:table-cell-properties fo:background-color="#e6e6ff"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215" style:family="table-cell" style:parent-style-name="Default" style:data-style-name="N20000">
      <style:table-cell-properties fo:background-color="#e6e6ff"/>
      <style:text-properties style:font-name="Linux Biolinum G1" fo:font-size="11pt" style:font-size-asian="11pt" style:font-size-complex="11pt"/>
    </style:style>
    <style:style style:name="ce374" style:family="table-cell" style:parent-style-name="Default">
      <style:table-cell-properties fo:background-color="#fffacd"/>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1"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421"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443"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1"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361" style:family="table-cell" style:parent-style-name="Default" style:data-style-name="N154">
      <style:table-cell-properties fo:background-color="#ffff00" style:text-align-source="fix" style:repeat-content="false"/>
      <style:paragraph-properties fo:text-align="end" fo:margin-left="0cm"/>
      <style:text-properties style:font-name="Linux Biolinum G1"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1"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1" fo:font-size="11pt" style:font-size-asian="11pt" style:font-size-complex="11pt"/>
    </style:style>
    <style:style style:name="ce466" style:family="table-cell" style:parent-style-name="Desplegable">
      <style:table-cell-properties style:text-align-source="fix" style:repeat-content="false"/>
      <style:paragraph-properties fo:text-align="end" fo:margin-left="0cm"/>
      <style:text-properties style:font-name="Linux Biolinum G1"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1"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1"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1"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1"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1" fo:font-size="11pt" style:font-size-asian="11pt" style:font-size-complex="11pt"/>
    </style:style>
    <style:style style:name="ce482" style:family="table-cell" style:parent-style-name="Default" style:data-style-name="N20000">
      <style:table-cell-properties style:cell-protect="protected" style:print-content="true" fo:background-color="transparent"/>
      <style:text-properties style:font-name="Linux Biolinum G1"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1"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1"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1"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49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style:font-size-asian="11pt" style:font-size-complex="11pt"/>
    </style:style>
    <style:style style:name="ce378" style:family="table-cell" style:parent-style-name="Default">
      <style:table-cell-properties fo:background-color="#ffff00"/>
      <style:text-properties style:font-name="Linux Biolinum G1" fo:font-size="11pt" style:font-size-asian="11pt" style:font-size-complex="11pt"/>
    </style:style>
    <style:style style:name="ce437" style:family="table-cell" style:parent-style-name="Default" style:data-style-name="N154">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italic"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italic" style:font-weight-asian="normal" style:font-name-complex="Linux Biolinum G"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2" style:font-size-asian="11pt" style:language-asian="zxx" style:country-asian="none" style:font-name-complex="Linux Biolinum G2"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1"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1" fo:font-size="11pt" style:font-size-asian="11pt" style:font-size-complex="11pt"/>
    </style:style>
    <style:style style:name="ce55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name-asian="Linux Libertine G" style:font-size-asian="11pt" style:language-asian="zxx" style:country-asian="none" style:font-size-complex="11pt" fo:hyphenate="true"/>
    </style:style>
    <style:style style:name="ce560" style:family="table-cell" style:parent-style-name="Default" style:data-style-name="N20113">
      <style:table-cell-properties fo:background-color="#e0ffff" style:cell-protect="none" style:print-content="true"/>
      <style:text-properties style:font-name="Linux Biolinum G1"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Fotoelectr.F3"/>
    </style:style>
    <style:style style:name="ce401"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Fotoele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523" style:family="table-cell" style:parent-style-name="Default" style:data-style-name="N20099">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524" style:family="table-cell" style:parent-style-name="Default">
      <style:table-cell-properties fo:background-color="#e0efd4"/>
      <style:text-properties fo:color="#ff0000" style:font-name="Linux Biolinum G1"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2"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Fotoele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213" style:family="table-cell" style:parent-style-name="Default" style:data-style-name="N20000">
      <style:table-cell-properties fo:background-color="#e0efd4"/>
      <style:text-properties style:font-name="Linux Biolinum G1"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asian="11pt" style:font-size-complex="11pt"/>
      <style:map style:condition="cell-content()=&quot;↑ clic&quot;" style:apply-style-name="Aviso" style:base-cell-address="Fotoele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1"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1"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1"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1"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1"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1"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1"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style:font-size-asian="11pt" style:font-size-complex="11pt"/>
    </style:style>
    <style:style style:name="ce453"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1" fo:font-size="11pt" style:font-size-asian="11pt" style:font-size-complex="11pt"/>
    </style:style>
    <style:style style:name="ce561"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564"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D_Fotoel.F4"/>
    </style:style>
    <style:style style:name="ce565"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D_Fotoel.F4"/>
    </style:style>
    <style:style style:name="ce566" style:family="table-cell" style:parent-style-name="Default">
      <style:table-cell-properties fo:background-color="#23ff23" style:text-align-source="fix" style:repeat-content="false" style:vertical-align="middle"/>
      <style:paragraph-properties fo:text-align="center"/>
    </style:style>
    <style:style style:name="ce404" style:family="table-cell" style:parent-style-name="DatoEntrada">
      <style:table-cell-properties style:cell-protect="none" style:print-content="true"/>
      <style:text-properties style:font-name-asian="Linux Biolinum G" style:font-size-asian="11pt" style:language-asian="zxx" style:country-asian="none" style:font-name-complex="Linux Biolinum G" style:font-size-complex="11pt" style:language-complex="zxx" style:country-complex="none"/>
    </style:style>
    <style:style style:name="ce568"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2"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fo:background-color="#ff0000" loext:decorative="false"/>
    </style:style>
    <style:style style:name="gr4"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lr-tb"/>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lr-tb"/>
      <style:text-properties fo:hyphenate="false"/>
    </style:style>
    <style:style style:name="P7" style:family="paragraph">
      <style:paragraph-properties style:text-autospace="none" style:line-break="normal"/>
      <style:text-properties fo:hyphenate="false"/>
    </style:style>
    <style:style style:name="T1"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
    </style:style>
    <style:style style:name="T5" style:family="text">
      <style:text-properties fo:language="none" fo:country="none" style:font-size-asian="10pt" style:font-size-complex="10pt"/>
    </style:style>
    <style:style style:name="T6" style:family="text">
      <style:text-properties fo:font-style="italic" style:font-style-asian="italic" style:font-style-complex="italic"/>
    </style:style>
    <style:style style:name="T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language="gl" fo:country="ES"/>
    </style:style>
    <style:style style:name="T9" style:family="text">
      <style:text-properties style:font-name="Linux Biolinum G3"/>
    </style:style>
    <style:style style:name="T10" style:family="text">
      <style:text-properties style:font-name="Linux Biolinum G" style:font-name-asian="Linux Biolinum G" style:font-name-complex="Linux Biolinum G"/>
    </style:style>
    <style:style style:name="T11" style:family="text">
      <style:text-properties style:font-name="Wingdings" style:font-name-asian="Wingdings" style:font-name-complex="Wingdings"/>
    </style:style>
    <style:style style:name="T12"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4" style:family="text">
      <style:text-properties style:font-name="Linux Biolinum G2" style:font-name-asian="Linux Biolinum G2" style:font-name-complex="Linux Biolinum G2"/>
    </style:style>
    <style:style style:name="T15" style:family="text">
      <style:text-properties style:font-name="Linux Biolinum G2"/>
    </style:style>
    <style:style style:name="T16"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text-emphasize="none" style:font-relief="none" style:text-overline-style="none" style:text-overline-color="font-color"/>
    </style:style>
    <style:style style:name="T17"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19" style:family="text">
      <style:text-properties style:font-name="Linux Biolinum G"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20" style:family="text">
      <style:text-properties style:font-name="Linux Biolinum G"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size-asian="11pt" style:font-size-complex="11pt" style:font-weight-asian="normal" style:font-weight-complex="normal" style:text-emphasize="none" style:font-relief="none" style:text-overline-style="none" style:text-overline-color="font-color" fo:font-style="normal" style:font-style-asian="normal" style:font-style-complex="normal" fo:color="#000000" style:font-name-asian="Segoe UI1" style:font-name-complex="Segoe UI1"/>
    </style:style>
    <style:style style:name="T21" style:family="text">
      <style:text-properties fo:color="#000000"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Segoe UI1" style:font-name-complex="Segoe UI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6"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7"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9"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30" style:family="text">
      <style:text-properties style:font-name="Linux Biolinum G"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 style:font-name-complex="Linux Biolinum G"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31"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32" style:family="text">
      <style:text-properties fo:color="#000000"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4"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5" style:family="text">
      <style:text-properties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use-window-font-color="true" style:font-name="Linux Biolinum G" fo:font-size="11pt"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37" style:family="text">
      <style:text-properties style:use-window-font-color="true" style:font-name="Linux Biolinum G" fo:font-size="11pt"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38"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9"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40"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42"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44"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45"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6" style:family="text">
      <style:text-properties style:use-window-font-color="true"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47" style:family="text">
      <style:text-properties style:use-window-font-color="true"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48" style:family="text">
      <style:text-properties style:font-name="Linux Biolinum G" fo:font-size="11pt" fo:font-weight="normal" fo:font-style="normal" fo:language="gl" fo:country="ES" style:font-name-asian="Linux Biolinum G" style:font-name-complex="Linux Biolinum G" style:font-size-asian="11pt" style:font-size-complex="11pt" style:font-weight-asian="normal" style:font-weight-complex="normal" style:font-style-asian="normal" style:font-style-complex="normal"/>
    </style:style>
    <style:style style:name="T49"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asian="italic" style:font-style-complex="italic"/>
    </style:style>
    <style:style style:name="T50"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color="#ce181e" fo:font-style="italic" style:font-style-asian="italic" style:font-style-complex="italic"/>
    </style:style>
    <style:style style:name="T51"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52"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53"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complex="italic"/>
    </style:style>
    <style:style style:name="T54" style:family="text">
      <style:text-properties style:font-name="Linux Biolinum G"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 style:font-name-complex="Linux Biolinum G"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55"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8"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9" style:family="text">
      <style:text-properties fo:language="gl" fo:country="ES" style:font-name-asian="Linux Libertine G" style:font-name-complex="Linux Libertine G" style:font-size-asian="11pt" style:font-size-complex="11pt"/>
    </style:style>
    <style:style style:name="T60"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61" style:family="text">
      <style:text-properties fo:font-size="11pt" fo:language="gl" fo:country="ES" style:font-name-asian="Linux Libertine G" style:font-name-complex="Linux Libertine G" style:font-size-asian="11pt" style:font-size-complex="11pt"/>
    </style:style>
    <style:style style:name="T62"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63"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64" style:family="text">
      <style:text-properties fo:font-size="11pt" fo:letter-spacing="normal" style:font-size-asian="11pt" style:font-size-complex="11pt" style:font-style-asian="normal"/>
    </style:style>
    <style:style style:name="T65"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6" style:family="text">
      <style:text-properties fo:font-style="normal"/>
    </style:style>
    <style:style style:name="T67"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8"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9"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70"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71"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72"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1" fo:font-weight="normal" style:text-underline-style="none" style:text-underline-color="font-color" style:text-line-through-type="none" style:text-outline="false" fo:text-shadow="none" style:font-name-complex="Linux Biolinum G1" style:text-emphasize="none"/>
    </style:style>
    <style:style style:name="T73"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74"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75"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76"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style:style>
    <style:style style:name="T77"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78"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9"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 fo:font-style="normal" style:language-asian="zxx" style:country-asian="none" style:language-complex="zxx" style:country-complex="none" style:font-name-asian="Linux Biolinum G" style:font-name-complex="Linux Biolinum G" style:font-style-asian="normal" style:font-style-complex="normal"/>
    </style:style>
    <style:style style:name="T80"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 style:font-name-complex="Linux Biolinum G" style:font-style-asian="normal" style:font-style-complex="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Axuda.D28">
          <table:error-message table:message-type="stop" table:display="true"/>
        </table:content-validation>
        <table:content-validation table:name="val2" table:condition="of:cell-content-is-in-list([$Axuda.$AA$1:$Axuda.$AA$2])" table:allow-empty-cell="false" table:display-list="unsorted" table:base-cell-address="Indice.B22">
          <table:error-message table:message-type="stop" table:display="true"/>
        </table:content-validation>
        <table:content-validation table:name="val3" table:condition="of:cell-content-is-in-list([$Indice.$G$10:$Indice.$G$16])" table:allow-empty-cell="true" table:display-list="unsorted" table:base-cell-address="Satelites.B16">
          <table:error-message table:message-type="stop" table:display="true"/>
        </table:content-validation>
        <table:content-validation table:name="val4" table:condition="of:cell-content-is-in-list([$Satelites.$AE$4:$Satelites.$AE$7])" table:allow-empty-cell="true" table:display-list="unsorted" table:base-cell-address="D_Satelites.F3">
          <table:error-message table:message-type="stop" table:display="true"/>
        </table:content-validation>
        <table:content-validation table:name="val5" table:condition="of:cell-content-is-in-list([$Satelites.$AG$4:$Satelites.$AG$8])" table:allow-empty-cell="true" table:display-list="unsorted" table:base-cell-address="D_Satelites.M3">
          <table:error-message table:message-type="stop" table:display="true"/>
        </table:content-validation>
        <table:content-validation table:name="val6" table:condition="of:cell-content-is-in-list([$Satelites.$AF$4:$Satelites.$AF$5])" table:allow-empty-cell="true" table:display-list="unsorted" table:base-cell-address="D_Satelites.H3">
          <table:error-message table:message-type="stop" table:display="true"/>
        </table:content-validation>
        <table:content-validation table:name="val7" table:condition="of:cell-content-is-in-list([$Satelites.$AH$4:$Satelites.$AH$8])" table:allow-empty-cell="true" table:display-list="unsorted" table:base-cell-address="D_Satelites.M4">
          <table:error-message table:message-type="stop" table:display="true"/>
        </table:content-validation>
        <table:content-validation table:name="val8" table:condition="of:cell-content-is-in-list([$Satelites.$AJ$2:$Satelites.$AJ$3])" table:allow-empty-cell="true" table:display-list="unsorted" table:base-cell-address="D_Satelites.I6">
          <table:error-message table:message-type="stop" table:display="true"/>
        </table:content-validation>
        <table:content-validation table:name="val9" table:condition="of:cell-content-is-whole-number() and cell-content-is-between(1,6)" table:allow-empty-cell="true" table:base-cell-address="Refraccion.Z2">
          <table:error-message table:message-type="stop" table:title="No se admite" table:display="true">
            <text:p>Entre 1 e <text:s text:c="2"/>6</text:p>
          </table:error-message>
        </table:content-validation>
        <table:content-validation table:name="val10" table:condition="of:cell-content-is-in-list([$Satelites.$AK$18:$Satelites.$AL$18])" table:allow-empty-cell="true" table:display-list="unsorted" table:base-cell-address="D_Satelites.M2">
          <table:error-message table:message-type="stop" table:display="true"/>
        </table:content-validation>
        <table:content-validation table:name="val11" table:condition="of:cell-content-is-in-list([$Satelites.$AJ$9:$Satelites.$AJ$10])" table:allow-empty-cell="true" table:display-list="unsorted" table:base-cell-address="D_Satelites.N3">
          <table:error-message table:message-type="stop" table:display="true"/>
        </table:content-validation>
        <table:content-validation table:name="val12" table:condition="of:cell-content-is-in-list([$Refraccion.$AE$5:$Refraccion.$AE$6])" table:allow-empty-cell="true" table:display-list="unsorted" table:base-cell-address="D_Refrac.G4">
          <table:error-message table:message-type="stop" table:display="true"/>
        </table:content-validation>
        <table:content-validation table:name="val13" table:condition="of:cell-content-is-in-list([$Refraccion.$G$3:$Refraccion.$H$3])" table:allow-empty-cell="true" table:display-list="unsorted" table:base-cell-address="Refraccion.G10">
          <table:error-message table:message-type="stop" table:display="true"/>
        </table:content-validation>
        <table:content-validation table:name="val14" table:condition="of:cell-content-is-in-list([$Refraccion.$AH$18:$Refraccion.$AI$18])" table:allow-empty-cell="true" table:display-list="unsorted" table:base-cell-address="D_Refrac.M2">
          <table:error-message table:message-type="stop" table:display="true"/>
        </table:content-validation>
        <table:content-validation table:name="val15" table:condition="of:cell-content-is-in-list($#¡REF!.$AA$2:$#¡REF!.$AA$3)" table:allow-empty-cell="false" table:display-list="unsorted" table:base-cell-address="Indice.F2">
          <table:error-message table:message-type="stop" table:display="true"/>
        </table:content-validation>
        <table:content-validation table:name="val16" table:condition="of:cell-content-is-in-list($#¡REF!.$AH$1:$#¡REF!.$AH$2)" table:allow-empty-cell="true" table:display-list="unsorted" table:base-cell-address="Axuda.F6">
          <table:error-message table:message-type="stop" table:display="true"/>
        </table:content-validation>
        <table:content-validation table:name="val17" table:condition="of:cell-content-is-in-list($#¡REF!.$AL$7:$#¡REF!.$AL$8)" table:allow-empty-cell="true" table:display-list="unsorted" table:base-cell-address="Axuda.F8">
          <table:error-message table:message-type="stop" table:display="true"/>
        </table:content-validation>
        <table:content-validation table:name="val18" table:condition="of:cell-content-is-decimal-number() and cell-content()&lt;0" table:allow-empty-cell="true" table:base-cell-address="Axuda.G7">
          <table:error-message table:message-type="stop" table:display="true">
            <text:p>Ten que ser negativa</text:p>
          </table:error-message>
        </table:content-validation>
        <table:content-validation table:name="val19" table:condition="of:cell-content-is-decimal-number() and cell-content()&gt;0" table:allow-empty-cell="true" table:base-cell-address="Axuda.G9">
          <table:error-message table:message-type="stop" table:display="true">
            <text:p>Ten que ser positiva</text:p>
          </table:error-message>
        </table:content-validation>
        <table:content-validation table:name="val20"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1" table:condition="of:cell-content-is-in-list($#¡REF!.$AF$1:$#¡REF!.$AF$2)" table:allow-empty-cell="false" table:display-list="unsorted" table:base-cell-address="Axuda.I6">
          <table:error-message table:message-type="stop" table:display="true"/>
        </table:content-validation>
        <table:content-validation table:name="val22" table:condition="of:cell-content-is-in-list($#¡REF!.$AA$5:$#¡REF!.$AA$8)" table:allow-empty-cell="false" table:display-list="unsorted" table:base-cell-address="Axuda.I3">
          <table:error-message table:message-type="stop" table:display="true"/>
        </table:content-validation>
        <table:content-validation table:name="val23" table:condition="of:cell-content-is-in-list([$Lentes.$AE$5:$Lentes.$AE$7])" table:allow-empty-cell="true" table:display-list="unsorted" table:base-cell-address="D_Lentes.I5">
          <table:error-message table:message-type="stop" table:display="true"/>
        </table:content-validation>
        <table:content-validation table:name="val24" table:condition="of:cell-content-is-in-list([$Lentes.$AF$5:$Lentes.$AF$7])" table:allow-empty-cell="true" table:display-list="unsorted" table:base-cell-address="D_Lentes.M3">
          <table:error-message table:message-type="stop" table:display="true"/>
        </table:content-validation>
        <table:content-validation table:name="val25" table:condition="of:cell-content-is-in-list([$Fotoelectr.$AD$4:$Fotoelectr.$AD$6])" table:allow-empty-cell="true" table:display-list="unsorted" table:base-cell-address="Fotoelectr.G3">
          <table:error-message table:message-type="stop" table:display="true"/>
        </table:content-validation>
        <table:content-validation table:name="val26" table:condition="of:cell-content-is-in-list([$Fotoelectr.$AF$4:$Fotoelectr.$AF$6])" table:allow-empty-cell="true" table:display-list="unsorted" table:base-cell-address="Fotoelectr.G4">
          <table:error-message table:message-type="stop" table:display="true"/>
        </table:content-validation>
        <table:content-validation table:name="val27" table:condition="of:cell-content-is-in-list([$Fotoelectr.$AE$4:$Fotoelectr.$AE$6])" table:allow-empty-cell="true" table:display-list="unsorted" table:base-cell-address="Fotoelectr.H3">
          <table:error-message table:message-type="stop" table:display="true"/>
        </table:content-validation>
        <table:content-validation table:name="val28" table:condition="of:cell-content-is-in-list([$Fotoelectr.$AG$4:$Fotoelectr.$AG$6])" table:allow-empty-cell="true" table:display-list="unsorted" table:base-cell-address="Fotoelectr.H4">
          <table:error-message table:message-type="stop" table:display="true"/>
        </table:content-validation>
        <table:content-validation table:name="val29" table:condition="of:cell-content-is-in-list([$Fotoelectr.$AB$11:$Fotoelectr.$AB$12])" table:allow-empty-cell="true" table:display-list="unsorted" table:base-cell-address="Fotoelectr.J15">
          <table:error-message table:message-type="stop" table:display="true"/>
        </table:content-validation>
        <table:content-validation table:name="val30" table:condition="of:cell-content-is-in-list([$Fotoelectr.$AF$28:.$AF$29])" table:allow-empty-cell="false" table:display-list="unsorted" table:base-cell-address="Fotoelectr.L2">
          <table:error-message table:message-type="stop" table:display="true"/>
        </table:content-validation>
        <table:content-validation table:name="val31" table:condition="of:cell-content-is-in-list([$Fotoelectr.$AB$27:.$AB$28])" table:allow-empty-cell="false" table:display-list="unsorted" table:base-cell-address="Fotoelectr.M3">
          <table:error-message table:message-type="stop" table:display="true"/>
        </table:content-validation>
        <table:content-validation table:name="val32" table:condition="of:cell-content-is-in-list([$Fotoelectr.$AE$28:.$AE$29])" table:allow-empty-cell="false" table:display-list="unsorted" table:base-cell-address="Fotoelectr.O2">
          <table:error-message table:message-type="stop" table:display="true"/>
        </table:content-validation>
        <table:content-validation table:name="val33" table:condition="of:cell-content-is-in-list(#REF!)" table:allow-empty-cell="true" table:display-list="unsorted" table:base-cell-address="D_Lentes.G3">
          <table:error-message table:message-type="stop" table:display="true"/>
        </table:content-validation>
        <table:content-validation table:name="val34" table:condition="of:cell-content-is-in-list(#REF!)" table:allow-empty-cell="true" table:display-list="unsorted" table:base-cell-address="D_Lentes.G4">
          <table:error-message table:message-type="stop" table:display="true"/>
        </table:content-validation>
        <table:content-validation table:name="val35" table:condition="of:cell-content-is-in-list(#REF!)" table:allow-empty-cell="true" table:display-list="unsorted" table:base-cell-address="D_Lentes.H3">
          <table:error-message table:message-type="stop" table:display="true"/>
        </table:content-validation>
        <table:content-validation table:name="val36" table:condition="of:cell-content-is-in-list(#REF!)" table:allow-empty-cell="true" table:display-list="unsorted" table:base-cell-address="D_Lentes.H4">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4" table:default-cell-style-name="ce63"/>
        <table:table-column table:style-name="co8" table:default-cell-style-name="ce63"/>
        <table:table-column table:style-name="co4" table:number-columns-repeated="7" table:default-cell-style-name="ce63"/>
        <table:table-column table:style-name="co9"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A$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Indice" xlink:type="simple">Índice</text:a></text:p>
          </table:table-cell>
          <table:table-cell table:style-name="ce50"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6" office:value-type="string" calcext:value-type="string">
            <text:p>Este documento contén macros asociadas a unha serie de</text:p>
          </table:table-cell>
          <table:table-cell table:style-name="ce50" table:number-columns-repeated="2"/>
          <table:table-cell table:style-name="ce49" office:value-type="string" calcext:value-type="string">
            <text:p><text:span text:style-name="T8"><text:a xlink:href="#DescrFunc" xlink:type="simple">funcións</text:a></text:span><text:span text:style-name="T8">.</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 office:value-type="string" calcext:value-type="string">
            <text:p>Se unha folla está chea de erros, faga clic no menú</text:p>
          </table:table-cell>
          <table:table-cell table:style-name="ce50" table:number-columns-repeated="3"/>
          <table:table-cell table:style-name="ce69"/>
          <table:table-cell table:style-name="ce50" table:number-columns-repeated="12"/>
          <table:table-cell table:number-columns-repeated="9"/>
          <table:table-cell office:value-type="string" calcext:value-type="string">
            <text:p>Opción 4</text:p>
          </table:table-cell>
          <table:table-cell table:number-columns-repeated="37"/>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office:value-type="string" calcext:value-type="string">
            <text:p>Opción 5</text:p>
          </table:table-cell>
          <table:table-cell table:number-columns-repeated="37"/>
        </table:table-row>
        <table:table-row table:style-name="ro1">
          <table:table-cell table:style-name="ce8" office:value-type="string" calcext:value-type="string">
            <text:p>Faga clic no botón</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office:value-type="string" calcext:value-type="string">
            <text:p>INTRODUCIÓN</text:p>
          </table:table-cell>
          <table:table-cell table:number-columns-repeated="37"/>
        </table:table-row>
        <table:table-row table:style-name="ro1">
          <table:table-cell table:style-name="ce8" office:value-type="string" calcext:value-type="string">
            <text:p>e poña a seguranza en «Media».</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Peche o documento e volva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descargouna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e nunca unha cela de Menú (cor salmón)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ga clic na pestana I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e a tecla Ctrl mentres fai clic na ligazón</text:p>
          </table:table-cell>
          <table:table-cell table:style-name="ce50" table:number-columns-repeated="2"/>
          <table:table-cell table:style-name="ce49" office:value-type="string" calcext:value-type="string">
            <text:p><text:a xlink:href="#I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ga Ctrl clic no tema do problema qu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e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a algunha das opcións nas celas de cor salmón</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ga clic na pestana Axuda da parte inferior</text:p>
          </table:table-cell>
          <table:table-cell table:style-name="ce50" table:number-columns-repeated="16"/>
          <table:table-cell table:number-columns-repeated="47"/>
        </table:table-row>
        <table:table-row table:style-name="ro1">
          <table:table-cell table:style-name="ce22" office:value-type="string" calcext:value-type="string">
            <text:p>Introd</text:p>
          </table:table-cell>
          <table:table-cell table:style-name="ce22" office:value-type="string" calcext:value-type="string">
            <text:p><text:s/>Axuda</text:p>
          </table:table-cell>
          <table:table-cell table:style-name="ce22" office:value-type="string" calcext:value-type="string">
            <text:p>Indice</text:p>
          </table:table-cell>
          <table:table-cell table:style-name="ce22" office:value-type="string" calcext:value-type="string">
            <text:p>Satelites</text:p>
          </table:table-cell>
          <table:table-cell table:style-name="ce22" office:value-type="string" calcext:value-type="string">
            <text:p>D_Satelites</text:p>
          </table:table-cell>
          <table:table-cell table:style-name="ce22" office:value-type="string" calcext:value-type="string">
            <text:p>Campos</text:p>
          </table:table-cell>
          <table:table-cell table:style-name="ce50" table:number-columns-repeated="11"/>
          <table:table-cell table:number-columns-repeated="47"/>
        </table:table-row>
        <table:table-row table:style-name="ro1">
          <table:table-cell table:style-name="ce8" office:value-type="string" calcext:value-type="string">
            <text:p>ou pulse a tecla Ctrl mentres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5"><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ara o problema actual. Despregue os menús en cor salmón e elixa un dos ítem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4"/>
          <table:table-cell table:style-name="ce50" office:value-type="string" calcext:value-type="string">
            <text:p>Exemplos</text:p>
          </table:table-cell>
          <table:table-cell table:style-name="ce50" table:number-columns-repeated="7"/>
          <table:table-cell table:style-name="ce38"/>
          <table:table-cell table:style-name="ce50" table:number-columns-repeated="3"/>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4" office:value-type="string" calcext:value-type="string">
            <text:p>ASubMult(número; cifras)</text:p>
          </table:table-cell>
          <table:table-cell table:style-name="ce50"/>
          <table:table-cell table:style-name="ce50" office:value-type="string" calcext:value-type="string">
            <text:p>Da un texto numérico entre 1 e 999 e un prefixo do S.I.</text:p>
          </table:table-cell>
          <table:table-cell table:style-name="ce50" table:number-columns-repeated="2"/>
          <table:table-cell table:style-name="DatoEntrada" office:value-type="string" calcext:value-type="string">
            <text:p>7,8241·10⁷</text:p>
          </table:table-cell>
          <table:table-cell table:style-name="ce50" table:number-columns-repeated="2"/>
          <table:table-cell table:style-name="ce26" table:formula="of:=ASUBMULT([.F46])" office:value-type="string" office:string-value="78,2 M" calcext:value-type="string">
            <text:p>78,2 M</text:p>
          </table:table-cell>
          <table:table-cell table:style-name="ce38" table:formula="of:=FORMULA([.I46])" office:value-type="string" office:string-value="=ASUBMULT(F46)" calcext:value-type="string">
            <text:p>=ASUBMULT(F46)</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4"/>
          <table:table-cell table:style-name="ce26" office:value-type="string" calcext:value-type="string">
            <text:p>xa que p. ex.: </text:p>
          </table:table-cell>
          <table:table-cell table:style-name="ce50" table:formula="of:=[.F46]&amp;&quot; J =&quot;" office:value-type="string" office:string-value="7,8241·10⁷ J =" calcext:value-type="string">
            <text:p>7,8241·10⁷ J =</text:p>
          </table:table-cell>
          <table:table-cell table:style-name="ce50" table:number-columns-repeated="2"/>
          <table:table-cell table:style-name="ce73" table:formula="of:=[.I46]&amp;&quot;J&quot;" office:value-type="string" office:string-value="78,2 MJ" calcext:value-type="string">
            <text:p>78,2 MJ</text:p>
          </table:table-cell>
          <table:table-cell table:style-name="ce38"/>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2"/>
          <table:table-cell table:style-name="ce50" office:value-type="string" calcext:value-type="string">
            <text:p>Se número &lt; 10⁻²⁴ <text:s/>ou número &gt; 10²⁷, non cambia</text:p>
          </table:table-cell>
          <table:table-cell table:style-name="ce50" table:number-columns-repeated="2"/>
          <table:table-cell table:style-name="DatoEntrada" office:value-type="string" calcext:value-type="string">
            <text:p>6,6260·10⁻³⁴</text:p>
          </table:table-cell>
          <table:table-cell table:style-name="ce50" table:number-columns-repeated="2"/>
          <table:table-cell table:style-name="ce26" table:formula="of:=ASUBMULT([.F48])" office:value-type="string" office:string-value="6,63·10⁻³⁴" calcext:value-type="string">
            <text:p>6,63·10⁻³⁴</text:p>
          </table:table-cell>
          <table:table-cell table:style-name="ce38" table:formula="of:=FORMULA([.I48])" office:value-type="string" office:string-value="=ASUBMULT(F48)" calcext:value-type="string">
            <text:p>=ASUBMULT(F48)</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N.º de cifras significativas (por defecto 3)</text:p>
          </table:table-cell>
          <table:table-cell table:style-name="ce50" table:number-columns-repeated="2"/>
          <table:table-cell table:style-name="DatoEntrada" office:value-type="string" calcext:value-type="string">
            <text:p>6,02×10²⁷</text:p>
          </table:table-cell>
          <table:table-cell table:style-name="DatoEntrada" office:value-type="float" office:value="4" calcext:value-type="float">
            <text:p>4</text:p>
          </table:table-cell>
          <table:table-cell table:style-name="ce50"/>
          <table:table-cell table:style-name="ce26" table:formula="of:=ASUBMULT([.F49];[.G49])" office:value-type="string" office:string-value="6,020·10²⁷" calcext:value-type="string">
            <text:p>6,020·10²⁷</text:p>
          </table:table-cell>
          <table:table-cell table:style-name="ce38" table:formula="of:=FORMULA([.I49])" office:value-type="string" office:string-value="=ASUBMULT(F49;G49)" calcext:value-type="string">
            <text:p>=ASUBMULT(F49;G49)</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6"/>
          <table:table-cell table:style-name="ce26" office:value-type="string" calcext:value-type="string">
            <text:p>Prefixos (10³)<text:span text:style-name="T4">ⁿ</text:span>:</text:p>
          </table:table-cell>
          <table:table-cell table:style-name="ce50" office:value-type="string" calcext:value-type="string">
            <text:p>y, z, a, f, p, n, µ, m, k, M, G, T, P, E, Z, Y</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table-cell table:style-name="ce26" table:formula="of:=ASUBMULT([.F50];[.G50])" office:value-type="string" office:string-value="25,9 µ" calcext:value-type="string">
            <text:p>25,9 µ</text:p>
          </table:table-cell>
          <table:table-cell table:style-name="ce38" table:formula="of:=FORMULA([.I50])" office:value-type="string" office:string-value="=ASUBMULT(F50;G50)" calcext:value-type="string">
            <text:p>=ASUBMULT(F50;G50)</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5"/>
          <table:table-cell table:style-name="ce50" office:value-type="string" calcext:value-type="string">
            <text:p>textoNum</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2"/>
          <table:table-cell table:style-name="ce56" table:formula="of:=AVALOR([.F52])" office:value-type="float" office:value="0.002" calcext:value-type="float">
            <text:p>0,002</text:p>
          </table:table-cell>
          <table:table-cell table:style-name="ce38" table:formula="of:=FORMULA([.I52])" office:value-type="string" office:string-value="=AVALOR(F52)" calcext:value-type="string">
            <text:p>=AVALOR(F52)</text:p>
          </table:table-cell>
          <table:table-cell table:style-name="ce50" table:number-columns-repeated="7"/>
          <table:table-cell table:number-columns-repeated="47"/>
        </table:table-row>
        <table:table-row table:style-name="ro1">
          <table:table-cell table:style-name="ce50" table:number-columns-repeated="2"/>
          <table:table-cell table:style-name="ce53" office:value-type="string" calcext:value-type="string">
            <text:p>ou dunha expresión contendo π, números e o signo «/»</text:p>
          </table:table-cell>
          <table:table-cell table:style-name="ce50" table:number-columns-repeated="2"/>
          <table:table-cell table:style-name="DatoEntrada" office:value-type="string" calcext:value-type="string">
            <text:p>2 π / 3</text:p>
          </table:table-cell>
          <table:table-cell table:style-name="ce50" table:number-columns-repeated="2"/>
          <table:table-cell table:style-name="ce56" table:formula="of:=AVALOR([.F53])" office:value-type="float" office:value="2.0943951023932" calcext:value-type="float">
            <text:p>2,0943951023932</text:p>
          </table:table-cell>
          <table:table-cell table:style-name="ce38" table:formula="of:=FORMULA([.I53])" office:value-type="string" office:string-value="=AVALOR(F53)" calcext:value-type="string">
            <text:p>=AVALOR(F53)</text:p>
          </table:table-cell>
          <table:table-cell table:style-name="ce50" table:number-columns-repeated="7"/>
          <table:table-cell table:number-columns-repeated="47"/>
        </table:table-row>
        <table:table-row table:style-name="ro1">
          <table:table-cell table:style-name="ce50"/>
          <table:table-cell table:style-name="ce48" office:value-type="string" calcext:value-type="string">
            <text:p>textoNum</text:p>
          </table:table-cell>
          <table:table-cell table:style-name="ce53" office:value-type="string" calcext:value-type="string">
            <text:p>Número en formato de texto</text:p>
          </table:table-cell>
          <table:table-cell table:style-name="ce50" table:number-columns-repeated="2"/>
          <table:table-cell table:style-name="DatoEntrada" office:value-type="string" calcext:value-type="string">
            <text:p>2 · π / 3</text:p>
          </table:table-cell>
          <table:table-cell table:style-name="ce50" office:value-type="string" calcext:value-type="string">
            <text:p>NON</text:p>
          </table:table-cell>
          <table:table-cell table:style-name="ce50"/>
          <table:table-cell table:style-name="ce56" table:formula="of:=AVALOR([.F54])" office:value-type="float" office:value="0" calcext:value-type="float">
            <text:p>0</text:p>
          </table:table-cell>
          <table:table-cell table:style-name="ce38" table:formula="of:=FORMULA([.I54])" office:value-type="string" office:string-value="=AVALOR(F54)" calcext:value-type="string">
            <text:p>=AVALOR(F54)</text:p>
          </table:table-cell>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AValor(NumForma(número; cifras))</text:p>
          </table:table-cell>
          <table:table-cell table:style-name="ce50"/>
          <table:table-cell table:style-name="ce53" office:value-type="string" calcext:value-type="string">
            <text:p>Da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table-cell table:style-name="ce38" table:formula="of:=AVALOR(NUMFORMA([.F56];[.G56]))" office:value-type="float" office:value="1235000000" calcext:value-type="float">
            <text:p>1235000000</text:p>
          </table:table-cell>
          <table:table-cell table:style-name="ce38" table:formula="of:=FORMULA([.I56])" office:value-type="string" office:string-value="=AVALOR(NUMFORMA(F56;G56))" calcext:value-type="string">
            <text:p>=AVALOR(NUMFORMA(F56;G56))</text:p>
          </table:table-cell>
          <table:table-cell table:style-name="ce50" table:number-columns-repeated="7"/>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table-cell table:style-name="ce38" table:formula="of:=AVALOR(NUMFORMA([.F57];[.G57]))" office:value-type="float" office:value="0.082" calcext:value-type="float">
            <text:p>0,082</text:p>
          </table:table-cell>
          <table:table-cell table:style-name="ce38" table:formula="of:=FORMULA([.I57])" office:value-type="string" office:string-value="=AVALOR(NUMFORMA(F57;G57))" calcext:value-type="string">
            <text:p>=AVALOR(NUMFORMA(F57;G57))</text:p>
          </table:table-cell>
          <table:table-cell table:style-name="ce50" table:number-columns-repeated="7"/>
          <table:table-cell table:number-columns-repeated="47"/>
        </table:table-row>
        <table:table-row table:style-name="ro1">
          <table:table-cell table:style-name="ce50"/>
          <table:table-cell table:style-name="ce48" office:value-type="string" calcext:value-type="string">
            <text:p>número</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2"/>
          <table:table-cell table:style-name="ce38" table:formula="of:=AVALOR(NUMFORMA([.F58]))" office:value-type="float" office:value="300000000" calcext:value-type="float">
            <text:p>300000000</text:p>
          </table:table-cell>
          <table:table-cell table:style-name="ce38" table:formula="of:=FORMULA([.I58])" office:value-type="string" office:string-value="=AVALOR(NUMFORMA(F58))" calcext:value-type="string">
            <text:p>=AVALOR(NUMFORMA(F58))</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table-cell table:style-name="ce38" table:formula="of:=AVALOR(NUMFORMA([.F59];[.G59]))" office:value-type="float" office:value="3.14159" calcext:value-type="float">
            <text:p>3,14159</text:p>
          </table:table-cell>
          <table:table-cell table:style-name="ce38" table:formula="of:=FORMULA([.I59])" office:value-type="string" office:string-value="=AVALOR(NUMFORMA(F59;G59))" calcext:value-type="string">
            <text:p>=AVALOR(NUMFORMA(F59;G59))</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50" office:value-type="string" calcext:value-type="string">
            <text:p>número</text:p>
          </table:table-cell>
          <table:table-cell table:style-name="ce50" office:value-type="string" calcext:value-type="string">
            <text:p>n</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4" office:value-type="string" calcext:value-type="string">
            <text:p>ComoPi(número;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2"/>
          <table:table-cell table:style-name="ce38" table:formula="of:=COMOPI([.F61])" office:value-type="string" office:string-value="π" calcext:value-type="string">
            <text:p>π</text:p>
          </table:table-cell>
          <table:table-cell table:style-name="ce38" table:formula="of:=FORMULA([.I61])" office:value-type="string" office:string-value="=COMOPI(F61)" calcext:value-type="string">
            <text:p>=COMOPI(F61)</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número</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5*[.I53]" office:value-type="float" office:value="10.471975511966" calcext:value-type="float">
            <text:p>10,471975511966</text:p>
          </table:table-cell>
          <table:table-cell table:style-name="ce50" table:number-columns-repeated="2"/>
          <table:table-cell table:style-name="ce38" table:formula="of:=COMOPI([.F62])" office:value-type="string" office:string-value="10 π/3" calcext:value-type="string">
            <text:p>10 π/3</text:p>
          </table:table-cell>
          <table:table-cell table:style-name="ce38" table:formula="of:=FORMULA([.I62])" office:value-type="string" office:string-value="=COMOPI(F62)" calcext:value-type="string">
            <text:p>=COMOPI(F62)</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2]" office:value-type="float" office:value="10.471975511966" calcext:value-type="float">
            <text:p>10,471975511966</text:p>
          </table:table-cell>
          <table:table-cell table:style-name="DatoEntrada" office:value-type="float" office:value="2" calcext:value-type="float">
            <text:p>2</text:p>
          </table:table-cell>
          <table:table-cell table:style-name="ce50"/>
          <table:table-cell table:style-name="ce38" table:formula="of:=COMOPI([.F63];[.G63])" office:value-type="string" office:string-value="5/3" calcext:value-type="string">
            <text:p>5/3</text:p>
          </table:table-cell>
          <table:table-cell table:style-name="ce38" table:formula="of:=FORMULA([.I63])" office:value-type="string" office:string-value="=COMOPI(F63;G63)" calcext:value-type="string">
            <text:p>=COMOPI(F63;G63)</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6">número</text:span> e <text:span text:style-name="T6">n</text:span> π. Da:</text:p>
          </table:table-cell>
          <table:table-cell table:style-name="ce50" office:value-type="string" calcext:value-type="string">
            <text:p><text:span text:style-name="T6">número</text:span> / (<text:span text:style-name="T6">n</text:span> π)</text:p>
          </table:table-cell>
          <table:table-cell table:style-name="ce50"/>
          <table:table-cell table:style-name="ce50" table:formula="of:=[.F63]" office:value-type="float" office:value="10.471975511966" calcext:value-type="float">
            <text:p>10,471975511966</text:p>
          </table:table-cell>
          <table:table-cell table:style-name="ce50" office:value-type="string" calcext:value-type="string">
            <text:p>=</text:p>
          </table:table-cell>
          <table:table-cell table:style-name="ce50" table:formula="of:=[.G63]&amp;&quot;π ·&quot;" office:value-type="string" office:string-value="2π ·" calcext:value-type="string">
            <text:p>2π ·</text:p>
          </table:table-cell>
          <table:table-cell table:style-name="ce73" table:formula="of:=[.I63]" office:value-type="string" office:string-value="5/3" calcext:value-type="string">
            <text:p>5/3</text:p>
          </table:table-cell>
          <table:table-cell table:style-name="ce131"/>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50" office:value-type="string" calcext:value-type="string">
            <text:p>número</text:p>
          </table:table-cell>
          <table:table-cell table:style-name="ce50" office:value-type="string" calcext:value-type="string">
            <text:p>n</text:p>
          </table:table-cell>
          <table:table-cell table:style-name="ce50" office:value-type="string" calcext:value-type="string">
            <text:p>cifras</text:p>
          </table:table-cell>
          <table:table-cell table:style-name="ce73"/>
          <table:table-cell table:style-name="ce131"/>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38" table:formula="of:=COMOPI([.F66];[.G66];[.H66])" office:value-type="string" office:string-value="7,9577 π" calcext:value-type="string">
            <text:p>7,9577 π</text:p>
          </table:table-cell>
          <table:table-cell table:style-name="ce38" table:formula="of:=FORMULA([.I66])" office:value-type="string" office:string-value="=COMOPI(F66;G66;H66)" calcext:value-type="string">
            <text:p>=COMOPI(F66;G66;H66)</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table:table-cell table:style-name="ce50" table:number-columns-repeated="3"/>
          <table:table-cell table:style-name="ce50" office:value-type="string" calcext:value-type="string">
            <text:p>textoNum</text:p>
          </table:table-cell>
          <table:table-cell table:style-name="ce50"/>
          <table:table-cell table:style-name="ce50" office:value-type="string" calcext:value-type="string">
            <text:p>Unidade</text:p>
          </table:table-cell>
          <table:table-cell table:style-name="ce26"/>
          <table:table-cell table:style-name="ce38"/>
          <table:table-cell table:style-name="ce50" table:number-columns-repeated="7"/>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a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mm</text:p>
          </table:table-cell>
          <table:table-cell table:style-name="ce26" table:formula="of:=ENUNIDADING([.F68];[.H68])" office:value-type="string" office:string-value="263,8 m" calcext:value-type="string">
            <text:p>263,8 m</text:p>
          </table:table-cell>
          <table:table-cell table:style-name="ce38" table:formula="of:=FORMULA([.I68])" office:value-type="string" office:string-value="=ENUNIDADING(F68;H68)" calcext:value-type="string">
            <text:p>=ENUNIDADING(F68;H68)</text:p>
          </table:table-cell>
          <table:table-cell table:style-name="ce50" table:number-columns-repeated="7"/>
          <table:table-cell table:number-columns-repeated="47"/>
        </table:table-row>
        <table:table-row table:style-name="ro1">
          <table:table-cell table:style-name="ce50"/>
          <table:table-cell table:style-name="ce48"/>
          <table:table-cell table:style-name="ce50" office:value-type="string" calcext:value-type="string">
            <text:p>entre 1 y 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26" table:formula="of:=ENUNIDADING([.F69];[.H69])" office:value-type="string" office:string-value="26,38 m²" calcext:value-type="string">
            <text:p>26,38 m²</text:p>
          </table:table-cell>
          <table:table-cell table:style-name="ce38" table:formula="of:=FORMULA([.I69])" office:value-type="string" office:string-value="=ENUNIDADING(F69;H69)" calcext:value-type="string">
            <text:p>=ENUNIDADING(F69;H69)</text:p>
          </table:table-cell>
          <table:table-cell table:style-name="ce50" table:number-columns-repeated="7"/>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51·10⁵</text:p>
          </table:table-cell>
          <table:table-cell table:style-name="ce50"/>
          <table:table-cell table:style-name="ce25" office:value-type="string" calcext:value-type="string">
            <text:p>cm³</text:p>
          </table:table-cell>
          <table:table-cell table:style-name="ce26" table:formula="of:=ENUNIDADING([.F70];[.H70])" office:value-type="string" office:string-value="251 dm³" calcext:value-type="string">
            <text:p>251 dm³</text:p>
          </table:table-cell>
          <table:table-cell table:style-name="ce38" table:formula="of:=FORMULA([.I70])" office:value-type="string" office:string-value="=ENUNIDADING(F70;H70)" calcext:value-type="string">
            <text:p>=ENUNIDADING(F70;H70)</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50" office:value-type="string" calcext:value-type="string">
            <text:p>text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a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2"/>
          <table:table-cell table:style-name="ce26" table:formula="of:=EXPANDETEXTO([.F72])" office:value-type="string" office:string-value="C á l c u l o" calcext:value-type="string">
            <text:p>C á l c u l o</text:p>
          </table:table-cell>
          <table:table-cell table:style-name="ce38" table:formula="of:=FORMULA([.I72])" office:value-type="string" office:string-value="=EXPANDETEXTO(F72)" calcext:value-type="string">
            <text:p>=EXPANDETEXTO(F72)</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table-cell table:style-name="ce26" table:formula="of:=EXPANDETEXTO([.F73];[.G73])" office:value-type="string" office:string-value="C   á   l   c   u   l   o" calcext:value-type="string">
            <text:p>C <text:s text:c="2"/>á <text:s text:c="2"/>l <text:s text:c="2"/>c <text:s text:c="2"/>u <text:s text:c="2"/>l <text:s text:c="2"/>o</text:p>
          </table:table-cell>
          <table:table-cell table:style-name="ce38" table:formula="of:=FORMULA([.I73])" office:value-type="string" office:string-value="=EXPANDETEXTO(F73;G73)" calcext:value-type="string">
            <text:p>=EXPANDETEXTO(F73;G73)</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50" office:value-type="string" calcext:value-type="string">
            <text:p>número</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4" office:value-type="string" calcext:value-type="string">
            <text:p>Exponente(número)</text:p>
          </table:table-cell>
          <table:table-cell table:style-name="ce50"/>
          <table:table-cell table:style-name="ce53" office:value-type="string" calcext:value-type="string">
            <text:p>Da un texto co número como expoñente</text:p>
          </table:table-cell>
          <table:table-cell table:style-name="ce50" table:number-columns-repeated="3"/>
          <table:table-cell table:style-name="DatoEntrada" office:value-type="float" office:value="-3" calcext:value-type="float">
            <text:p>-3</text:p>
          </table:table-cell>
          <table:table-cell table:style-name="ce50"/>
          <table:table-cell table:style-name="ce26" table:formula="of:=EXPONENTE([.G75])" office:value-type="string" office:string-value="⁻³" calcext:value-type="string">
            <text:p>⁻³</text:p>
          </table:table-cell>
          <table:table-cell table:style-name="ce38" table:formula="of:=FORMULA([.I75])" office:value-type="string" office:string-value="=EXPONENTE(G75)" calcext:value-type="string">
            <text:p>=EXPONENTE(G75)</text:p>
          </table:table-cell>
          <table:table-cell table:style-name="ce50" table:number-columns-repeated="7"/>
          <table:table-cell table:number-columns-repeated="47"/>
        </table:table-row>
        <table:table-row table:style-name="ro1">
          <table:table-cell table:style-name="ce50" table:number-columns-repeated="7"/>
          <table:table-cell table:style-name="ce50" office:value-type="string" calcext:value-type="string">
            <text:p>Prefixo</text:p>
          </table:table-cell>
          <table:table-cell table:style-name="ce131" table:number-columns-repeated="2"/>
          <table:table-cell table:style-name="ce50" table:number-columns-repeated="7"/>
          <table:table-cell table:number-columns-repeated="47"/>
        </table:table-row>
        <table:table-row table:style-name="ro1">
          <table:table-cell table:style-name="ce24" office:value-type="string" calcext:value-type="string">
            <text:p>FactorSM(prefixo)</text:p>
          </table:table-cell>
          <table:table-cell table:style-name="ce50"/>
          <table:table-cell table:style-name="ce50" office:value-type="string" calcext:value-type="string">
            <text:p>Da o factor ao que equivale o prefixo S.I</text:p>
          </table:table-cell>
          <table:table-cell table:style-name="ce50" table:number-columns-repeated="4"/>
          <table:table-cell table:style-name="ce25" office:value-type="string" calcext:value-type="string">
            <text:p>Y</text:p>
          </table:table-cell>
          <table:table-cell table:style-name="ce26" table:formula="of:=FACTORSM([.H77])" office:value-type="float" office:value="1E+024" calcext:value-type="float">
            <text:p>1E+024</text:p>
          </table:table-cell>
          <table:table-cell table:style-name="ce38" table:formula="of:=FORMULA([.I77])" office:value-type="string" office:string-value="=FACTORSM(H77)" calcext:value-type="string">
            <text:p>=FACTORSM(H77)</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y, z, a, f, p, n, µ, m, c, d, da, h, k, M, G, T, P, E, Z, Y</text:p>
          </table:table-cell>
          <table:table-cell table:style-name="ce50" table:number-columns-repeated="4"/>
          <table:table-cell table:style-name="ce25" office:value-type="string" calcext:value-type="string">
            <text:p>da</text:p>
          </table:table-cell>
          <table:table-cell table:style-name="ce26" table:formula="of:=FACTORSM([.H78])" office:value-type="float" office:value="10" calcext:value-type="float">
            <text:p>10</text:p>
          </table:table-cell>
          <table:table-cell table:style-name="ce38" table:formula="of:=FORMULA([.I78])" office:value-type="string" office:string-value="=FACTORSM(H78)" calcext:value-type="string">
            <text:p>=FACTORSM(H78)</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4"/>
          <table:table-cell table:style-name="ce25" office:value-type="string" calcext:value-type="string">
            <text:p>u</text:p>
          </table:table-cell>
          <table:table-cell table:style-name="ce26" table:formula="of:=FACTORSM([.H79])" office:value-type="float" office:value="0.000001" calcext:value-type="float">
            <text:p>0,000001</text:p>
          </table:table-cell>
          <table:table-cell table:style-name="ce38" table:formula="of:=FORMULA([.I79])" office:value-type="string" office:string-value="=FACTORSM(H79)" calcext:value-type="string">
            <text:p>=FACTORSM(H79)</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7"/>
          <table:table-cell table:style-name="ce25" office:value-type="string" calcext:value-type="string">
            <text:p>µ</text:p>
          </table:table-cell>
          <table:table-cell table:style-name="ce26" table:formula="of:=FACTORSM([.H80])" office:value-type="float" office:value="0.000001" calcext:value-type="float">
            <text:p>0,000001</text:p>
          </table:table-cell>
          <table:table-cell table:style-name="ce38" table:formula="of:=FORMULA([.I80])" office:value-type="string" office:string-value="=FACTORSM(H80)" calcext:value-type="string">
            <text:p>=FACTORSM(H80)</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text:span text:style-name="T7">Da o máximo dos </text:span>valores absolutos dun rango</text:p>
          </table:table-cell>
          <table:table-cell table:style-name="ce38" table:number-columns-repeated="2"/>
          <table:table-cell table:style-name="DatoEntrada" office:value-type="string" calcext:value-type="string">
            <text:p>-6,02×10⁷</text:p>
          </table:table-cell>
          <table:table-cell table:style-name="ce50" table:number-columns-repeated="2"/>
          <table:table-cell table:style-name="ce50" table:formula="of:=MAXABS([.F82:.F84])" office:value-type="float" office:value="60200000" calcext:value-type="float">
            <text:p>60200000</text:p>
          </table:table-cell>
          <table:table-cell table:style-name="ce38" table:formula="of:=FORMULA([.I82])" office:value-type="string" office:string-value="=MAXABS(F82:F84)" calcext:value-type="string">
            <text:p>=MAXABS(F82:F84)</text:p>
          </table:table-cell>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3"/>
          <table:table-cell table:style-name="DatoEntrada" office:value-type="float" office:value="2359000" calcext:value-type="float">
            <text:p>2359000</text:p>
          </table:table-cell>
          <table:table-cell table:style-name="ce50" table:number-columns-repeated="2"/>
          <table:table-cell table:style-name="ce38" table:number-columns-repeated="2"/>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3"/>
          <table:table-cell table:style-name="DatoEntrada" office:value-type="float" office:value="1234567" calcext:value-type="float">
            <text:p>1234567</text:p>
          </table:table-cell>
          <table:table-cell table:style-name="ce50" table:number-columns-repeated="2"/>
          <table:table-cell table:style-name="ce38" table:number-columns-repeated="2"/>
          <table:table-cell table:style-name="ce50" table:number-columns-repeated="7"/>
          <table:table-cell table:number-columns-repeated="47"/>
        </table:table-row>
        <table:table-row table:style-name="ro1">
          <table:table-cell table:style-name="ce19"/>
          <table:table-cell table:style-name="ce50" table:number-columns-repeated="4"/>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NotaCien(número; cifras; aspa)</text:p>
          </table:table-cell>
          <table:table-cell table:style-name="ce50"/>
          <table:table-cell table:style-name="ce50" office:value-type="string" calcext:value-type="string">
            <text:p>Da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table-cell table:style-name="ce26" table:formula="of:=NOTACIEN([.F86];[.G86])" office:value-type="string" office:string-value="2,58980·10⁻⁵" calcext:value-type="string">
            <text:p>2,58980·10⁻⁵</text:p>
          </table:table-cell>
          <table:table-cell table:style-name="ce38" table:formula="of:=FORMULA([.I86])" office:value-type="string" office:string-value="=NOTACIEN(F86;G86)" calcext:value-type="string">
            <text:p>=NOTACIEN(F86;G86)</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86]" office:value-type="float" office:value="0.000025898" calcext:value-type="float">
            <text:p>0,000025898</text:p>
          </table:table-cell>
          <table:table-cell table:style-name="ce50"/>
          <table:table-cell table:style-name="ce50" office:value-type="string" calcext:value-type="string">
            <text:p>aspa</text:p>
          </table:table-cell>
          <table:table-cell table:style-name="ce26" table:formula="of:=NOTACIEN([.F87])" office:value-type="string" office:string-value="2,59·10⁻⁵" calcext:value-type="string">
            <text:p>2,59·10⁻⁵</text:p>
          </table:table-cell>
          <table:table-cell table:style-name="ce38" table:formula="of:=FORMULA([.I87])" office:value-type="string" office:string-value="=NOTACIEN(F87)" calcext:value-type="string">
            <text:p>=NOTACIEN(F87)</text:p>
          </table:table-cell>
          <table:table-cell table:style-name="ce38"/>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4">ⁿ</text:span>». Se se pon e non é 0: «×10<text:span text:style-name="T4">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26" table:formula="of:=NOTACIEN([.F88];[.G88];[.H88])" office:value-type="string" office:string-value="2,0×10³" calcext:value-type="string">
            <text:p>2,0×10³</text:p>
          </table:table-cell>
          <table:table-cell table:style-name="ce38" table:formula="of:=FORMULA([.I88])" office:value-type="string" office:string-value="=NOTACIEN(F88;G88;H88)" calcext:value-type="string">
            <text:p>=NOTACIEN(F88;G88;H88)</text:p>
          </table:table-cell>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office:value-type="string" calcext:value-type="string">
            <text:p>limiar</text:p>
          </table:table-cell>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NumForma(número; cifras; limiar)</text:p>
          </table:table-cell>
          <table:table-cell table:style-name="ce50"/>
          <table:table-cell table:style-name="ce53" office:value-type="string" calcext:value-type="string">
            <text:p>Da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26" table:formula="of:=NUMFORMA([.F90];[.G90];[.H90])" office:value-type="string" office:string-value="0,01235" calcext:value-type="string">
            <text:p>0,01235</text:p>
          </table:table-cell>
          <table:table-cell table:style-name="ce38" table:formula="of:=FORMULA([.I90])" office:value-type="string" office:string-value="=NUMFORMA(F90;G90;H90)" calcext:value-type="string">
            <text:p>=NUMFORMA(F90;G90;H90)</text:p>
          </table:table-cell>
          <table:table-cell table:style-name="ce50"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90]"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26" table:formula="of:=NUMFORMA([.F91];[.G91];[.H91])" office:value-type="string" office:string-value="1,235·10⁻²" calcext:value-type="string">
            <text:p>1,235·10⁻²</text:p>
          </table:table-cell>
          <table:table-cell table:style-name="ce38" table:formula="of:=FORMULA([.I91])" office:value-type="string" office:string-value="=NUMFORMA(F91;G91;H91)" calcext:value-type="string">
            <text:p>=NUMFORMA(F91;G91;H91)</text:p>
          </table:table-cell>
          <table:table-cell table:style-name="ce50"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26" table:formula="of:=NUMFORMA([.F92];[.G92];[.H92])" office:value-type="string" office:string-value="1230" calcext:value-type="string">
            <text:p>1230</text:p>
          </table:table-cell>
          <table:table-cell table:style-name="ce38" table:formula="of:=FORMULA([.I92])" office:value-type="string" office:string-value="=NUMFORMA(F92;G92;H92)" calcext:value-type="string">
            <text:p>=NUMFORMA(F92;G92;H92)</text:p>
          </table:table-cell>
          <table:table-cell table:style-name="ce50" table:number-columns-repeated="7"/>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92]"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26" table:formula="of:=NUMFORMA([.F93];[.G93];[.H93])" office:value-type="string" office:string-value="1,23·10³" calcext:value-type="string">
            <text:p>1,23·10³</text:p>
          </table:table-cell>
          <table:table-cell table:style-name="ce38" table:formula="of:=FORMULA([.I93])" office:value-type="string" office:string-value="=NUMFORMA(F93;G93;H93)" calcext:value-type="string">
            <text:p>=NUMFORMA(F93;G93;H93)</text:p>
          </table:table-cell>
          <table:table-cell table:style-name="ce50" table:number-columns-repeated="7"/>
          <table:table-cell table:number-columns-repeated="47"/>
        </table:table-row>
        <table:table-row table:style-name="ro1">
          <table:table-cell table:style-name="ce50"/>
          <table:table-cell table:style-name="ce51" office:value-type="string" calcext:value-type="string">
            <text:p>número</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26" table:formula="of:=NUMFORMA([.F94];[.G94];[.H94])" office:value-type="string" office:string-value="-1,40·10⁻³" calcext:value-type="string">
            <text:p>-1,40·10⁻³</text:p>
          </table:table-cell>
          <table:table-cell table:style-name="ce38" table:formula="of:=FORMULA([.I94])" office:value-type="string" office:string-value="=NUMFORMA(F94;G94;H94)" calcext:value-type="string">
            <text:p>=NUMFORMA(F94;G94;H94)</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5"/>
          <table:table-cell table:style-name="ce26"/>
          <table:table-cell table:style-name="ce38"/>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imiar</text:p>
          </table:table-cell>
          <table:table-cell table:style-name="ce53" office:value-type="string" calcext:value-type="string">
            <text:p>Decide entre notación decimal ou científica (por defecto, 3)</text:p>
          </table:table-cell>
          <table:table-cell table:style-name="ce50" table:number-columns-repeated="5"/>
          <table:table-cell table:style-name="ce26"/>
          <table:table-cell table:style-name="ce38"/>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PrefSM(número)</text:p>
          </table:table-cell>
          <table:table-cell table:style-name="ce50"/>
          <table:table-cell table:style-name="ce50" office:value-type="string" calcext:value-type="string">
            <text:p>Da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50" table:number-columns-repeated="2"/>
          <table:table-cell table:style-name="ce56" table:formula="of:=PREFSM([.F98])" office:value-type="string" office:string-value="µ" calcext:value-type="string">
            <text:p>µ</text:p>
          </table:table-cell>
          <table:table-cell table:style-name="ce38" table:formula="of:=FORMULA([.I98])" office:value-type="string" office:string-value="=PREFSM(F98)" calcext:value-type="string">
            <text:p>=PREFSM(F98)</text:p>
          </table:table-cell>
          <table:table-cell table:style-name="ce50" table:number-columns-repeated="7"/>
          <table:table-cell table:number-columns-repeated="47"/>
        </table:table-row>
        <table:table-row table:style-name="ro1">
          <table:table-cell table:style-name="ce50"/>
          <table:table-cell table:style-name="ce48"/>
          <table:table-cell table:style-name="ce50" office:value-type="string" calcext:value-type="string">
            <text:p>no que aparece entre 1 e 999</text:p>
          </table:table-cell>
          <table:table-cell table:style-name="ce50" table:number-columns-repeated="2"/>
          <table:table-cell table:style-name="ce50" table:formula="of:=[.F98]&amp;&quot; J =&quot;" office:value-type="string" office:string-value="0,0000935 J =" calcext:value-type="string">
            <text:p>0,0000935 J =</text:p>
          </table:table-cell>
          <table:table-cell table:style-name="ce50" table:number-columns-repeated="2"/>
          <table:table-cell table:style-name="ce73" table:formula="of:=ASUBMULT([.F98])&amp;&quot;J&quot;" office:value-type="string" office:string-value="93,5 µJ" calcext:value-type="string">
            <text:p>93,5 µJ</text:p>
          </table:table-cell>
          <table:table-cell table:style-name="ce38"/>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5"/>
          <table:table-cell table:style-name="ce38" table:number-columns-repeated="2"/>
          <table:table-cell table:style-name="ce50" table:number-columns-repeated="7"/>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5"/>
          <table:table-cell table:style-name="ce38" table:number-columns-repeated="2"/>
          <table:table-cell table:style-name="ce50" table:number-columns-repeated="7"/>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B1:M40</text:p>
          </table:table-cell>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16">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6">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number-rows-repeated="3">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50" table:number-columns-repeated="17"/>
          <table:table-cell table:number-columns-repeated="47"/>
        </table:table-row>
        <table:table-row table:style-name="ro1">
          <table:table-cell office:value-type="string" calcext:value-type="string">
            <text:p>Actualizado</text:p>
          </table:table-cell>
          <table:table-cell table:style-name="ce115" office:value-type="date" office:date-value="2024-03-17" calcext:value-type="date">
            <text:p>17/03/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3">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table:table-column table:style-name="co9" table:number-columns-repeated="2" table:default-cell-style-name="Default"/>
        <table:table-column table:style-name="co10" table:default-cell-style-name="Default"/>
        <table:table-column table:style-name="co9" table:number-columns-repeated="6" table:default-cell-style-name="Default"/>
        <table:table-column table:style-name="co11" table:default-cell-style-name="Default"/>
        <table:table-column table:style-name="co9"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49" office:value-type="string" calcext:value-type="string">
            <text:p><text:a xlink:href="#CifrasSign" xlink:type="simple">Cifras significativas</text:a></text:p>
          </table:table-cell>
          <table:table-cell table:style-name="ce49" table:number-columns-repeated="2"/>
          <table:table-cell table:style-name="ce56"/>
          <table:table-cell table:style-name="ce50" office:value-type="string" calcext:value-type="string">
            <text:p>Ir a…</text:p>
          </table:table-cell>
          <table:table-cell table:style-name="ce56"/>
          <table:table-cell office:value-type="string" calcext:value-type="string">
            <text:p>↲</text:p>
          </table:table-cell>
          <table:table-cell table:number-columns-repeated="10"/>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table-cell table:number-columns-repeated="11"/>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16"/>
          <table:table-cell table:style-name="ce139"/>
          <table:table-cell table:style-name="ce116"/>
          <table:table-cell table:style-name="ce139"/>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table-cell table:number-columns-repeated="12"/>
        </table:table-row>
        <table:table-row table:style-name="ro1">
          <table:table-cell table:style-name="ce56" office:value-type="string" calcext:value-type="string">
            <text:p>clic</text:p>
          </table:table-cell>
          <table:table-cell table:style-name="ce116" office:value-type="string" calcext:value-type="string">
            <text:p>Escoller</text:p>
          </table:table-cell>
          <table:table-cell table:style-name="ce139"/>
          <table:table-cell table:style-name="ce56" office:value-type="string" calcext:value-type="string">
            <text:p>Pulsar co dedo índice «furabolos» o botón do rato.</text:p>
          </table:table-cell>
          <table:table-cell table:style-name="ce139"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table-cell table:number-columns-repeated="12"/>
        </table:table-row>
        <table:table-row table:style-name="ro1">
          <table:table-cell table:style-name="ce56" office:value-type="string" calcext:value-type="string">
            <text:p>Ctrl clic</text:p>
          </table:table-cell>
          <table:table-cell table:style-name="ce116" office:value-type="string" calcext:value-type="string">
            <text:p>Ir á ligazón</text:p>
          </table:table-cell>
          <table:table-cell table:style-name="ce139"/>
          <table:table-cell table:style-name="ce56" office:value-type="string" calcext:value-type="string">
            <text:p>Pulsar co dedo índice «furabolos» o botón do rato mentres</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ElegirOEscribir" xlink:type="simple">Escribir dato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table-cell table:style-name="ce116"/>
          <table:table-cell table:style-name="ce139"/>
          <table:table-cell table:style-name="ce56" office:value-type="string" calcext:value-type="string">
            <text:p><text:s/>pulsa coa outra man na tecla Control («Ctrl»)</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9">M</text:span></text:p>
          </table:table-cell>
          <table:table-cell table:style-name="ce116" office:value-type="string" calcext:value-type="string">
            <text:p>Eliminar formato directo</text:p>
          </table:table-cell>
          <table:table-cell table:style-name="ce139"/>
          <table:table-cell table:style-name="ce116" office:value-type="string" calcext:value-type="string">
            <text:p>Pulsar ao tempo nas teclas Control e M</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C</text:p>
          </table:table-cell>
          <table:table-cell table:style-name="ce116" office:value-type="string" calcext:value-type="string">
            <text:p>Copiar</text:p>
          </table:table-cell>
          <table:table-cell table:style-name="ce139"/>
          <table:table-cell table:style-name="ce116" office:value-type="string" calcext:value-type="string">
            <text:p>Pulsar ao tempo nas teclas Control e C</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V</text:p>
          </table:table-cell>
          <table:table-cell table:style-name="ce116" office:value-type="string" calcext:value-type="string">
            <text:p>Pegar</text:p>
          </table:table-cell>
          <table:table-cell table:style-name="ce139"/>
          <table:table-cell table:style-name="ce116" office:value-type="string" calcext:value-type="string">
            <text:p>Pulsar ao tempo nas teclas Control e V</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V</text:span></text:p>
          </table:table-cell>
          <table:table-cell table:style-name="ce116" office:value-type="string" calcext:value-type="string">
            <text:p>Pegado especial</text:p>
          </table:table-cell>
          <table:table-cell table:style-name="ce139"/>
          <table:table-cell table:style-name="ce116" office:value-type="string" calcext:value-type="string">
            <text:p>Pulsar ao tempo nas teclas Control, Maiúscula e V</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F9</text:span></text:p>
          </table:table-cell>
          <table:table-cell table:style-name="ce116" office:value-type="string" calcext:value-type="string">
            <text:p>Cálculo incondicional </text:p>
          </table:table-cell>
          <table:table-cell table:style-name="ce139"/>
          <table:table-cell table:style-name="ce116" office:value-type="string" calcext:value-type="string">
            <text:p>Pulsar ao tempo nas teclas Control, Maiúscula e F9</text:p>
          </table:table-cell>
          <table:table-cell table:style-name="ce139" table:number-columns-repeated="3"/>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number-columns-repeated="9"/>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3"/>
          <table:table-cell table:number-columns-repeated="12"/>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157"/>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49" office:value-type="string" calcext:value-type="string">
            <text:p><text:a xlink:href="#Hipervinculos" xlink:type="simple">Ligazóns</text:a></text:p>
          </table:table-cell>
          <table:table-cell table:style-name="ce56"/>
          <table:table-cell table:style-name="ce135"/>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Para seguir unha ligazón pulse a tecla Control («Ctrl») mentres fai clic nela.</text:p>
          </table:table-cell>
          <table:table-cell table:style-name="ce56" table:number-columns-repeated="8"/>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Se prefire seguir a ligazón sen ter que premer na tecla Control, 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 → Opcións → LibreOffice → Seguranza → Opcións de seguranza e advertencias</text:p>
          </table:table-cell>
          <table:table-cell table:style-name="ce4" table:number-columns-repeated="6"/>
          <table:table-cell table:style-name="ce32" table:number-columns-repeated="2"/>
          <table:table-cell table:style-name="ce56" table:number-columns-repeated="6"/>
          <table:table-cell table:number-columns-repeated="12"/>
        </table:table-row>
        <table:table-row table:style-name="ro1">
          <table:table-cell table:style-name="ce85" office:value-type="string" calcext:value-type="string">
            <text:p>clic no botón</text:p>
          </table:table-cell>
          <table:table-cell table:style-name="ce5" office:value-type="string" calcext:value-type="string">
            <text:p>Opcións</text:p>
          </table:table-cell>
          <table:table-cell table:style-name="ce85" office:value-type="string" calcext:value-type="string">
            <text:p><text:s/>e desmarque:</text:p>
          </table:table-cell>
          <table:table-cell table:style-name="ce132"/>
          <table:table-cell table:style-name="ce126" office:value-type="string" calcext:value-type="string">
            <text:p><text:span text:style-name="T11"></text:span> Ctrl-clic para abrir as hiperligazóns</text:p>
          </table:table-cell>
          <table:table-cell table:style-name="ce126" table:number-columns-repeated="2"/>
          <table:table-cell table:style-name="ce56" table:number-columns-repeated="8"/>
          <table:table-cell table:number-columns-repeated="12"/>
        </table:table-row>
        <table:table-row table:style-name="ro1">
          <table:table-cell table:style-name="ce85" office:value-type="string" calcext:value-type="string">
            <text:p>Tamén pode ir a outra folla facendo clic nunha das pestanas da parte inferior.</text:p>
          </table:table-cell>
          <table:table-cell table:style-name="ce56" table:number-columns-repeated="14"/>
          <table:table-cell table:number-columns-repeated="12"/>
        </table:table-row>
        <table:table-row table:style-name="ro1">
          <table:table-cell table:style-name="ce70" office:value-type="string" calcext:value-type="string">
            <text:p>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on</text:p>
          </table:table-cell>
          <table:table-cell table:style-name="ce116" table:number-columns-repeated="2"/>
          <table:table-cell table:style-name="ce56" table:number-columns-repeated="7"/>
          <table:table-cell table:number-columns-repeated="12"/>
        </table:table-row>
        <table:table-row table:style-name="ro1">
          <table:table-cell table:style-name="ce83"/>
          <table:table-cell table:style-name="ce56"/>
          <table:table-cell table:style-name="ce139" table:number-columns-repeated="4"/>
          <table:table-cell table:style-name="ce116" table:number-columns-repeated="2"/>
          <table:table-cell table:style-name="ce56" table:number-columns-repeated="7"/>
          <table:table-cell table:number-columns-repeated="12"/>
        </table:table-row>
        <table:table-row table:style-name="ro1">
          <table:table-cell table:style-name="ce82" office:value-type="string" calcext:value-type="string">
            <text:p>Elixir ou escribir datos</text:p>
          </table:table-cell>
          <table:table-cell table:style-name="ce56"/>
          <table:table-cell table:style-name="ce139" table:number-columns-repeated="6"/>
          <table:table-cell table:style-name="ce56" table:number-columns-repeated="7"/>
          <table:table-cell table:number-columns-repeated="12"/>
        </table:table-row>
        <table:table-row table:style-name="ro1">
          <table:table-cell table:style-name="ce85" office:value-type="string" calcext:value-type="string">
            <text:p>En todas as follas existen dous tipos de celas para elixir ou escribir datos</text:p>
          </table:table-cell>
          <table:table-cell table:style-name="ce56"/>
          <table:table-cell table:style-name="ce139" table:number-columns-repeated="6"/>
          <table:table-cell table:style-name="ce56" table:number-columns-repeated="7"/>
          <table:table-cell table:number-columns-repeated="12"/>
        </table:table-row>
        <table:table-row table:style-name="ro1">
          <table:table-cell table:style-name="ce56" office:value-type="string" calcext:value-type="string">
            <text:p>a) Menú</text:p>
          </table:table-cell>
          <table:table-cell table:style-name="Desplegable" table:content-validation-name="val2" office:value-type="string" calcext:value-type="string" table:number-columns-spanned="2" table:number-rows-spanned="1">
            <text:p>Clic e pinchar na frecha</text:p>
          </table:table-cell>
          <table:covered-table-cell table:style-name="ce139"/>
          <table:table-cell table:style-name="ce129" office:value-type="string" calcext:value-type="string">
            <text:p>As celas de cor salmón son para elixir nunha lista de opcións.</text:p>
          </table:table-cell>
          <table:table-cell table:style-name="ce139"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Faga clic nela e aparecerá a súa dereita unha frecha.</text:p>
          </table:table-cell>
          <table:table-cell table:style-name="ce139"/>
          <table:table-cell table:style-name="ce130"/>
          <table:table-cell table:style-name="ce139">
            <draw:line table:end-cell-address="Axuda.E25" table:end-x="1.898cm" table:end-y="0.425cm" draw:z-index="0" draw:style-name="gr1" draw:text-style-name="P1" svg:x1="1.898cm" svg:y1="0.002cm" svg:x2="1.898cm" svg:y2="0.425cm">
              <text:p/>
            </draw:line>
          </table:table-cell>
          <table:table-cell table:style-name="ce85" office:value-type="string" calcext:value-type="string">
            <text:p>Ao pulsar nela despréganse as opcións.</text:p>
          </table:table-cell>
          <table:table-cell table:style-name="ce139" table:number-columns-repeated="2"/>
          <table:table-cell table:style-name="ce56" table:number-columns-repeated="7"/>
          <table:table-cell table:number-columns-repeated="12"/>
        </table:table-row>
        <table:table-row table:style-name="ro1">
          <table:table-cell table:style-name="ce56"/>
          <table:table-cell table:style-name="ce18" office:value-type="string" calcext:value-type="string">
            <text:p>Non copie nunca unha cela de Menú (cor salmón) en outra! Desaparecerán os menús.</text:p>
          </table:table-cell>
          <table:table-cell table:style-name="ce50" table:number-columns-repeated="5"/>
          <table:table-cell table:style-name="ce139"/>
          <table:table-cell table:style-name="ce56" table:number-columns-repeated="7"/>
          <table:table-cell table:number-columns-repeated="12"/>
        </table:table-row>
        <table:table-row table:style-name="ro1">
          <table:table-cell table:style-name="ce56"/>
          <table:table-cell table:style-name="ce8" office:value-type="string" calcext:value-type="string">
            <text:p>Se non fixo a copia de seguridade, a única solución é</text:p>
          </table:table-cell>
          <table:table-cell table:style-name="ce50" table:number-columns-repeated="2"/>
          <table:table-cell table:style-name="ce139"/>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139"/>
          <table:table-cell table:style-name="ce56" table:number-columns-repeated="7"/>
          <table:table-cell table:number-columns-repeated="12"/>
        </table:table-row>
        <table:table-row table:style-name="ro1">
          <table:table-cell table:style-name="ce56" office:value-type="string" calcext:value-type="string">
            <text:p>b) Valores</text:p>
          </table:table-cell>
          <table:table-cell table:style-name="DatoEntrada"/>
          <table:table-cell table:style-name="ce139"/>
          <table:table-cell table:style-name="ce129" office:value-type="string" calcext:value-type="string">
            <text:p>As celas de cor branca con bordo azul empréganse para escribir valores numéricos, textos numéricos ou fórmulas</text:p>
          </table:table-cell>
          <table:table-cell table:style-name="ce139"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Pode escoller na barra de ferramentas o formato</text:p>
          </table:table-cell>
          <table:table-cell table:style-name="ce139"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56" table:number-columns-repeated="6"/>
          <table:table-cell table:number-columns-repeated="12"/>
        </table:table-row>
        <table:table-row table:style-name="ro1">
          <table:table-cell table:style-name="ce56"/>
          <table:table-cell table:style-name="ce85" office:value-type="string" calcext:value-type="string">
            <text:p>facendo clic nunha das iconas (LibreOffice 7.3)</text:p>
          </table:table-cell>
          <table:table-cell table:style-name="ce139"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15">×</text:span></text:p>
          </table:table-cell>
          <table:table-cell table:style-name="ce56" table:number-columns-repeated="6"/>
          <table:table-cell table:number-columns-repeated="12"/>
        </table:table-row>
        <table:table-row table:style-name="ro1">
          <table:table-cell table:style-name="ce56" office:value-type="string" calcext:value-type="string">
            <text:p>c) Etiquetas</text:p>
          </table:table-cell>
          <table:table-cell table:style-name="ce25"/>
          <table:table-cell table:style-name="ce139"/>
          <table:table-cell table:style-name="ce56" office:value-type="string" calcext:value-type="string">
            <text:p>As celas de cor branca con bordo mouro empréganse para escribir textos, pero non fórmulas</text:p>
          </table:table-cell>
          <table:table-cell table:style-name="ce139"/>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39"/>
          <table:table-cell table:style-name="ce139" office:value-type="string" calcext:value-type="string">
            <text:p>Se escribe nelas un número, será considerado como texto e no desaparecerán os ceros á dereita da coma decimal</text:p>
          </table:table-cell>
          <table:table-cell table:style-name="ce139"/>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39"/>
          <table:table-cell table:style-name="ce139" office:value-type="string" calcext:value-type="string">
            <text:p>P. ex.</text:p>
          </table:table-cell>
          <table:table-cell table:style-name="ce25" office:value-type="string" calcext:value-type="string">
            <text:p>3,250</text:p>
          </table:table-cell>
          <table:table-cell table:style-name="ce56"/>
          <table:table-cell table:style-name="DatoEntrada" table:formula="of:=AVALOR([.E33])" office:value-type="float" office:value="3.25" calcext:value-type="float">
            <text:p>3,25</text:p>
          </table:table-cell>
          <table:table-cell table:style-name="ce56" table:number-columns-repeated="2"/>
          <table:table-cell table:style-name="ce140"/>
          <table:table-cell table:style-name="ce56" table:number-columns-repeated="5"/>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Cifras significativas</text:p>
          </table:table-cell>
          <table:table-cell table:style-name="ce56"/>
          <table:table-cell table:style-name="DatoEntrada"/>
          <table:table-cell table:style-name="ce133" table:formula="of:=IF(ISBLANK([.C35]);3&amp;REPT(&quot; &quot;;22);&quot;&quot;)" office:value-type="string" office:string-value="3                      " calcext:value-type="string">
            <text:p>3 <text:s text:c="21"/></text:p>
          </table:table-cell>
          <table:table-cell table:style-name="ce56"/>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Pódese elixir o número de cifras significativas (1 a 6)</text:p>
          </table:table-cell>
          <table:table-cell table:style-name="ce56" table:number-columns-repeated="5"/>
          <table:table-cell table:style-name="ce127"/>
          <table:table-cell table:style-name="ce56" office:value-type="string" calcext:value-type="string">
            <text:p>amósase como</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coas que aparecerán os resultados, pero non se usan nos cálculos intermedios.</text:p>
          </table:table-cell>
          <table:table-cell table:style-name="ce56" table:number-columns-repeated="5"/>
          <table:table-cell table:style-name="DatoEntrada"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e se borra aparece un 3 como opción por defecto.</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155" table:formula="of:=[$I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16"/>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Escriba as ecuacións de cálculo nas celas de cor branca con bordo azul.</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É posible que necesite usar a función AVALOR para converter o contido dunha cela nun número</text:p>
          </table:table-cell>
          <table:table-cell table:style-name="ce56" table:number-columns-repeated="14"/>
          <table:table-cell table:number-columns-repeated="12"/>
        </table:table-row>
        <table:table-row table:style-name="ro1">
          <table:table-cell table:style-name="ce85" office:value-type="string" calcext:value-type="string">
            <text:p>(aínda que o seu aspecto sexa o dun número).</text:p>
          </table:table-cell>
          <table:table-cell table:style-name="ce56" table:number-columns-repeated="14"/>
          <table:table-cell table:number-columns-repeated="12"/>
        </table:table-row>
        <table:table-row table:style-name="ro1">
          <table:table-cell table:style-name="ce85" office:value-type="string" calcext:value-type="string">
            <text:p>Pod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8"/>
          <table:table-cell table:number-columns-repeated="12"/>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7"/>
          <table:table-cell table:number-columns-repeated="12"/>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134" office:value-type="string" calcext:value-type="string">
            <text:p>N.º voltas</text:p>
          </table:table-cell>
          <table:table-cell table:style-name="ce56" table:number-columns-repeated="10"/>
          <table:table-cell table:number-columns-repeated="12"/>
        </table:table-row>
        <table:table-row table:style-name="ro1">
          <table:table-cell table:style-name="ce85" office:value-type="string" calcext:value-type="string">
            <text:p>Cela de bordo azul baixo dela:</text:p>
          </table:table-cell>
          <table:table-cell table:style-name="ce56" table:number-columns-repeated="3"/>
          <table:table-cell table:style-name="DatoEntrada" table:formula="of:=FORMULA([.C56])" office:value-type="string" office:string-value="=1/AVALOR(G51)" calcext:value-type="string">
            <text:p>=1/AVALOR(G51)</text:p>
          </table:table-cell>
          <table:table-cell table:style-name="ce56" table:number-columns-repeated="10"/>
          <table:table-cell table:number-columns-repeated="12"/>
        </table:table-row>
        <table:table-row table:style-name="ro1">
          <table:table-cell table:style-name="ce155" table:formula="of:=[$I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16"/>
          <table:table-cell table:style-name="ce116"/>
          <table:table-cell table:style-name="ce56"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oltas</text:p>
          </table:table-cell>
          <table:table-cell table:style-name="ce25" table:number-columns-repeated="3"/>
          <table:table-cell table:style-name="ce116"/>
          <table:table-cell table:style-name="ce56" table:number-columns-repeated="8"/>
          <table:table-cell table:number-columns-repeated="12"/>
        </table:table-row>
        <table:table-row table:style-name="ro1">
          <table:table-cell table:style-name="ce26" office:value-type="string" calcext:value-type="string">
            <text:p>Fórmula: </text:p>
          </table:table-cell>
          <table:table-cell table:style-name="DatoEntrada"/>
          <table:table-cell table:style-name="DatoEntrada" table:formula="of:=1/AVALOR([.G51])" office:value-type="float" office:value="0.000189393939393939" calcext:value-type="float">
            <text:p>0,000189393939393939</text:p>
          </table:table-cell>
          <table:table-cell table:style-name="DatoEntrada" table:number-columns-repeated="3"/>
          <table:table-cell table:style-name="ce11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4"/>
          <table:table-cell table:number-columns-repeated="12"/>
        </table:table-row>
        <table:table-row table:style-name="ro1">
          <table:table-cell table:style-name="ce85" office:value-type="string" calcext:value-type="string">
            <text:p>Se algunha das celas de cor branca con bordo azul perde o formato, só ten que copiar unha cela similar</text:p>
          </table:table-cell>
          <table:table-cell table:style-name="ce56" table:number-columns-repeated="14"/>
          <table:table-cell table:number-columns-repeated="12"/>
        </table:table-row>
        <table:table-row table:style-name="ro1">
          <table:table-cell table:style-name="ce85" office:value-type="string" calcext:value-type="string">
            <text:p>e pegala no sitio da que deixou de funcionar.</text:p>
          </table:table-cell>
          <table:table-cell table:style-name="ce56" table:number-columns-repeated="14"/>
          <table:table-cell table:number-columns-repeated="12"/>
        </table:table-row>
        <table:table-row table:style-name="ro1">
          <table:table-cell table:style-name="ce85" office:value-type="string" calcext:value-type="string">
            <text:p>Para evitar perdas de formato copie e, en vez de pegar, faga un</text:p>
          </table:table-cell>
          <table:table-cell table:style-name="ce56" table:number-columns-repeated="14"/>
          <table:table-cell table:number-columns-repeated="12"/>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 V (Ctrl ⇑ V)</text:p>
          </table:table-cell>
          <table:table-cell table:style-name="ce56" table:number-columns-repeated="12"/>
          <table:table-cell table:number-columns-repeated="12"/>
        </table:table-row>
        <table:table-row table:style-name="ro1">
          <table:table-cell table:style-name="ce85" office:value-type="string" calcext:value-type="string">
            <text:p>e desmarque a opción</text:p>
          </table:table-cell>
          <table:table-cell table:style-name="ce56" table:number-columns-repeated="14"/>
          <table:table-cell table:number-columns-repeated="12"/>
        </table:table-row>
        <table:table-row table:style-name="ro1">
          <table:table-cell table:style-name="ce75" office:value-type="string" calcext:value-type="string">
            <text:p><text:span text:style-name="T11"></text:span> Formatos</text:p>
          </table:table-cell>
          <table:table-cell table:style-name="ce56" table:number-columns-repeated="14"/>
          <table:table-cell table:number-columns-repeated="12"/>
        </table:table-row>
        <table:table-row table:style-name="ro1">
          <table:table-cell table:style-name="ce85" office:value-type="string" calcext:value-type="string">
            <text:p>Para cambiar o formato numérico dunha cela de bordo azul, elixa o tipo de formato da</text:p>
          </table:table-cell>
          <table:table-cell table:style-name="ce56" table:number-columns-repeated="14"/>
          <table:table-cell table:number-columns-repeated="12"/>
        </table:table-row>
        <table:table-row table:style-name="ro1">
          <table:table-cell table:style-name="ce85" office:value-type="string" calcext:value-type="string">
            <text:p>segunda barra de ferramentas. Se non aparecen os formatos que necesita, vaia ao menú</text:p>
          </table:table-cell>
          <table:table-cell table:style-name="ce56" table:number-columns-repeated="14"/>
          <table:table-cell table:number-columns-repeated="12"/>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0"/>
          <table:table-cell table:number-columns-repeated="12"/>
        </table:table-row>
        <table:table-row table:style-name="ro1">
          <table:table-cell table:style-name="ce85" office:value-type="string" calcext:value-type="string">
            <text:p>e baixo «Destino» elixa</text:p>
          </table:table-cell>
          <table:table-cell table:style-name="ce56" table:number-columns-repeated="14"/>
          <table:table-cell table:number-columns-repeated="12"/>
        </table:table-row>
        <table:table-row table:style-name="ro1">
          <table:table-cell table:style-name="ce87" office:value-type="string" calcext:value-type="string">
            <text:p>Formato → 12 Formato numérico</text:p>
          </table:table-cell>
          <table:table-cell table:style-name="ce87" table:number-columns-repeated="2"/>
          <table:table-cell table:style-name="ce56" table:number-columns-repeated="12"/>
          <table:table-cell table:number-columns-repeated="12"/>
        </table:table-row>
        <table:table-row table:style-name="ro1">
          <table:table-cell table:style-name="ce85" office:value-type="string" calcext:value-type="string">
            <text:p>baixe ata que atope</text:p>
          </table:table-cell>
          <table:table-cell table:style-name="ce56" table:number-columns-repeated="14"/>
          <table:table-cell table:number-columns-repeated="12"/>
        </table:table-row>
        <table:table-row table:style-name="ro1">
          <table:table-cell table:style-name="ce75" office:value-type="string" calcext:value-type="string">
            <text:p>E Científico</text:p>
          </table:table-cell>
          <table:table-cell table:style-name="ce56" table:number-columns-repeated="14"/>
          <table:table-cell table:number-columns-repeated="12"/>
        </table:table-row>
        <table:table-row table:style-name="ro1">
          <table:table-cell table:style-name="ce56" office:value-type="string" calcext:value-type="string">
            <text:p>e márqueo.</text:p>
          </table:table-cell>
          <table:table-cell table:style-name="ce56" table:number-columns-repeated="14"/>
          <table:table-cell table:number-columns-repeated="12"/>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4"/>
          <table:table-cell table:number-columns-repeated="12"/>
        </table:table-row>
        <table:table-row table:style-name="ro1">
          <table:table-cell table:style-name="ce85" office:value-type="string" calcext:value-type="string">
            <text:p>faga clic na cela e pulse ao tempo as teclas</text:p>
          </table:table-cell>
          <table:table-cell table:style-name="ce56" table:number-columns-repeated="3"/>
          <table:table-cell table:style-name="ce56" office:value-type="string" calcext:value-type="string">
            <text:p>Ctrl <text:span text:style-name="T4">M</text:span></text:p>
          </table:table-cell>
          <table:table-cell table:style-name="ce85" office:value-type="string" calcext:value-type="string">
            <text:p>(Eliminar formato directo)</text:p>
          </table:table-cell>
          <table:table-cell table:style-name="ce56" table:number-columns-repeated="9"/>
          <table:table-cell table:number-columns-repeated="12"/>
        </table:table-row>
        <table:table-row table:style-name="ro1">
          <table:table-cell table:style-name="ce56" table:number-columns-repeated="15"/>
          <table:table-cell table:number-columns-repeated="12"/>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4"/>
          <table:table-cell table:number-columns-repeated="12"/>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2"/>
          <table:table-cell table:number-columns-repeated="12"/>
        </table:table-row>
        <table:table-row table:style-name="ro1">
          <table:table-cell table:style-name="ce85" office:value-type="string" calcext:value-type="string">
            <text:p>Faise clic no medio dos parénteses desta fórmula</text:p>
          </table:table-cell>
          <table:table-cell table:style-name="ce56" table:number-columns-repeated="14"/>
          <table:table-cell table:number-columns-repeated="12"/>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4"/>
          <table:table-cell table:number-columns-repeated="12"/>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4"/>
          <table:table-cell table:number-columns-repeated="12"/>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4"/>
          <table:table-cell table:number-columns-repeated="12"/>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1"/>
          <table:table-cell table:number-columns-repeated="12"/>
        </table:table-row>
        <table:table-row table:style-name="ro1">
          <table:table-cell table:style-name="ce56" table:number-columns-repeated="15"/>
          <table:table-cell table:number-columns-repeated="12"/>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56" table:number-columns-repeated="2"/>
          <table:table-cell table:style-name="ce127" office:value-type="string" calcext:value-type="string">
            <text:p>Seleccione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Copie</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Volva a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Sinale 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Pegue</text:p>
          </table:table-cell>
          <table:table-cell table:style-name="ce56" office:value-type="string" calcext:value-type="string">
            <text:p>(Ctrl V)</text:p>
          </table:table-cell>
          <table:table-cell table:style-name="ce56" office:value-type="string" calcext:value-type="string">
            <text:p>pulsando ao tempo as teclas Control e V</text:p>
          </table:table-cell>
          <table:table-cell table:style-name="ce56" table:number-columns-repeated="10"/>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lgo non vai</text:p>
          </table:table-cell>
          <table:table-cell table:style-name="ce56" table:number-columns-repeated="14"/>
          <table:table-cell table:number-columns-repeated="12"/>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4"/>
          <table:table-cell table:number-columns-repeated="12"/>
        </table:table-row>
        <table:table-row table:style-name="ro1">
          <table:table-cell table:style-name="ce93" office:value-type="string" calcext:value-type="string">
            <text:p>Non é posible modificar modificar as celas protexidas.</text:p>
          </table:table-cell>
          <table:table-cell table:style-name="ce56" table:number-columns-repeated="14"/>
          <table:table-cell table:number-columns-repeated="12"/>
        </table:table-row>
        <table:table-row table:style-name="ro1">
          <table:table-cell table:style-name="ce94" office:value-type="string" calcext:value-type="string">
            <text:p>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Copie outra cela de bordo azul e péguela na cela na que non podía escribir. </text:p>
          </table:table-cell>
          <table:table-cell table:style-name="ce56" table:number-columns-repeated="14"/>
          <table:table-cell table:number-columns-repeated="12"/>
        </table:table-row>
        <table:table-row table:style-name="ro1">
          <table:table-cell table:style-name="ce85" office:value-type="string" calcext:value-type="string">
            <text:p>Volv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Se non o fai probablemente perda as ecuacións que fan funcionar a folla)</text:p>
          </table:table-cell>
          <table:table-cell table:style-name="ce56" table:number-columns-repeated="14"/>
          <table:table-cell table:number-columns-repeated="12"/>
        </table:table-row>
        <table:table-row table:style-name="ro1">
          <table:table-cell table:style-name="ce85" office:value-type="string" calcext:value-type="string">
            <text:p>Agora debería poder escribir na cela (ou borrar o seu contido)</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eis.</text:p>
          </table:table-cell>
          <table:table-cell table:style-name="ce56" table:number-columns-repeated="12"/>
          <table:table-cell table:number-columns-repeated="12"/>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4"/>
          <table:table-cell table:number-columns-repeated="12"/>
        </table:table-row>
        <table:table-row table:style-name="ro1">
          <table:table-cell table:style-name="ce85" office:value-type="string" calcext:value-type="string">
            <text:p>para o problema actual. Despregue os menús nas celas de cor salmón e elixa unha das opcións da lista.</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É posible que os botóns de formulario estean en modo deseño.</text:p>
          </table:table-cell>
          <table:table-cell table:style-name="ce56" table:number-columns-repeated="14"/>
          <table:table-cell table:number-columns-repeated="12"/>
        </table:table-row>
        <table:table-row table:style-name="ro1">
          <table:table-cell table:style-name="ce85" office:value-type="string" calcext:value-type="string">
            <text:p>Probe con</text:p>
          </table:table-cell>
          <table:table-cell table:style-name="ce56" table:number-columns-repeated="14"/>
          <table:table-cell table:number-columns-repeated="12"/>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1"/>
          <table:table-cell table:number-columns-repeated="12"/>
        </table:table-row>
        <table:table-row table:style-name="ro1">
          <table:table-cell table:style-name="ce85" office:value-type="string" calcext:value-type="string">
            <text:p>e comprobe que o modo deseño (a 2ª icona con aspecto dunha man co dedo índice) non está activado.</text:p>
          </table:table-cell>
          <table:table-cell table:style-name="ce56" table:number-columns-repeated="14"/>
          <table:table-cell table:number-columns-repeated="12"/>
        </table:table-row>
        <table:table-row table:style-name="ro1">
          <table:table-cell table:style-name="ce85" office:value-type="string" calcext:value-type="string">
            <text:p>Se o está, desactívelo (clic nesa icona) e peche esa barra de ferramentas.</text:p>
          </table:table-cell>
          <table:table-cell table:style-name="ce56" table:number-columns-repeated="14"/>
          <table:table-cell table:number-columns-repeated="12"/>
        </table:table-row>
        <table:table-row table:style-name="ro1">
          <table:table-cell table:style-name="ce93"/>
          <table:table-cell table:style-name="ce56" table:number-columns-repeated="14"/>
          <table:table-cell table:number-columns-repeated="12"/>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97" office:value-type="string" calcext:value-type="string" table:number-columns-spanned="7" table:number-rows-spanned="12">
            <text:p>Pode borrar os datos facendo clic no botón vermello «Borrar datos».  Se só quere borrar algúns datos, seleccione unha zona co rato e faga clic no botón «Borrar datos». Os datos que aparecen despois de «Borrar datos» son os valores por defecto.</text:p>
            <text:p>Nas celas de cor salmón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text:span text:style-name="T12">Instrucións para os </text:span><text:span text:style-name="T13">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03" office:value-type="string" calcext:value-type="string" table:number-columns-spanned="7" table:number-rows-spanned="2">
            <text:p>Pode escribir o número (de 1 a 6, por defecto 3) de cifras significativas dos resultados, na cela de cor branca á dereita de «Cifras significativas».</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9" office:value-type="string" calcext:value-type="string">
            <text:p><text:span text:style-name="T12">Instrucións para outros cálcul</text:span><text:span text:style-name="T13">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1" office:value-type="string" calcext:value-type="string" table:number-columns-spanned="7" table:number-rows-spanned="4">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2" office:value-type="string" calcext:value-type="string" table:number-columns-spanned="7" table:number-rows-spanned="2">
            <text:p>Si ao abrir a folla de cálculo aparecen celas con erros ou con ###, pulse ao tempo as teclas Control Maiúsculas e F9 (Ctrl <text:span text:style-name="T14">⇑ F9)</text:span> e, normalmente, o problema soluciónase.</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number-rows-repeated="18">
          <table:table-cell table:style-name="ce56" table:number-columns-repeated="15"/>
          <table:table-cell table:number-columns-repeated="12"/>
        </table:table-row>
        <table:table-row table:style-name="ro1">
          <table:table-cell table:style-name="ce967" office:value-type="string" calcext:value-type="string">
            <text:p>Actualizado</text:p>
          </table:table-cell>
          <table:table-cell table:style-name="ce124" office:value-type="date" office:date-value="2024-03-17" calcext:value-type="date">
            <text:p>17/03/24</text:p>
          </table:table-cell>
          <table:table-cell table:number-columns-repeated="25"/>
        </table:table-row>
        <table:table-row table:style-name="ro1" table:number-rows-repeated="1048403">
          <table:table-cell table:number-columns-repeated="27"/>
        </table:table-row>
        <table:table-row table:style-name="ro2" table:number-rows-repeated="3">
          <table:table-cell table:number-columns-repeated="27"/>
        </table:table-row>
        <table:table-row table:style-name="ro2">
          <table:table-cell table:number-columns-repeated="27"/>
        </table:table-row>
      </table:table>
      <table:table table:name="Indice" table:style-name="ta1" table:print="false">
        <table:table-column table:style-name="co12" table:default-cell-style-name="ce63"/>
        <table:table-column table:style-name="co13" table:default-cell-style-name="ce63"/>
        <table:table-column table:style-name="co14" table:default-cell-style-name="ce63"/>
        <table:table-column table:style-name="co15" table:default-cell-style-name="ce63"/>
        <table:table-column table:style-name="co16" table:default-cell-style-name="ce63"/>
        <table:table-column table:style-name="co9" table:default-cell-style-name="ce63"/>
        <table:table-column table:style-name="co17" table:default-cell-style-name="ce63"/>
        <table:table-column table:style-name="co18" table:default-cell-style-name="ce63"/>
        <table:table-column table:style-name="co9"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96"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96"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96"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96"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elites</text:p>
          </table:table-cell>
          <table:table-cell table:style-name="ce194" office:value-type="string" calcext:value-type="string">
            <text:p><text:a xlink:href="#Satelites" xlink:type="simple">Cálculo da masa dun astro a partir dos datos dos seus satélites</text:a></text:p>
          </table:table-cell>
          <table:table-cell table:style-name="ce194" office:value-type="string" calcext:value-type="string">
            <text:p><text:a xlink:href="#D_Satelites" xlink:type="simple">D_Satelites</text:a></text:p>
          </table:table-cell>
          <table:table-cell table:style-name="ce195" table:number-columns-repeated="2"/>
          <table:table-cell table:style-name="ce196"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96"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Electromagnetismo</text:p>
          </table:table-cell>
          <table:table-cell table:style-name="ce50"/>
          <table:table-cell table:style-name="ce40" table:number-columns-repeated="2"/>
          <table:table-cell table:style-name="ce195" table:number-columns-repeated="2"/>
          <table:table-cell table:style-name="ce196"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190"/>
          <table:table-cell table:style-name="ce50"/>
          <table:table-cell table:style-name="ce40" table:number-columns-repeated="2"/>
          <table:table-cell table:style-name="ce195" table:number-columns-repeated="3"/>
          <table:table-cell table:number-columns-repeated="57"/>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o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96" office:value-type="string" calcext:value-type="string">
            <text:p>Instrucións </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3"/>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Optica</text:p>
          </table:table-cell>
          <table:table-cell table:style-name="ce194" office:value-type="string" calcext:value-type="string">
            <text:p><text:a xlink:href="#Optica" xlink:type="simple">Diagrama de raios</text:a></text:p>
          </table:table-cell>
          <table:table-cell table:style-name="ce194" office:value-type="string" calcext:value-type="string">
            <text:p><text:a xlink:href="#D_Optica" xlink:type="simple">D_Optica</text:a></text:p>
          </table:table-cell>
          <table:table-cell table:style-name="ce195" table:number-columns-repeated="2"/>
          <table:table-cell table:style-name="ce196" office:value-type="string" calcext:value-type="string">
            <text:p>XERAIS</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96"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96" table:formula="of:=[.G2]" office:value-type="string" office:string-value="DATOS" calcext:value-type="string">
            <text:p>DATO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ectr</text:p>
          </table:table-cell>
          <table:table-cell table:style-name="ce194" office:value-type="string" calcext:value-type="string">
            <text:p><text:a xlink:href="#Fotoele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96" table:formula="of:=[.G3]" office:value-type="string" office:string-value="RESULTADOS" calcext:value-type="string">
            <text:p>RESULTADOS</text:p>
          </table:table-cell>
          <table:table-cell table:number-columns-repeated="57"/>
        </table:table-row>
        <table:table-row table:style-name="ro1">
          <table:table-cell table:style-name="ce50"/>
          <table:table-cell table:style-name="ce50" office:value-type="string" calcext:value-type="string">
            <text:p>Fotoelectr5</text:p>
          </table:table-cell>
          <table:table-cell table:style-name="ce194" office:value-type="string" calcext:value-type="string">
            <text:p><text:a xlink:href="#Fotoelectr5" xlink:type="simple">Efecto fotoeléctrico (con datos de máis de 2 puntos)</text:a></text:p>
          </table:table-cell>
          <table:table-cell table:style-name="ce194" office:value-type="string" calcext:value-type="string">
            <text:p><text:a xlink:href="#D_Fotoel" xlink:type="simple">D_Fotoel</text:a></text:p>
          </table:table-cell>
          <table:table-cell table:style-name="ce195" table:number-columns-repeated="2"/>
          <table:table-cell table:style-name="ce196" table:formula="of:=[.G4]" office:value-type="string" office:string-value="OUTROS CÁLCULOS" calcext:value-type="string">
            <text:p>OUTROS CÁLCUL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96" office:value-type="string" calcext:value-type="string">
            <text:p>GRÁFICA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3"/>
          <table:table-cell table:number-columns-repeated="57"/>
        </table:table-row>
        <table:table-row table:style-name="ro1">
          <table:table-cell table:style-name="ce50" table:number-columns-repeated="4"/>
          <table:table-cell table:style-name="Default" table:number-columns-repeated="2"/>
          <table:table-cell table:style-name="ce196"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office:value-type="string" calcext:value-type="string">
            <text:p>Actualizado</text:p>
          </table:table-cell>
          <table:table-cell table:style-name="ce192" table:formula="of:=MAX([$Introd.B131];[$Axuda.B169];[$Satelites.H36];[$Refraccion.H32];[$Optica.H24];[$Lentes.H27];#REF!;[$Fotoelectr.H34])" office:value-type="string" office:string-value="" calcext:value-type="error">
            <text:p>#¡REF!</text:p>
          </table:table-cell>
          <table:table-cell table:style-name="Default" table:number-columns-repeated="2"/>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e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77cm" svg:y="2.191cm">
            <draw:object draw:notify-on-update-of-ranges="Satelites.AN19:Satelites.AN23 Satelites.AO18:Satelites.AO18 Satelites.AO19:Satelites.AO23" xlink:href="./Object 1" xlink:type="simple" xlink:show="embed" xlink:actuate="onLoad">
              <loext:p/>
            </draw:object>
            <draw:image xlink:href="./ObjectReplacements/Object 1" xlink:type="simple" xlink:show="embed" xlink:actuate="onLoad"/>
          </draw:frame>
        </table:shapes>
        <table:table-column table:style-name="co9" table:number-columns-repeated="4" table:default-cell-style-name="ce63"/>
        <table:table-column table:style-name="co19" table:default-cell-style-name="ce63"/>
        <table:table-column table:style-name="co9" table:number-columns-repeated="4" table:default-cell-style-name="ce63"/>
        <table:table-column table:style-name="co20" table:default-cell-style-name="ce63"/>
        <table:table-column table:style-name="co19" table:default-cell-style-name="ce63"/>
        <table:table-column table:style-name="co21" table:default-cell-style-name="ce63"/>
        <table:table-column table:style-name="co4" table:number-columns-repeated="2" table:default-cell-style-name="ce63"/>
        <table:table-column table:style-name="co22" table:default-cell-style-name="ce63"/>
        <table:table-column table:style-name="co23" table:default-cell-style-name="ce63"/>
        <table:table-column table:style-name="co24" table:default-cell-style-name="ce63"/>
        <table:table-column table:style-name="co25" table:default-cell-style-name="ce63"/>
        <table:table-column table:style-name="co26" table:default-cell-style-name="ce63"/>
        <table:table-column table:style-name="co4" table:number-columns-repeated="3" table:default-cell-style-name="ce63"/>
        <table:table-column table:style-name="co9" table:number-columns-repeated="5"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9" table:default-cell-style-name="ce63"/>
        <table:table-column table:style-name="co28" table:default-cell-style-name="ce63"/>
        <table:table-column table:style-name="co29" table:default-cell-style-name="ce63"/>
        <table:table-column table:style-name="co9" table:number-columns-repeated="9" table:default-cell-style-name="ce63"/>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SATÉLITES</text:p>
          </table:table-cell>
          <table:table-cell table:style-name="ce225"/>
          <table:table-cell table:style-name="ce225" office:value-type="string" calcext:value-type="string">
            <text:p>Cifras significativas: </text:p>
          </table:table-cell>
          <table:table-cell table:style-name="ce108" table:formula="of:=IF(ISBLANK([.J15]);3;[.J15])" office:value-type="float" office:value="3" calcext:value-type="float">
            <text:p>3</text:p>
          </table:table-cell>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m³·kg⁻¹·s⁻²</text:p>
          </table:table-cell>
          <table:table-cell table:style-name="ce108" office:value-type="string" calcext:value-type="string">
            <text:p>Masa do planeta</text:p>
          </table:table-cell>
          <table:table-cell table:style-name="ce108" table:formula="of:=AVALOR(IF(AND(ISBLANK([.H12]);[.$AM$3]);[.$AM$2];[.$H$12]))" office:value-type="float" office:value="5.98E+024" calcext:value-type="float">
            <text:p>5,98E+024</text:p>
          </table:table-cell>
          <table:table-cell table:style-name="ce108" table:number-columns-repeated="3"/>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Satelites.D2" table:end-x="2.209cm" table:end-y="0.441cm" draw:z-index="3" draw:style-name="gr3" draw:text-style-name="P3" svg:width="2.2cm" svg:height="0.386cm" svg:x="0.009cm" svg:y="0.055cm" draw:control="control1"/>
          </table:table-cell>
          <table:table-cell table:style-name="ce280" table:number-columns-repeated="7"/>
          <table:table-cell table:style-name="ce280" table:formula="of:=IF(ISBLANK([.M2]);REPT(&quot; &quot;;27)&amp;&quot;T²&quot;;&quot;&quot;)">
            <text:p/>
          </table:table-cell>
          <table:table-cell table:style-name="ce347" table:content-validation-name="val10" office:value-type="string" calcext:value-type="string">
            <text:p>T²</text:p>
          </table:table-cell>
          <table:table-cell table:style-name="ce183" office:value-type="string" calcext:value-type="string">
            <text:p>fronte a</text:p>
          </table:table-cell>
          <table:table-cell table:style-name="ce352" table:formula="of:=INDEX([.AK18:.AL18];1;3-[.AP18])" office:value-type="string" office:string-value="r³" calcext:value-type="string">
            <text:p>r³</text:p>
          </table:table-cell>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J$1];3)" office:value-type="string" office:string-value="6,67·10⁻¹¹" calcext:value-type="string">
            <text:p>6,67·10⁻¹¹</text:p>
          </table:table-cell>
          <table:table-cell table:style-name="ce108"/>
          <table:table-cell table:style-name="ce108" office:value-type="string" calcext:value-type="string">
            <text:p>Terra</text:p>
          </table:table-cell>
          <table:table-cell table:style-name="ce108" office:value-type="string" calcext:value-type="string">
            <text:p>5,9722·10²⁴</text:p>
          </table:table-cell>
          <table:table-cell table:style-name="ce108" table:number-columns-repeated="3"/>
          <table:table-cell table:number-columns-repeated="6"/>
        </table:table-row>
        <table:table-row table:style-name="ro1">
          <table:table-cell table:style-name="ce185" office:value-type="string" calcext:value-type="string" table:number-columns-spanned="4" table:number-rows-spanned="7">
            <text:p><text:span text:style-name="T16">a) A partir dos seguintes datos de satélites que orbitan arredor da Terra determina o valor da masa da Terra.</text:span></text:p>
            <text:p><text:span text:style-name="T16">b) Se o valor indicado nos libros de texto para a masa da Terra é de 5,98×10²⁴ kg, que incerteza relativa obtivemos a partir do cálculo realizado?  </text:span></text:p>
            <text:p><text:span text:style-name="T16">DATO: G = 6,67×10⁻¹¹ N∙m²∙kg⁻². </text:span><text:tab/><text:span text:style-name="T16">(A.B.A.U. ord. 24)</text:span></text:p>
            <text:p><text:span text:style-name="T16">Rta.: a) M = 3,63·10²⁴ kg; b) ΔM = 40 %</text:span></text:p>
          </table:table-cell>
          <table:covered-table-cell table:style-name="ce200"/>
          <table:covered-table-cell table:number-columns-repeated="2" table:style-name="ce199"/>
          <table:table-cell table:style-name="ce280"/>
          <table:table-cell table:style-name="ce182" office:value-type="string" calcext:value-type="string">
            <text:p><text:span text:style-name="T23">Satélite</text:span></text:p>
          </table:table-cell>
          <table:table-cell table:style-name="ce260" table:content-validation-name="val4" office:value-type="string" calcext:value-type="string">
            <text:p>r</text:p>
          </table:table-cell>
          <table:table-cell table:style-name="ce260" table:content-validation-name="val6" office:value-type="string" calcext:value-type="string">
            <text:p>T</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1"/>
          <table:table-cell table:style-name="ce150" table:formula="of:=IF(ISBLANK([.N3]);[.AJ10]&amp;REPT(&quot; &quot;;28);&quot;&quot;)" office:value-type="string" office:string-value="S.I.                            " calcext:value-type="string">
            <text:p>S.I. <text:s text:c="27"/></text:p>
          </table:table-cell>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Indice.G11:$I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J$1];6)" office:value-type="string" office:string-value="6,67408·10⁻¹¹" calcext:value-type="string">
            <text:p>6,67408·10⁻¹¹</text:p>
          </table:table-cell>
          <table:table-cell table:style-name="ce108"/>
          <table:table-cell table:style-name="ce108" table:formula="of:=&quot;É a &quot;&amp;[.AL2]&amp;&quot;?&quot;" office:value-type="string" office:string-value="É a Terra?" calcext:value-type="string">
            <text:p>É a Terra?</text:p>
          </table:table-cell>
          <table:table-cell table:style-name="ce229" table:formula="of:=NOT(ISERROR(SEARCH([.AL2];[.A3])))" office:value-type="boolean" office:boolean-value="true" calcext:value-type="boolean">
            <text:p>VERDADERO</text:p>
          </table:table-cell>
          <table:table-cell table:style-name="ce108" office:value-type="string" calcext:value-type="string">
            <text:p>incerteza</text:p>
          </table:table-cell>
          <table:table-cell table:style-name="ce108" table:number-columns-repeated="2"/>
          <table:table-cell table:number-columns-repeated="6"/>
        </table:table-row>
        <table:table-row table:style-name="ro1">
          <table:covered-table-cell table:number-columns-repeated="4" table:style-name="ce199"/>
          <table:table-cell table:style-name="ce280"/>
          <table:table-cell table:style-name="ce412" table:formula="of:=IF(ISERROR([.$AG$9]);&quot;clic →&quot;;IF([.$AG$9];&quot;&quot;;&quot;clic →&quot;))">
            <text:p/>
          </table:table-cell>
          <table:table-cell table:style-name="ce261" table:content-validation-name="val5" office:value-type="string" calcext:value-type="string">
            <text:p>km</text:p>
          </table:table-cell>
          <table:table-cell table:style-name="ce261" table:content-validation-name="val7" office:value-type="string" calcext:value-type="string">
            <text:p>min</text:p>
          </table:table-cell>
          <table:table-cell table:style-name="ce210" table:formula="of:=IF(ISERROR([.$AH$9]);&quot;← clic&quot;;IF([.$AH$9];&quot;&quot;;&quot;← clic&quot;))">
            <text:p/>
          </table:table-cell>
          <table:table-cell table:style-name="ce280" table:number-columns-repeated="6"/>
          <table:table-cell table:style-name="Default" table:number-columns-repeated="2"/>
          <table:table-cell table:style-name="ce194" office:value-type="string" calcext:value-type="string">
            <text:p><text:a xlink:href="#D_Satelites"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D4]" office:value-type="string" office:string-value="T" calcext:value-type="string">
            <text:p>T</text:p>
          </table:table-cell>
          <table:table-cell table:style-name="ce228" table:formula="of:=IF(OR([.$AE$8]=[.AC4];[.$AE$8]=3-[.AC4]);[.AD6];[.AE4])" office:value-type="string" office:string-value="T" calcext:value-type="string">
            <text:p>T</text:p>
          </table:table-cell>
          <table:table-cell table:style-name="ce108" table:formula="of:=CHOOSE([.$AE$8];INDEX([.$AE$11:.$AE$15];[.AC4];1);INDEX([.$AE$11:.$AE$15];[.AC4];1)&amp;[.$AF$1];INDEX([.$AF$11:.$AF$15];[.AC4];1);INDEX([.$AF$11:.$AF$15];[.AC4];1)&amp;IF([.AC4]&lt;3;[.$AG$1];&quot;&quot;))" office:value-type="string" office:string-value="m" calcext:value-type="string">
            <text:p>m</text:p>
          </table:table-cell>
          <table:table-cell table:style-name="ce228" table:formula="of:=CHOOSE([.$AG$10];INDEX([.$AE$11:.$AE$15];[.AC4];1);INDEX([.$AE$11:.$AE$15];[.AC4];1)&amp;[.$AF$1];INDEX([.$AF$11:.$AF$15];[.AC4];1);INDEX([.$AF$11:.$AF$15];[.AC4];1)&amp;IF([.AC4]&lt;3;[.$AG$1];&quot;&quot;))" office:value-type="string" office:string-value="s" calcext:value-type="string">
            <text:p>s</text:p>
          </table:table-cell>
          <table:table-cell table:style-name="ce108" office:value-type="string" calcext:value-type="string">
            <text:p>elixida</text:p>
          </table:table-cell>
          <table:table-cell table:style-name="ce108" table:formula="of:=IF(ISBLANK([.H11]);1;MATCH([.H11];[.AJ2:.AJ3];0))" office:value-type="float" office:value="1" calcext:value-type="float">
            <text:p>1</text:p>
          </table:table-cell>
          <table:table-cell table:style-name="ce108"/>
          <table:table-cell table:style-name="ce108" table:formula="of:=&quot;¿Calcular &quot;&amp;[.AN4]&amp;&quot;?&quot;" office:value-type="string" office:string-value="¿Calcular δ?" calcext:value-type="string">
            <text:p>¿Calcular δ?</text:p>
          </table:table-cell>
          <table:table-cell table:style-name="ce229" table:formula="of:=OR([.$AM$3];[.AM1]&gt;0)" office:value-type="boolean" office:boolean-value="true" calcext:value-type="boolean">
            <text:p>VERDADERO</text:p>
          </table:table-cell>
          <table:table-cell table:style-name="ce108" office:value-type="string" calcext:value-type="string">
            <text:p>δ</text:p>
          </table:table-cell>
          <table:table-cell table:style-name="ce108" table:number-columns-repeated="2"/>
          <table:table-cell table:number-columns-repeated="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O18]" office:value-type="string" office:string-value="T²" calcext:value-type="string">
            <text:p>T²</text:p>
          </table:table-cell>
          <table:table-cell table:style-name="ce221" table:formula="of:=IF([.AL7];&quot;(&quot;&amp;[.AO26]&amp;&quot; &quot;&amp;[.$AO$25]&amp;&quot;)&quot;;&quot;&quot;)" office:value-type="string" office:string-value="(/10⁸ s²)" calcext:value-type="string">
            <text:p>(/10⁸ s²)</text:p>
          </table:table-cell>
          <table:table-cell table:style-name="ce217" table:number-columns-repeated="2"/>
          <table:table-cell table:style-name="Default" table:number-columns-repeated="6"/>
          <table:table-cell table:number-columns-repeated="4"/>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D5]" office:value-type="string" office:string-value="T²" calcext:value-type="string">
            <text:p>T²</text:p>
          </table:table-cell>
          <table:table-cell table:style-name="ce108" table:formula="of:=IF(OR([.$AE$8]=[.AC5];[.$AE$8]=3-[.AC5]);[.AD7];[.AE5])" office:value-type="string" office:string-value="T²" calcext:value-type="string">
            <text:p>T²</text:p>
          </table:table-cell>
          <table:table-cell table:style-name="ce108" table:formula="of:=CHOOSE([.$AE$8];INDEX([.$AE$11:.$AE$15];[.AC5];1);INDEX([.$AE$11:.$AE$15];[.AC5];1)&amp;[.$AF$1];INDEX([.$AF$11:.$AF$15];[.AC5];1);INDEX([.$AF$11:.$AF$15];[.AC5];1)&amp;IF([.AC5]&lt;3;[.$AG$1];&quot;&quot;))" office:value-type="string" office:string-value="km" calcext:value-type="string">
            <text:p>km</text:p>
          </table:table-cell>
          <table:table-cell table:style-name="ce228" table:formula="of:=CHOOSE([.$AG$10];INDEX([.$AE$11:.$AE$15];[.AC5];1);INDEX([.$AE$11:.$AE$15];[.AC5];1)&amp;[.$AF$1];INDEX([.$AF$11:.$AF$15];[.AC5];1);INDEX([.$AF$11:.$AF$15];[.AC5];1)&amp;IF([.AC5]&lt;3;[.$AG$1];&quot;&quot;))" office:value-type="string" office:string-value="min" calcext:value-type="string">
            <text:p>min</text:p>
          </table:table-cell>
          <table:table-cell table:style-name="ce108"/>
          <table:table-cell table:style-name="ce108" table:formula="of:=AVALOR(INDEX([.AJ2:.AJ3];[.AJ4];1))" office:value-type="float" office:value="0.0000000000667" calcext:value-type="float">
            <text:p>6,67E-11</text:p>
          </table:table-cell>
          <table:table-cell table:style-name="ce108" table:number-columns-repeated="6"/>
          <table:table-cell table:number-columns-repeated="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table-cell table:style-name="ce108" table:number-columns-repeated="2"/>
          <table:table-cell table:style-name="ce160" office:value-type="float" office:value="3" calcext:value-type="float">
            <text:p>3</text:p>
          </table:table-cell>
          <table:table-cell table:style-name="ce108" office:value-type="string" calcext:value-type="string">
            <text:p>r</text:p>
          </table:table-cell>
          <table:table-cell table:style-name="ce108" table:formula="of:=[.AD6]" office:value-type="string" office:string-value="r" calcext:value-type="string">
            <text:p>r</text:p>
          </table:table-cell>
          <table:table-cell table:style-name="ce108"/>
          <table:table-cell table:style-name="ce108" table:formula="of:=CHOOSE([.$AE$8];INDEX([.$AE$11:.$AE$15];[.AC6];1);INDEX([.$AE$11:.$AE$15];[.AC6];1)&amp;[.$AF$1];INDEX([.$AF$11:.$AF$15];[.AC6];1);INDEX([.$AF$11:.$AF$15];[.AC6];1)&amp;IF([.AC6]&lt;3;[.$AG$1];&quot;&quot;))">
            <text:p/>
          </table:table-cell>
          <table:table-cell table:style-name="ce228" table:formula="of:=CHOOSE([.$AG$10];INDEX([.$AE$11:.$AE$15];[.AC6];1);INDEX([.$AE$11:.$AE$15];[.AC6];1)&amp;[.$AF$1];INDEX([.$AF$11:.$AF$15];[.AC6];1);INDEX([.$AF$11:.$AF$15];[.AC6];1)&amp;IF([.AC6]&lt;3;[.$AG$1];&quot;&quot;))" office:value-type="string" office:string-value="h" calcext:value-type="string">
            <text:p>h</text:p>
          </table:table-cell>
          <table:table-cell table:style-name="ce108" table:number-columns-repeated="8"/>
          <table:table-cell table:number-columns-repeated="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6"/>
          <table:table-cell table:number-columns-repeated="4"/>
          <table:table-cell table:style-name="ce160" table:number-columns-repeated="2"/>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D7]" office:value-type="string" office:string-value="r³" calcext:value-type="string">
            <text:p>r³</text:p>
          </table:table-cell>
          <table:table-cell table:style-name="ce108"/>
          <table:table-cell table:style-name="ce108" table:formula="of:=CHOOSE([.$AE$8];INDEX([.$AE$11:.$AE$15];[.AC7];1);INDEX([.$AE$11:.$AE$15];[.AC7];1)&amp;[.$AF$1];INDEX([.$AF$11:.$AF$15];[.AC7];1);INDEX([.$AF$11:.$AF$15];[.AC7];1)&amp;IF([.AC7]&lt;3;[.$AG$1];&quot;&quot;))">
            <text:p/>
          </table:table-cell>
          <table:table-cell table:style-name="ce228" table:formula="of:=CHOOSE([.$AG$10];INDEX([.$AE$11:.$AE$15];[.AC7];1);INDEX([.$AE$11:.$AE$15];[.AC7];1)&amp;[.$AF$1];INDEX([.$AF$11:.$AF$15];[.AC7];1);INDEX([.$AF$11:.$AF$15];[.AC7];1)&amp;IF([.AC7]&lt;3;[.$AG$1];&quot;&quot;))" office:value-type="string" office:string-value="días" calcext:value-type="string">
            <text:p>días</text:p>
          </table:table-cell>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199"/>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6"/>
          <table:table-cell table:style-name="ce160" office:value-type="float" office:value="5" calcext:value-type="float">
            <text:p>5</text:p>
          </table:table-cell>
          <table:table-cell table:style-name="ce108"/>
          <table:table-cell table:style-name="ce108" table:formula="of:=IF(ISBLANK([.$G$3]);0;MATCH([.$G$3];[.AD4:.AD7];0))" office:value-type="float" office:value="3" calcext:value-type="float">
            <text:p>3</text:p>
          </table:table-cell>
          <table:table-cell table:style-name="ce108" table:formula="of:=IF(ISBLANK([.$H$3]);0;MATCH([.$H$3];[.AF4:.AF7];0))" office:value-type="float" office:value="1" calcext:value-type="float">
            <text:p>1</text:p>
          </table:table-cell>
          <table:table-cell table:style-name="ce108" table:formula="of:=CHOOSE([.$AE$8];INDEX([.$AE$11:.$AE$15];[.AC8];1);INDEX([.$AE$11:.$AE$15];[.AC8];1)&amp;[.$AF$1];INDEX([.$AF$11:.$AF$15];[.AC8];1);INDEX([.$AF$11:.$AF$15];[.AC8];1)&amp;IF([.AC8]&lt;3;[.$AG$1];&quot;&quot;))">
            <text:p/>
          </table:table-cell>
          <table:table-cell table:style-name="ce228" table:formula="of:=CHOOSE([.$AG$10];INDEX([.$AE$11:.$AE$15];[.AC8];1);INDEX([.$AE$11:.$AE$15];[.AC8];1)&amp;[.$AF$1];INDEX([.$AF$11:.$AF$15];[.AC8];1);INDEX([.$AF$11:.$AF$15];[.AC8];1)&amp;IF([.AC8]&lt;3;[.$AG$1];&quot;&quot;))" office:value-type="string" office:string-value="anos" calcext:value-type="string">
            <text:p>anos</text:p>
          </table:table-cell>
          <table:table-cell table:style-name="ce108" table:number-columns-repeated="8"/>
          <table:table-cell table:number-columns-repeated="6"/>
        </table:table-row>
        <table:table-row table:style-name="ro1">
          <table:covered-table-cell table:style-name="ce200"/>
          <table:covered-table-cell table:number-columns-repeated="2" table:style-name="ce165"/>
          <table:covered-table-cell table:style-name="ce199"/>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G4:.AG8];1))" office:value-type="float" office:value="2" calcext:value-type="float">
            <text:p>2</text:p>
          </table:table-cell>
          <table:table-cell table:style-name="ce108" table:formula="of:=IF(ISBLANK([.$H$4]);0;MATCH([.$H$4];[.AH4:.AH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E8]&gt;2;0;2)+[.AF8]" office:value-type="float" office:value="1" calcext:value-type="float">
            <text:p>1</text:p>
          </table:table-cell>
          <table:table-cell table:style-name="ce108" table:number-columns-repeated="2"/>
          <table:table-cell table:style-name="ce108" office:value-type="string" calcext:value-type="string">
            <text:p>S.I.</text:p>
          </table:table-cell>
          <table:table-cell table:style-name="ce108"/>
          <table:table-cell table:style-name="ce229" table:formula="of:=([.$AE$8]&lt;3)" office:value-type="boolean" office:boolean-value="false" calcext:value-type="boolean">
            <text:p>FALSO</text:p>
          </table:table-cell>
          <table:table-cell table:style-name="ce108" table:number-columns-repeated="4"/>
          <table:table-cell table:number-columns-repeated="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table-cell table:style-name="ce183"/>
          <table:table-cell table:style-name="ce138" table:formula="of:=[.$AI$1]&amp;&quot; &quot;&amp;&quot;G = &quot;" office:value-type="string" office:string-value="Constante da gravitación G = " calcext:value-type="string">
            <text:p>Constante da gravitación G = </text:p>
          </table:table-cell>
          <table:table-cell table:style-name="ce197" table:content-validation-name="val8"/>
          <table:table-cell table:style-name="ce280"/>
          <table:table-cell table:style-name="ce150" table:formula="of:=IF(ISBLANK([.H11]);[.AJ2]&amp;&quot; &quot;&amp;[.$AK$1]&amp;REPT(&quot; &quot;;17);[.$AK$1]&amp;REPT(&quot; &quot;;17))" office:value-type="string" office:string-value="6,67·10⁻¹¹ m³·kg⁻¹·s⁻²                 " calcext:value-type="string">
            <text:p>6,67·10⁻¹¹ m³·kg⁻¹·s⁻² <text:s text:c="16"/></text:p>
          </table:table-cell>
          <table:table-cell table:style-name="ce150"/>
          <table:table-cell table:style-name="ce217" table:number-columns-repeated="4"/>
          <table:table-cell table:style-name="Default" table:number-columns-repeated="6"/>
          <table:table-cell table:number-columns-repeated="4"/>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J10]))" office:value-type="float" office:value="2" calcext:value-type="float">
            <text:p>2</text:p>
          </table:table-cell>
          <table:table-cell table:style-name="ce108"/>
          <table:table-cell table:style-name="ce229" table:formula="of:=OR(AND([.$AL$10];[.AE8]=2);AND(NOT([.$AL$10]);[.AF8]=2))"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number-columns-repeated="2"/>
          <table:table-cell table:style-name="ce138" table:formula="of:=[.$AL$1]&amp;&quot; M =&quot;" office:value-type="string" office:string-value="Masa do planeta M =" calcext:value-type="string">
            <text:p>Masa do planeta M =</text:p>
          </table:table-cell>
          <table:table-cell table:style-name="ce644" office:value-type="string" calcext:value-type="string">
            <text:p>5,98×10²⁴</text:p>
          </table:table-cell>
          <table:table-cell table:style-name="ce310" table:formula="of:=IF(AND(ISBLANK([.H12]);[.$AM$3]);[.$AM$2];&quot;&quot;)&amp;&quot; kg&quot;&amp;REPT(&quot; &quot;;18)" office:value-type="string" office:string-value=" kg                  " calcext:value-type="string">
            <text:p><text:s/>kg <text:s text:c="17"/></text:p>
          </table:table-cell>
          <table:table-cell table:style-name="ce280" table:number-columns-repeated="2"/>
          <table:table-cell table:style-name="ce217" table:number-columns-repeated="4"/>
          <table:table-cell table:style-name="Default" table:number-columns-repeated="6"/>
          <table:table-cell table:number-columns-repeated="4"/>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G9]&gt;0;INDEX([.AG4:.AG8];[.AG9];1);[.AG4])" office:value-type="string" office:string-value="km" calcext:value-type="string">
            <text:p>km</text:p>
          </table:table-cell>
          <table:table-cell table:style-name="ce108" table:formula="of:=IF([.AH9]&gt;0;INDEX([.AH4:.AH8];[.AH9];1);[.AH4])" office:value-type="string" office:string-value="min" calcext:value-type="string">
            <text:p>min</text:p>
          </table:table-cell>
          <table:table-cell table:style-name="ce108" table:number-columns-repeated="3"/>
          <table:table-cell table:style-name="ce229" table:formula="of:=OR(AND([.$AL$10];[.AF8]=2);AND(NOT([.$AL$10]);[.AE8]=4))"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7"/>
          <table:table-cell table:style-name="ce217" table:number-columns-repeated="4"/>
          <table:table-cell table:style-name="Default" table:number-columns-repeated="6"/>
          <table:table-cell table:number-columns-repeated="4"/>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9"/>
          <table:table-cell table:style-name="ce217" table:number-columns-repeated="3"/>
          <table:table-cell table:style-name="Default" table:number-columns-repeated="6"/>
          <table:table-cell table:number-columns-repeated="4"/>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4"/>
          <table:table-cell table:style-name="ce728" office:value-type="string" calcext:value-type="string">
            <office:annotation draw:style-name="gr5" draw:text-style-name="P5" svg:width="2.899cm" svg:height="2.416cm" svg:x="18.651cm" svg:y="6.307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5]);&quot;3&quot;&amp;REPT(&quot; &quot;;6);&quot;&quot;)" office:value-type="string" office:string-value="3      " calcext:value-type="string">
            <text:p>3 <text:s text:c="5"/></text:p>
          </table:table-cell>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number-columns-repeated="7"/>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45"/>
          <table:table-cell table:style-name="ce108" table:number-columns-repeated="6"/>
          <table:table-cell table:style-name="ce160" table:formula="of:=INDEX([.AD11:.AD15];IF([.$AL$10];[.AG9];[.AH9]);1)" office:value-type="float" office:value="60" calcext:value-type="float">
            <text:p>60</text:p>
          </table:table-cell>
          <table:table-cell table:style-name="ce160" table:formula="of:=CHOOSE(IF([.$AL$10];[.AH9];[.AG9]);1;1000)" office:value-type="float" office:value="1000" calcext:value-type="float">
            <text:p>1000</text:p>
          </table:table-cell>
          <table:table-cell table:style-name="ce108" table:number-columns-repeated="4"/>
          <table:table-cell table:number-columns-repeated="6"/>
        </table:table-row>
        <table:table-row table:style-name="ro1">
          <table:table-cell table:style-name="ce162" table:formula="of:=CHOOSE([.AA4];&quot;&quot;;[$Axuda.A125];[$Axuda.A149];[.A81];[$Axuda.E144]&amp;CHAR(10)&amp;[.A101];[$Axuda.$A$143];[.$A$111])" office:value-type="string" office:string-value="Elixa, nas celas de cor salmón, as variables dos datos de que dispón, e as súas unidades.&#10;Escriba os valores dos datos dos que dispón nas celas de cor branca e bordo azul.&#10;Nas últimas filas, elixa o valor da «Constante da gravitación», á dereita de «G =», (por defecto 6,67·10⁻¹¹ N·m²/kg²).&#10;Para o cálculo da incerteza relativa (δ), ten que escribir o valor da masa do planeta na cela correspondente, agás no caso da Terra." calcext:value-type="string" table:number-columns-spanned="4" table:number-rows-spanned="26">
            <text:p>Elixa, nas celas de cor salmón,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3"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6"/>
          <table:table-cell table:number-columns-repeated="4"/>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160" table:formula="of:=[.AK16]*IF([.AL11];[.AK16];1)" office:value-type="float" office:value="60" calcext:value-type="float">
            <text:p>60</text:p>
          </table:table-cell>
          <table:table-cell table:style-name="ce160" table:formula="of:=[.AL16]*IF([.AL12];[.AL16]*[.AL16];1)" office:value-type="float" office:value="1000" calcext:value-type="float">
            <text:p>1000</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r" calcext:value-type="string">
            <text:p>r</text:p>
          </table:table-cell>
          <table:table-cell table:style-name="ce247" table:formula="of:=IF([.AF8]&gt;0;INDEX([.AF4:.AF5];[.AF8];1);[.AF4])" office:value-type="string" office:string-value="T" calcext:value-type="string">
            <text:p>T</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385" office:value-type="string" calcext:value-type="string">
            <text:p>T²</text:p>
          </table:table-cell>
          <table:table-cell table:style-name="ce385"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60"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K19];[.$AD$1]))" office:value-type="string" office:string-value="8,99·10⁷" calcext:value-type="string">
            <text:p>8,99·10⁷</text:p>
          </table:table-cell>
          <table:table-cell table:style-name="ce222" table:formula="of:=IF(ISBLANK([.H5]);&quot;&quot;;NUMFORMA([.AL19];[.$AD$1]))" office:value-type="string" office:string-value="4,38·10²⁰" calcext:value-type="string">
            <text:p>4,38·10²⁰</text:p>
          </table:table-cell>
          <table:table-cell table:style-name="ce222" table:formula="of:=IF(OR(ISBLANK([.G5]);ISBLANK([.H5]));&quot;&quot;;NUMFORMA([.AM19];[.$AD$1]))" office:value-type="string" office:string-value="4,87·10¹²" calcext:value-type="string">
            <text:p>4,87·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7595" calcext:value-type="float">
            <text:p>7595</text:p>
          </table:table-cell>
          <table:table-cell table:style-name="ce160" table:formula="of:=AVALOR(TRIM([.H5]))" office:value-type="float" office:value="158" calcext:value-type="float">
            <text:p>158</text:p>
          </table:table-cell>
          <table:table-cell table:style-name="ce160"/>
          <table:table-cell table:style-name="ce108" table:formula="of:=IF([.$AL$10];IF([.$AL$11];[.AE19];[.AE19]*[.AE19]);IF([.$AL$12];[.AF19];[.AF19]*[.AF19]))" office:value-type="float" office:value="24964" calcext:value-type="float">
            <text:p>24964</text:p>
          </table:table-cell>
          <table:table-cell table:style-name="ce250" table:formula="of:=IF([.$AL$10];IF([.$AL$12];[.AF19];[.AF19]*[.AF19]*[.AF19]);IF([.$AL$11];[.AE19];[.AE19]*[.AE19]*[.AE19]))" office:value-type="float" office:value="438110169875" calcext:value-type="float">
            <text:p>4,38E+11</text:p>
          </table:table-cell>
          <table:table-cell table:style-name="ce160"/>
          <table:table-cell table:style-name="ce108" table:formula="of:=[.AH19]*[.$AK$17]*IF([.$AL$11];1;[.$AK$17])" office:value-type="float" office:value="89870400" calcext:value-type="float">
            <text:p>89870400</text:p>
          </table:table-cell>
          <table:table-cell table:style-name="ce248" table:formula="of:=[.AI19]*[.$AL$17]*IF([.$AL$12];1;[.$AL$17]*[.$AL$17])" office:value-type="float" office:value="4.38110169875E+020" calcext:value-type="float">
            <text:p>4,38E+20</text:p>
          </table:table-cell>
          <table:table-cell table:style-name="ce250" table:formula="of:=IF(AND([.AK19];[.AL19]);[.AL19]/[.AK19];&quot;&quot;)" office:value-type="float" office:value="4874910647721.61" calcext:value-type="float">
            <text:p>4,87E+12</text:p>
          </table:table-cell>
          <table:table-cell table:style-name="ce250" table:formula="of:=IF([.$AJ$11]=2;CHOOSE([.$AP$18];[.AL19]/[.$AL$25];[.AK19]/[.$AK$25]);CHOOSE([.$AP$18];[.AI19]/[.$AI$25];[.AH19]/[.$AH$25]))" office:value-type="float" office:value="0.438110169875" calcext:value-type="float">
            <text:p>4,38E-01</text:p>
          </table:table-cell>
          <table:table-cell table:style-name="ce250" table:formula="of:=IF([.$AJ$11]=2;CHOOSE([.$AP$18];[.AK19]/[.$AK$25];[.AL19]/[.$AL$25]);CHOOSE([.$AP$18];[.AH19]/[.$AH$25];[.AI19]/[.$AI$25]))" office:value-type="float" office:value="0.898704" calcext:value-type="float">
            <text:p>8,99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K20];[.$AD$1]))" office:value-type="string" office:string-value="2,99·10⁸" calcext:value-type="string">
            <text:p>2,99·10⁸</text:p>
          </table:table-cell>
          <table:table-cell table:style-name="ce222" table:formula="of:=IF(ISBLANK([.H6]);&quot;&quot;;NUMFORMA([.AL20];[.$AD$1]))" office:value-type="string" office:string-value="3,00·10²¹" calcext:value-type="string">
            <text:p>3,00·10²¹</text:p>
          </table:table-cell>
          <table:table-cell table:style-name="ce205" table:formula="of:=IF(OR(ISBLANK([.G6]);ISBLANK([.H6]));&quot;&quot;;NUMFORMA([.AM20];[.$AD$1]))" office:value-type="string" office:string-value="1,01·10¹³" calcext:value-type="string">
            <text:p>1,01·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4429" calcext:value-type="float">
            <text:p>14429</text:p>
          </table:table-cell>
          <table:table-cell table:style-name="ce160" table:formula="of:=AVALOR(TRIM([.H6]))" office:value-type="float" office:value="288" calcext:value-type="float">
            <text:p>288</text:p>
          </table:table-cell>
          <table:table-cell table:style-name="ce160"/>
          <table:table-cell table:style-name="ce108" table:formula="of:=IF([.$AL$10];IF([.$AL$11];[.AE20];[.AE20]*[.AE20]);IF([.$AL$12];[.AF20];[.AF20]*[.AF20]))" office:value-type="float" office:value="82944" calcext:value-type="float">
            <text:p>82944</text:p>
          </table:table-cell>
          <table:table-cell table:style-name="ce250" table:formula="of:=IF([.$AL$10];IF([.$AL$12];[.AF20];[.AF20]*[.AF20]*[.AF20]);IF([.$AL$11];[.AE20];[.AE20]*[.AE20]*[.AE20]))" office:value-type="float" office:value="3004060675589" calcext:value-type="float">
            <text:p>3,00E+12</text:p>
          </table:table-cell>
          <table:table-cell table:style-name="ce160"/>
          <table:table-cell table:style-name="ce108" table:formula="of:=[.AH20]*[.$AK$17]*IF([.$AL$11];1;[.$AK$17])" office:value-type="float" office:value="298598400" calcext:value-type="float">
            <text:p>298598400</text:p>
          </table:table-cell>
          <table:table-cell table:style-name="ce248" table:formula="of:=[.AI20]*[.$AL$17]*IF([.$AL$12];1;[.$AL$17]*[.$AL$17])" office:value-type="float" office:value="3.004060675589E+021" calcext:value-type="float">
            <text:p>3,00E+21</text:p>
          </table:table-cell>
          <table:table-cell table:style-name="ce250" table:formula="of:=IF(AND([.AK20];[.AL20]);[.AL20]/[.AK20];&quot;&quot;)" office:value-type="float" office:value="10060538420798.6" calcext:value-type="float">
            <text:p>1,01E+13</text:p>
          </table:table-cell>
          <table:table-cell table:style-name="ce250" table:formula="of:=IF([.$AJ$11]=2;CHOOSE([.$AP$18];[.AL20]/[.$AL$25];[.AK20]/[.$AK$25]);CHOOSE([.$AP$18];[.AI20]/[.$AI$25];[.AH20]/[.$AH$25]))" office:value-type="float" office:value="3.004060675589" calcext:value-type="float">
            <text:p>3,00E+00</text:p>
          </table:table-cell>
          <table:table-cell table:style-name="ce250" table:formula="of:=IF([.$AJ$11]=2;CHOOSE([.$AP$18];[.AK20]/[.$AK$25];[.AL20]/[.$AL$25]);CHOOSE([.$AP$18];[.AH20]/[.$AH$25];[.AI20]/[.$AI$25]))" office:value-type="float" office:value="2.985984" calcext:value-type="float">
            <text:p>2,99E+0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K21];[.$AD$1]))" office:value-type="string" office:string-value="7,56·10⁹" calcext:value-type="string">
            <text:p>7,56·10⁹</text:p>
          </table:table-cell>
          <table:table-cell table:style-name="ce222" table:formula="of:=IF(ISBLANK([.H7]);&quot;&quot;;NUMFORMA([.AL21];[.$AD$1]))" office:value-type="string" office:string-value="4,67·10²²" calcext:value-type="string">
            <text:p>4,67·10²²</text:p>
          </table:table-cell>
          <table:table-cell table:style-name="ce205" table:formula="of:=IF(OR(ISBLANK([.G7]);ISBLANK([.H7]));&quot;&quot;;NUMFORMA([.AM21];[.$AD$1]))" office:value-type="string" office:string-value="6,18·10¹²" calcext:value-type="string">
            <text:p>6,18·10¹²</text:p>
          </table:table-cell>
          <table:table-cell table:style-name="ce230" table:number-columns-repeated="2"/>
          <table:table-cell table:style-name="ce217" table:number-columns-repeated="2"/>
          <table:table-cell table:style-name="ce355" table:formula="of:=[.AN18]" office:value-type="string" office:string-value="r³" calcext:value-type="string">
            <text:p>r³</text:p>
          </table:table-cell>
          <table:table-cell table:style-name="ce221" table:formula="of:=IF([.AL7];&quot;(&quot;&amp;[.AN26]&amp;&quot; &quot;&amp;[.AN25]&amp;&quot; )&quot;;&quot;&quot;)" office:value-type="string" office:string-value="(/10²¹ m³ )" calcext:value-type="string">
            <text:p>(/10²¹ m³ )</text:p>
          </table:table-cell>
          <table:table-cell table:style-name="Default"/>
          <table:table-cell table:number-columns-repeated="9"/>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36005" calcext:value-type="float">
            <text:p>36005</text:p>
          </table:table-cell>
          <table:table-cell table:style-name="ce160" table:formula="of:=AVALOR(TRIM([.H7]))" office:value-type="float" office:value="1449" calcext:value-type="float">
            <text:p>1449</text:p>
          </table:table-cell>
          <table:table-cell table:style-name="ce160"/>
          <table:table-cell table:style-name="ce108" table:formula="of:=IF([.$AL$10];IF([.$AL$11];[.AE21];[.AE21]*[.AE21]);IF([.$AL$12];[.AF21];[.AF21]*[.AF21]))" office:value-type="float" office:value="2099601" calcext:value-type="float">
            <text:p>2099601</text:p>
          </table:table-cell>
          <table:table-cell table:style-name="ce250" table:formula="of:=IF([.$AL$10];IF([.$AL$12];[.AF21];[.AF21]*[.AF21]*[.AF21]);IF([.$AL$11];[.AE21];[.AE21]*[.AE21]*[.AE21]))" office:value-type="float" office:value="46675442700125" calcext:value-type="float">
            <text:p>4,67E+13</text:p>
          </table:table-cell>
          <table:table-cell table:style-name="ce160"/>
          <table:table-cell table:style-name="ce108" table:formula="of:=[.AH21]*[.$AK$17]*IF([.$AL$11];1;[.$AK$17])" office:value-type="float" office:value="7558563600" calcext:value-type="float">
            <text:p>7558563600</text:p>
          </table:table-cell>
          <table:table-cell table:style-name="ce248" table:formula="of:=[.AI21]*[.$AL$17]*IF([.$AL$12];1;[.$AL$17]*[.$AL$17])" office:value-type="float" office:value="4.6675442700125E+022" calcext:value-type="float">
            <text:p>4,67E+22</text:p>
          </table:table-cell>
          <table:table-cell table:style-name="ce250" table:formula="of:=IF(AND([.AK21];[.AL21]);[.AL21]/[.AK21];&quot;&quot;)" office:value-type="float" office:value="6175173640151.02" calcext:value-type="float">
            <text:p>6,18E+12</text:p>
          </table:table-cell>
          <table:table-cell table:style-name="ce250" table:formula="of:=IF([.$AJ$11]=2;CHOOSE([.$AP$18];[.AL21]/[.$AL$25];[.AK21]/[.$AK$25]);CHOOSE([.$AP$18];[.AI21]/[.$AI$25];[.AH21]/[.$AH$25]))" office:value-type="float" office:value="46.675442700125" calcext:value-type="float">
            <text:p>4,67E+01</text:p>
          </table:table-cell>
          <table:table-cell table:style-name="ce250" table:formula="of:=IF([.$AJ$11]=2;CHOOSE([.$AP$18];[.AK21]/[.$AK$25];[.AL21]/[.$AL$25]);CHOOSE([.$AP$18];[.AH21]/[.$AH$25];[.AI21]/[.$AI$25]))" office:value-type="float" office:value="75.585636" calcext:value-type="float">
            <text:p>7,56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K22];[.$AD$1]))" office:value-type="string" office:string-value="3,75·10⁷" calcext:value-type="string">
            <text:p>3,75·10⁷</text:p>
          </table:table-cell>
          <table:table-cell table:style-name="ce222" table:formula="of:=IF(ISBLANK([.H8]);&quot;&quot;;NUMFORMA([.AL22];[.$AD$1]))" office:value-type="string" office:string-value="3,82·10²⁰" calcext:value-type="string">
            <text:p>3,82·10²⁰</text:p>
          </table:table-cell>
          <table:table-cell table:style-name="ce205" table:formula="of:=IF(OR(ISBLANK([.G8]);ISBLANK([.H8]));&quot;&quot;;NUMFORMA([.AM22];[.$AD$1]))" office:value-type="string" office:string-value="1,02·10¹³" calcext:value-type="string">
            <text:p>1,02·10¹³</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258" calcext:value-type="float">
            <text:p>7258</text:p>
          </table:table-cell>
          <table:table-cell table:style-name="ce160" table:formula="of:=AVALOR(TRIM([.H8]))" office:value-type="float" office:value="102" calcext:value-type="float">
            <text:p>102</text:p>
          </table:table-cell>
          <table:table-cell table:style-name="ce160"/>
          <table:table-cell table:style-name="ce108" table:formula="of:=IF([.$AL$10];IF([.$AL$11];[.AE22];[.AE22]*[.AE22]);IF([.$AL$12];[.AF22];[.AF22]*[.AF22]))" office:value-type="float" office:value="10404" calcext:value-type="float">
            <text:p>10404</text:p>
          </table:table-cell>
          <table:table-cell table:style-name="ce250" table:formula="of:=IF([.$AL$10];IF([.$AL$12];[.AF22];[.AF22]*[.AF22]*[.AF22]);IF([.$AL$11];[.AE22];[.AE22]*[.AE22]*[.AE22]))" office:value-type="float" office:value="382341017512" calcext:value-type="float">
            <text:p>3,82E+11</text:p>
          </table:table-cell>
          <table:table-cell table:style-name="ce160"/>
          <table:table-cell table:style-name="ce108" table:formula="of:=[.AH22]*[.$AK$17]*IF([.$AL$11];1;[.$AK$17])" office:value-type="float" office:value="37454400" calcext:value-type="float">
            <text:p>37454400</text:p>
          </table:table-cell>
          <table:table-cell table:style-name="ce248" table:formula="of:=[.AI22]*[.$AL$17]*IF([.$AL$12];1;[.$AL$17]*[.$AL$17])" office:value-type="float" office:value="3.82341017512E+020" calcext:value-type="float">
            <text:p>3,82E+20</text:p>
          </table:table-cell>
          <table:table-cell table:style-name="ce250" table:formula="of:=IF(AND([.AK22];[.AL22]);[.AL22]/[.AK22];&quot;&quot;)" office:value-type="float" office:value="10208173606091.7" calcext:value-type="float">
            <text:p>1,02E+13</text:p>
          </table:table-cell>
          <table:table-cell table:style-name="ce250" table:formula="of:=IF([.$AJ$11]=2;CHOOSE([.$AP$18];[.AL22]/[.$AL$25];[.AK22]/[.$AK$25]);CHOOSE([.$AP$18];[.AI22]/[.$AI$25];[.AH22]/[.$AH$25]))" office:value-type="float" office:value="0.382341017512" calcext:value-type="float">
            <text:p>3,82E-01</text:p>
          </table:table-cell>
          <table:table-cell table:style-name="ce250" table:formula="of:=IF([.$AJ$11]=2;CHOOSE([.$AP$18];[.AK22]/[.$AK$25];[.AL22]/[.$AL$25]);CHOOSE([.$AP$18];[.AH22]/[.$AH$25];[.AI22]/[.$AI$25]))" office:value-type="float" office:value="0.374544" calcext:value-type="float">
            <text:p>3,75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K23];[.$AD$1]))">
            <text:p/>
          </table:table-cell>
          <table:table-cell table:style-name="ce205" table:formula="of:=IF(ISBLANK([.H9]);&quot;&quot;;NUMFORMA([.AL23];[.$AD$1]))">
            <text:p/>
          </table:table-cell>
          <table:table-cell table:style-name="ce205" table:formula="of:=IF(OR(ISBLANK([.G9]);ISBLANK([.H9]));&quot;&quot;;NUMFORMA([.AM23];[.$AD$1]))">
            <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160" table:formula="of:=AVALOR(TRIM([.H9]))" office:value-type="float" office:value="0" calcext:value-type="float">
            <text:p>0</text:p>
          </table:table-cell>
          <table:table-cell table:style-name="ce160"/>
          <table:table-cell table:style-name="ce108"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60"/>
          <table:table-cell table:style-name="ce108" table:formula="of:=[.AH23]*[.$AK$17]*IF([.$AL$11];1;[.$AK$17])" office:value-type="float" office:value="0" calcext:value-type="float">
            <text:p>0</text:p>
          </table:table-cell>
          <table:table-cell table:style-name="ce108" table:formula="of:=[.AI23]*[.$AL$17]*IF([.$AL$12];1;[.$AL$17]*[.$AL$17])" office:value-type="float" office:value="0" calcext:value-type="float">
            <text:p>0</text:p>
          </table:table-cell>
          <table:table-cell table:style-name="ce402" table:formula="of:=IF(AND([.AK23];[.AL23]);[.AL23]/[.AK23];&quot;&quot;)">
            <text:p/>
          </table:table-cell>
          <table:table-cell table:style-name="ce160" table:formula="of:=IF([.$AJ$11]=2;CHOOSE([.$AP$18];[.AL23]/[.$AL$25];[.AK23]/[.$AK$25]);CHOOSE([.$AP$18];[.AI23]/[.$AI$25];[.AH23]/[.$AH$25]))" office:value-type="float" office:value="0" calcext:value-type="float">
            <text:p>0</text:p>
          </table:table-cell>
          <table:table-cell table:style-name="ce160" table:formula="of:=IF([.$AJ$11]=2;CHOOSE([.$AP$18];[.AK23]/[.$AK$25];[.AL23]/[.$AL$25]);CHOOSE([.$AP$18];[.AH23]/[.$AH$25];[.AI23]/[.$AI$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7]&amp;&quot; (media) =&quot;" office:value-type="string" office:string-value="r³/T² (media) =" calcext:value-type="string">
            <text:p>r³/T² (media) =</text:p>
          </table:table-cell>
          <table:table-cell table:style-name="ce208" table:formula="of:=NUMFORMA([.AM24];[.$AD$1])" office:value-type="string" office:string-value="7,83·10¹²" calcext:value-type="string">
            <text:p>7,83·10¹²</text:p>
          </table:table-cell>
          <table:table-cell table:style-name="ce230" table:formula="of:=[.AM28]" office:value-type="string" office:string-value="m³/s²" calcext:value-type="string">
            <text:p>m³/s²</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H19:.AH23])))-1" office:value-type="float" office:value="5" calcext:value-type="float">
            <text:p>5</text:p>
          </table:table-cell>
          <table:table-cell table:style-name="ce108" table:formula="of:=INT(LOG10(MAX([.AI19:.AI23])))-1" office:value-type="float" office:value="12" calcext:value-type="float">
            <text:p>12</text:p>
          </table:table-cell>
          <table:table-cell table:style-name="ce108"/>
          <table:table-cell table:style-name="ce108" table:formula="of:=INT(LOG10(MAX([.AK19:.AK23])))-1" office:value-type="float" office:value="8" calcext:value-type="float">
            <text:p>8</text:p>
          </table:table-cell>
          <table:table-cell table:style-name="ce108" table:formula="of:=INT(LOG10(MAX([.AL19:.AL23])))-1" office:value-type="float" office:value="21" calcext:value-type="float">
            <text:p>21</text:p>
          </table:table-cell>
          <table:table-cell table:style-name="ce250" table:formula="of:=AVERAGE([.AM$19:.AM$23])" office:value-type="float" office:value="7829699078690.74" calcext:value-type="float">
            <text:p>7,83E+1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67" office:value-type="string" calcext:value-type="string">
            <text:p>Pendente da gráfica:</text:p>
          </table:table-cell>
          <table:table-cell table:style-name="ce198" office:value-type="string" calcext:value-type="string">
            <text:p>a =</text:p>
          </table:table-cell>
          <table:table-cell table:style-name="ce728" table:formula="of:=IF([.$AL$7];NUMFORMA([.AO29];[.AD1]);&quot;&quot;)" office:value-type="string" office:string-value="1,63·10⁻¹³" calcext:value-type="string">
            <text:p>1,63·10⁻¹³</text:p>
          </table:table-cell>
          <table:table-cell table:style-name="ce230" table:formula="of:=IF([.$AL$7];[.$AP$29];&quot;&quot;)" office:value-type="string" office:string-value="s²/m³" calcext:value-type="string">
            <text:p>s²/m³</text:p>
          </table:table-cell>
          <table:table-cell table:style-name="ce230"/>
          <table:table-cell table:style-name="Default"/>
          <table:table-cell/>
          <table:table-cell table:style-name="Default"/>
          <table:table-cell table:number-columns-repeated="11"/>
          <table:table-cell table:style-name="ce108" table:number-columns-repeated="2"/>
          <table:table-cell table:style-name="ce160" table:number-columns-repeated="3"/>
          <table:table-cell table:style-name="Default" table:number-columns-repeated="2"/>
          <table:table-cell table:style-name="ce108"/>
          <table:table-cell table:style-name="ce248" table:formula="of:=10^[.AH24]" office:value-type="float" office:value="100000" calcext:value-type="float">
            <text:p>1,00E+05</text:p>
          </table:table-cell>
          <table:table-cell table:style-name="ce248" table:formula="of:=10^[.AI24]" office:value-type="float" office:value="1000000000000" calcext:value-type="float">
            <text:p>1,00E+12</text:p>
          </table:table-cell>
          <table:table-cell table:style-name="ce160"/>
          <table:table-cell table:style-name="ce248" table:formula="of:=10^[.AK24]" office:value-type="float" office:value="100000000" calcext:value-type="float">
            <text:p>1,00E+08</text:p>
          </table:table-cell>
          <table:table-cell table:style-name="ce248" table:formula="of:=10^[.AL24]" office:value-type="float" office:value="1E+021" calcext:value-type="float">
            <text:p>1,00E+21</text:p>
          </table:table-cell>
          <table:table-cell table:style-name="ce108"/>
          <table:table-cell table:style-name="ce228" table:formula="of:=IF([.$AP$18]=2;IF([.$AJ$11]=2;[.$AK$27];[.$AH$27]);IF([.$AJ$11]=2;[.$AL$27];[.$AI$27]))" office:value-type="string" office:string-value="m³" calcext:value-type="string">
            <text:p>m³</text:p>
          </table:table-cell>
          <table:table-cell table:style-name="ce228" table:formula="of:=IF([.$AP$18]=2;IF([.$AJ$11]=2;[.$AL$27];[.$AI$27]);IF([.$AJ$11]=2;[.$AK$27];[.AH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number-columns-repeated="4"/>
          <table:table-cell table:style-name="ce407" office:value-type="string" calcext:value-type="string">
            <text:p>masa</text:p>
          </table:table-cell>
          <table:table-cell table:style-name="ce230" table:formula="of:=IF([.$AM$4];[.$AN$3];&quot;&quot;)" office:value-type="string" office:string-value="incerteza" calcext:value-type="string">
            <text:p>incerteza</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EXPONENTE([.AH24])" office:value-type="string" office:string-value="/10⁵" calcext:value-type="string">
            <text:p>/10⁵</text:p>
          </table:table-cell>
          <table:table-cell table:style-name="ce108" table:formula="of:=&quot;/10&quot;&amp;EXPONENTE([.AI24])" office:value-type="string" office:string-value="/10¹²" calcext:value-type="string">
            <text:p>/10¹²</text:p>
          </table:table-cell>
          <table:table-cell table:style-name="ce160"/>
          <table:table-cell table:style-name="ce108" table:formula="of:=&quot;/10&quot;&amp;EXPONENTE([.AK24])" office:value-type="string" office:string-value="/10⁸" calcext:value-type="string">
            <text:p>/10⁸</text:p>
          </table:table-cell>
          <table:table-cell table:style-name="ce108" table:formula="of:=&quot;/10&quot;&amp;EXPONENTE([.AL24])" office:value-type="string" office:string-value="/10²¹" calcext:value-type="string">
            <text:p>/10²¹</text:p>
          </table:table-cell>
          <table:table-cell table:style-name="ce108"/>
          <table:table-cell table:style-name="ce228" table:formula="of:=IF([.$AJ$11]=2;IF([.$AP$18]=2;[.AK26];[.AL26]);IF([.$AP$18]=2;[.AH26];[.AI26]))" office:value-type="string" office:string-value="/10²¹" calcext:value-type="string">
            <text:p>/10²¹</text:p>
          </table:table-cell>
          <table:table-cell table:style-name="ce228" table:formula="of:==IF([.$AJ$11]=2;IF([.$AP$18]=2;[.AL26];[.AK26]);IF([.$AP$18]=2;[.AI26];[.AH26]))" office:value-type="string" office:string-value="/10⁸" calcext:value-type="string">
            <text:p>/10⁸</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A partir da</text:p>
          </table:table-cell>
          <table:table-cell table:style-name="ce268"/>
          <table:table-cell table:style-name="ce286"/>
          <table:table-cell table:style-name="ce205" office:value-type="string" calcext:value-type="string">
            <text:p>m (kg)</text:p>
          </table:table-cell>
          <table:table-cell table:style-name="ce325" table:formula="of:=IF([.$AM$4];[.AN4]&amp;&quot; (%)&quot;;&quot;&quot;)" office:value-type="string" office:string-value="δ (%)" calcext:value-type="string">
            <text:p>δ (%)</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table-cell table:style-name="ce228" table:formula="of:=IF([.$AL$11];IF([.$AL$10];[.AG12];[.$AH$12]);IF([.$AL$10];[.AG12]&amp;[.$AG$1];[.$AH$12]&amp;[.$AF$1]))" office:value-type="string" office:string-value="min²" calcext:value-type="string">
            <text:p>min²</text:p>
          </table:table-cell>
          <table:table-cell table:style-name="ce108" table:formula="of:=IF([.$AL$11];IF([.$AL$10];[.$AH$12];[.AG12]);IF([.$AL$10];[.$AH$12]&amp;[.$AF$1];[.AG12]&amp;[.$AG$1]))" office:value-type="string" office:string-value="km³" calcext:value-type="string">
            <text:p>km³</text:p>
          </table:table-cell>
          <table:table-cell table:style-name="ce160"/>
          <table:table-cell table:style-name="ce228" table:formula="of:=[.AE11]&amp;[.AF1]" office:value-type="string" office:string-value="s²" calcext:value-type="string">
            <text:p>s²</text:p>
          </table:table-cell>
          <table:table-cell table:style-name="ce108" table:formula="of:=[.AF11]&amp;[.AG1]" office:value-type="string" office:string-value="m³" calcext:value-type="string">
            <text:p>m³</text:p>
          </table:table-cell>
          <table:table-cell table:style-name="ce160"/>
          <table:table-cell table:style-name="ce247" office:value-type="string" calcext:value-type="string">
            <text:p>error típico xy</text:p>
          </table:table-cell>
          <table:table-cell table:style-name="ce248" table:formula="of:=STEYX([.AO$19:.AO$23];[.AN$19:.AN$23])" office:value-type="float" office:value="0.959577570305682" calcext:value-type="float">
            <text:p>9,60E-01</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media</text:p>
          </table:table-cell>
          <table:table-cell table:style-name="ce269"/>
          <table:table-cell table:style-name="ce287" table:formula="of:=&quot;(4 · π² / G) · &quot;&amp;LEFT([.H24];13)" office:value-type="string" office:string-value="(4 · π² / G) · r³/T² (media)" calcext:value-type="string">
            <text:p>(4 · π² / G) · r³/T² (media)</text:p>
          </table:table-cell>
          <table:table-cell table:style-name="ce205" table:formula="of:=IF([.$AL$7];NUMFORMA([.$AM$31];[.$AD$1]);&quot;&quot;)" office:value-type="string" office:string-value="4,63·10²⁴" calcext:value-type="string">
            <text:p>4,63·10²⁴</text:p>
          </table:table-cell>
          <table:table-cell table:style-name="ce326" table:formula="of:=IF([.$AM$4];NUMFORMA(100*ABS([.$AM$31]-[.$AM$1])/[.$AM$1];[.$AD$1]);&quot;&quot;)" office:value-type="string" office:string-value="22,5" calcext:value-type="string">
            <text:p>22,5</text:p>
          </table:table-cell>
          <table:table-cell table:style-name="ce230"/>
          <table:table-cell table:style-name="Default"/>
          <table:table-cell table:number-columns-repeated="2"/>
          <table:table-cell table:style-name="Default"/>
          <table:table-cell table:number-columns-repeated="10"/>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250" table:formula="of:=SLOPE([.AL19:.AL23];[.AK19:.AK23])" office:value-type="float" office:value="6139973757883.98" calcext:value-type="float">
            <text:p>6,14E+12</text:p>
          </table:table-cell>
          <table:table-cell table:style-name="ce160" table:formula="of:=[.AL27]&amp;&quot;/&quot;&amp;[.AK27]" office:value-type="string" office:string-value="m³/s²" calcext:value-type="string">
            <text:p>m³/s²</text:p>
          </table:table-cell>
          <table:table-cell table:style-name="ce247" office:value-type="string" calcext:value-type="string">
            <text:p>pendente r³/T²</text:p>
          </table:table-cell>
          <table:table-cell table:style-name="ce248" table:formula="of:=IF([.$AJ$11]=2;[.$AL$28];SLOPE([.AI19:.AI23];[.AH19:.AH23]))" office:value-type="float" office:value="6139973757883.98" calcext:value-type="float">
            <text:p>6,14E+12</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pendente</text:p>
          </table:table-cell>
          <table:table-cell table:style-name="ce268"/>
          <table:table-cell table:style-name="ce287" table:formula="of:=&quot;4 · π² &quot;&amp;IF([.$AP$18]=2;&quot;· a / G&quot;;&quot;/ (a · G)&quot;)" office:value-type="string" office:string-value="4 · π² / (a · G)" calcext:value-type="string">
            <text:p>4 · π² / (a · G)</text:p>
          </table:table-cell>
          <table:table-cell table:style-name="ce205" table:formula="of:=IF([.$AL$7];NUMFORMA([.AL29];[.$AD$1]);&quot;&quot;)" office:value-type="string" office:string-value="3,63·10²⁴" calcext:value-type="string">
            <text:p>3,63·10²⁴</text:p>
          </table:table-cell>
          <table:table-cell table:style-name="ce326" table:formula="of:=IF([.$AM$4];NUMFORMA(100*ABS([.$AL$29]-[.$AM$1])/[.$AM$1];[.$AD$1]);&quot;&quot;)" office:value-type="string" office:string-value="39,2" calcext:value-type="string">
            <text:p>39,2</text:p>
          </table:table-cell>
          <table:table-cell table:style-name="ce230"/>
          <table:table-cell table:style-name="Default"/>
          <table:table-cell table:number-columns-repeated="16"/>
          <table:table-cell table:style-name="Default" table:number-columns-repeated="8"/>
          <table:table-cell table:style-name="ce108" office:value-type="string" calcext:value-type="string">
            <text:p>masa</text:p>
          </table:table-cell>
          <table:table-cell table:style-name="ce108" table:formula="of:=4*PI()*PI()/[.AJ5]*[.AL28]" office:value-type="float" office:value="3.63412965657481E+024" calcext:value-type="float">
            <text:p>3,63412965657481E+024</text:p>
          </table:table-cell>
          <table:table-cell table:style-name="ce160"/>
          <table:table-cell table:style-name="ce108" office:value-type="string" calcext:value-type="string">
            <text:p>pendente</text:p>
          </table:table-cell>
          <table:table-cell table:style-name="ce248" table:formula="of:=IF([.$AP$18]=2;[.AO28];1/[.AO28])" office:value-type="float" office:value="0.000000000000162867145599109" calcext:value-type="float">
            <text:p>1,63E-13</text:p>
          </table:table-cell>
          <table:table-cell table:style-name="ce228" table:formula="of:=IF([.$AJ$11]=1;IF([.$AP$18]=2;[.AI27]&amp;&quot;/&quot;&amp;[.AH27];[.AI27]&amp;&quot;/&quot;&amp;[.AH27]);IF([.$AP$18]=2;[.AL27]&amp;&quot;/&quot;&amp;[.AK27];[.AK27]&amp;&quot;/&quot;&amp;[.AL27]))" office:value-type="string" office:string-value="s²/m³" calcext:value-type="string">
            <text:p>s²/m³</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8"/>
          <table:table-cell table:style-name="ce160"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6"/>
          <table:table-cell table:style-name="Default" table:number-columns-repeated="8"/>
          <table:table-cell table:style-name="ce160"/>
          <table:table-cell table:style-name="ce160" table:formula="of:=&quot;da media &quot;&amp;[.AM18]" office:value-type="string" office:string-value="da media r³/T²" calcext:value-type="string">
            <text:p>da media r³/T²</text:p>
          </table:table-cell>
          <table:table-cell table:style-name="ce405" table:formula="of:=4*PI()^2/[.$AJ$5]*[.AM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212"/>
          <table:table-cell table:style-name="ce88"/>
          <table:table-cell table:style-name="ce285"/>
          <table:table-cell table:style-name="ce230" table:number-columns-repeated="2"/>
          <table:table-cell table:style-name="Default"/>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6-14" calcext:value-type="date">
            <text:p>14/06/24</text:p>
          </table:table-cell>
          <table:table-cell table:style-name="Default" table:number-columns-repeated="4"/>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17">Elixa, nas celas de cor salmón, as variables dos datos de que dispón, e as súas unidades.</text:span></text:p>
            <text:p><text:span text:style-name="T17">Escriba os valores dos datos dos que dispón nas celas de cor branca e bordo azul.</text:span></text:p>
            <text:p><text:span text:style-name="T7">Nas últimas filas, elixa o valor</text:span><text:span text:style-name="T17"> da «Constante da gravitación», á dereita de «</text:span><text:span text:style-name="T18">G</text:span><text:span text:style-name="T19"> =», (por defecto </text:span><text:span text:style-name="T20">6,67·10⁻¹¹ N·m²/kg²).</text:span></text:p>
            <text:p><text:span text:style-name="T21">Para o cálculo da incerteza relativa (δ), ten que escribir o valor da masa do planeta na cela correspondente, agás no caso da Terra.</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69"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214" office:value-type="string" calcext:value-type="string" table:number-columns-spanned="9" table:number-rows-spanned="8">
            <text:p><text:span text:style-name="T22">Elixa, na primeira cela de cor salmón, a magnitude que vai no eixe Y.</text:span></text:p>
            <text:p><text:span text:style-name="T22">Para as unidades da gráfica pode elixir entre as unidades dos datos ou as do Sistema Internacional de Unidades (S.I.), que é a opción por defecto.</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elites" table:style-name="ta1" table:print="false">
        <table:table-column table:style-name="co9" table:number-columns-repeated="4" table:default-cell-style-name="ce63"/>
        <table:table-column table:style-name="co30" table:default-cell-style-name="ce63"/>
        <table:table-column table:style-name="co4" table:number-columns-repeated="3" table:default-cell-style-name="ce63"/>
        <table:table-column table:style-name="co31" table:default-cell-style-name="ce63"/>
        <table:table-column table:style-name="co3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Sate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254" table:formula="of:=[Satelites.F1]"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ord. 24</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185" office:value-type="string" calcext:value-type="string" table:number-columns-spanned="4" table:number-rows-spanned="7">
            <text:p><text:span text:style-name="T16">a) A partir dos seguintes datos de satélites que orbitan arredor da Terra determina o valor da masa da Terra.</text:span></text:p>
            <text:p><text:span text:style-name="T16">b) Se o valor indicado nos libros de texto para a masa da Terra é de 5,98×10²⁴ kg, que incerteza relativa obtivemos a partir do cálculo realizado?  </text:span></text:p>
            <text:p><text:span text:style-name="T16">DATO: G = 6,67×10⁻¹¹ N∙m²∙kg⁻². </text:span><text:tab/><text:span text:style-name="T16">(A.B.A.U. ord. 24)</text:span></text:p>
            <text:p><text:span text:style-name="T16">Rta.: a) M = 3,63·10²⁴ kg; b) ΔM = 40 %</text:span></text:p>
          </table:table-cell>
          <table:covered-table-cell table:style-name="ce200"/>
          <table:covered-table-cell table:number-columns-repeated="2" table:style-name="ce199"/>
          <table:table-cell table:style-name="ce280" table:number-columns-repeated="6"/>
          <table:table-cell table:style-name="Default" table:number-columns-repeated="2"/>
          <table:table-cell table:style-name="ce374" office:value-type="string" calcext:value-type="string">
            <text:p><text:a xlink:href="#Satelites" xlink:type="simple">Cálculo</text:a></text:p>
          </table:table-cell>
          <table:table-cell table:style-name="Default"/>
          <table:table-cell table:number-columns-repeated="46"/>
        </table:table-row>
        <table:table-row table:style-name="ro1">
          <table:covered-table-cell table:number-columns-repeated="4" table:style-name="ce199"/>
          <table:table-cell table:style-name="ce280"/>
          <table:table-cell table:style-name="ce182" office:value-type="string" calcext:value-type="string">
            <text:p><text:span text:style-name="T23">Satélite</text:span></text:p>
          </table:table-cell>
          <table:table-cell table:style-name="ce261" table:content-validation-name="val4" office:value-type="string" calcext:value-type="string">
            <text:p>r</text:p>
          </table:table-cell>
          <table:table-cell table:style-name="ce261" table:content-validation-name="val6"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412"/>
          <table:table-cell table:style-name="ce261" table:content-validation-name="val5" office:value-type="string" calcext:value-type="string">
            <text:p>km</text:p>
          </table:table-cell>
          <table:table-cell table:style-name="ce261" table:content-validation-name="val7" office:value-type="string" calcext:value-type="string">
            <text:p>min</text:p>
          </table:table-cell>
          <table:table-cell table:style-name="ce280"/>
          <table:table-cell table:style-name="ce215"/>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2"/>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36005" calcext:value-type="float">
            <text:p>36005</text:p>
          </table:table-cell>
          <table:table-cell table:style-name="ce202" office:value-type="float" office:value="1449" calcext:value-type="float">
            <text:p>1449</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2"/>
          <table:table-cell table:style-name="Default" table:number-columns-repeated="2"/>
          <table:table-cell table:style-name="ce328" office:value-type="string" calcext:value-type="string">
            <text:p>Volva a «Satelites»</text:p>
          </table:table-cell>
          <table:table-cell table:style-name="ce374" office:value-type="string" calcext:value-type="string">
            <text:p><text:a xlink:href="#Sate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3"/>
          <table:table-cell table:style-name="ce150"/>
          <table:table-cell table:style-name="ce280" table:number-columns-repeated="2"/>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table-cell table:style-name="ce183"/>
          <table:table-cell table:style-name="ce138" office:value-type="string" calcext:value-type="string">
            <text:p>Constante d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2"/>
          <table:table-cell table:style-name="ce138" office:value-type="string" calcext:value-type="string">
            <text:p>Masa do planeta M =</text:p>
          </table:table-cell>
          <table:table-cell table:style-name="ce644" office:value-type="string" calcext:value-type="string">
            <text:p>5,98×10²⁴</text:p>
          </table:table-cell>
          <table:table-cell table:style-name="ce383" office:value-type="string" calcext:value-type="string">
            <text:p>kg</text:p>
          </table:table-cell>
          <table:table-cell table:style-name="ce310" office:value-type="string" calcext:value-type="string">
            <text:p><text:s/>kg <text:s text:c="17"/></text:p>
          </table:table-cell>
          <table:table-cell table:style-name="Default" table:number-columns-repeated="4"/>
          <table:table-cell table:number-columns-repeated="4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310" office:value-type="string" calcext:value-type="string">
            <text:p><text:s/>kg <text:s text:c="17"/></text:p>
          </table:table-cell>
          <table:table-cell table:style-name="ce310" table:number-columns-repeated="5"/>
          <table:table-cell table:style-name="Default" table:number-columns-repeated="4"/>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ord. 19</text:p>
          </table:table-cell>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text:span text:style-name="T24">A partir de medidas do raio, </text:span><text:span text:style-name="T25">r</text:span><text:span text:style-name="T26">, e do período, </text:span><text:span text:style-name="T25">T</text:span><text:span text:style-name="T26">, de catro satélites que orbitan a Terra obtense a táboa anexa. Representa eses datos nunha gráfica e determina a partir dela a masa da Terra.</text:span></text:p>
            <text:p><text:span text:style-name="T27">DATO: </text:span><text:span text:style-name="T28">G</text:span><text:span text:style-name="T29"> = 6,67·10⁻¹¹ N·m²·kg⁻².</text:span></text:p>
            <text:p><text:span text:style-name="T30">(A.B.A.U. Xuño 19)</text:span></text:p>
            <text:p><text:span text:style-name="T30">Rta.: M = </text:span><text:span text:style-name="T31">6,07·10²⁴ kg</text:span></text:p>
          </table:table-cell>
          <table:covered-table-cell table:style-name="ce200"/>
          <table:covered-table-cell table:number-columns-repeated="2"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2"/>
          <table:table-cell table:style-name="ce261" table:content-validation-name="val4" office:value-type="string" calcext:value-type="string">
            <text:p>T²</text:p>
          </table:table-cell>
          <table:table-cell table:style-name="ce261" table:content-validation-name="val6" office:value-type="string" calcext:value-type="string">
            <text:p>r³</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2" office:value-type="string" calcext:value-type="string">
            <text:p><text:span text:style-name="T23">Satélite</text:span></text:p>
          </table:table-cell>
          <table:table-cell table:style-name="ce261" table:content-validation-name="val5" office:value-type="string" calcext:value-type="string">
            <text:p>s²</text:p>
          </table:table-cell>
          <table:table-cell table:style-name="ce261" table:content-validation-name="val7" office:value-type="string" calcext:value-type="string">
            <text:p>km³</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string" calcext:value-type="string">
            <text:p><text:span text:style-name="T23">3,18·10⁷</text:span></text:p>
          </table:table-cell>
          <table:table-cell table:style-name="ce644" office:value-type="string" calcext:value-type="string">
            <text:p>3,29·10¹¹</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3">4,05·10¹¹</text:spa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3">4,93·10¹¹</text:spa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23">3,18·10⁷</text:span></text:p>
          </table:table-cell>
          <table:table-cell table:style-name="ce179" office:value-type="string" calcext:value-type="string">
            <text:p>3,29·10¹¹</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3">4,05·10¹¹</text:span></text:p>
          </table:table-cell>
          <table:table-cell table:style-name="ce166"/>
          <table:table-cell table:style-name="ce280"/>
          <table:table-cell table:style-name="ce183"/>
          <table:table-cell table:style-name="ce138" office:value-type="string" calcext:value-type="string">
            <text:p>Constante d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3">4,93·10¹¹</text:span></text:p>
          </table:table-cell>
          <table:table-cell table:style-name="ce166"/>
          <table:table-cell table:style-name="ce280" table:number-columns-repeated="2"/>
          <table:table-cell table:style-name="ce138" office:value-type="string" calcext:value-type="string">
            <text:p>Masa do planeta M =</text:p>
          </table:table-cell>
          <table:table-cell table:style-name="ce644"/>
          <table:table-cell table:style-name="ce383" office:value-type="string" calcext:value-type="string">
            <text:p>kg</text:p>
          </table:table-cell>
          <table:table-cell table:style-name="ce310" office:value-type="string" calcext:value-type="string">
            <text:p><text:s/>kg <text:s text:c="17"/></text:p>
          </table:table-cell>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text:span text:style-name="T27">A partir dos datos do raio, </text:span><text:span text:style-name="T28">r</text:span><text:span text:style-name="T29">, e do período, </text:span><text:span text:style-name="T28">T</text:span><text:span text:style-name="T29">, de catro satélites que orbitan a Xúpiter obtense a táboa anexa. Representa eses datos nunha gráfica e determina a partir dela a masa de Xúpiter.</text:span></text:p>
            <text:p><text:span text:style-name="T27">DATO: </text:span><text:span text:style-name="T28">G</text:span><text:span text:style-name="T29"> = 6,67·10⁻¹¹ N·m²·kg⁻²</text:span></text:p>
            <text:p><text:span text:style-name="T27">Rta.: M = 1,9·10²⁷ kg</text:span></text:p>
          </table:table-cell>
          <table:covered-table-cell table:style-name="ce200"/>
          <table:covered-table-cell table:number-columns-repeated="2"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2"/>
          <table:table-cell table:style-name="ce261" table:content-validation-name="val4" office:value-type="string" calcext:value-type="string">
            <text:p>r</text:p>
          </table:table-cell>
          <table:table-cell table:style-name="ce261" table:content-validation-name="val6"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2" office:value-type="string" calcext:value-type="string">
            <text:p><text:span text:style-name="T23">Satélite</text:span></text:p>
          </table:table-cell>
          <table:table-cell table:style-name="ce261" table:content-validation-name="val5" office:value-type="string" calcext:value-type="string">
            <text:p>km</text:p>
          </table:table-cell>
          <table:table-cell table:style-name="ce261" table:content-validation-name="val7" office:value-type="string" calcext:value-type="string">
            <text:p>días</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table-cell table:style-name="ce183"/>
          <table:table-cell table:style-name="ce138" office:value-type="string" calcext:value-type="string">
            <text:p>Constante d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number-columns-repeated="2"/>
          <table:table-cell table:style-name="ce138" office:value-type="string" calcext:value-type="string">
            <text:p>Masa do planeta M =</text:p>
          </table:table-cell>
          <table:table-cell table:style-name="ce644"/>
          <table:table-cell table:style-name="ce383" office:value-type="string" calcext:value-type="string">
            <text:p>kg</text:p>
          </table:table-cell>
          <table:table-cell table:style-name="ce310" office:value-type="string" calcext:value-type="string">
            <text:p><text:s/>kg <text:s text:c="17"/></text:p>
          </table:table-cell>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Refraccio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on.AK19:Refraccion.AK23 Refraccion.AL18:Refraccion.AL18 Refraccion.AL19:Refraccion.AL23" xlink:href="./Object 2" xlink:type="simple" xlink:show="embed" xlink:actuate="onLoad">
              <loext:p/>
            </draw:object>
            <draw:image xlink:href="./ObjectReplacements/Object 2" xlink:type="simple" xlink:show="embed" xlink:actuate="onLoad"/>
          </draw:frame>
        </table:shapes>
        <table:table-column table:style-name="co9" table:number-columns-repeated="4" table:default-cell-style-name="ce63"/>
        <table:table-column table:style-name="co19" table:default-cell-style-name="ce63"/>
        <table:table-column table:style-name="co32" table:number-columns-repeated="3" table:default-cell-style-name="ce63"/>
        <table:table-column table:style-name="co33" table:default-cell-style-name="ce63"/>
        <table:table-column table:style-name="co30" table:number-columns-repeated="2" table:default-cell-style-name="ce63"/>
        <table:table-column table:style-name="co34" table:default-cell-style-name="ce63"/>
        <table:table-column table:style-name="co4" table:number-columns-repeated="2" table:default-cell-style-name="ce63"/>
        <table:table-column table:style-name="co22" table:default-cell-style-name="ce63"/>
        <table:table-column table:style-name="co35" table:default-cell-style-name="ce63"/>
        <table:table-column table:style-name="co36" table:default-cell-style-name="ce63"/>
        <table:table-column table:style-name="co25" table:default-cell-style-name="ce63"/>
        <table:table-column table:style-name="co26" table:default-cell-style-name="ce63"/>
        <table:table-column table:style-name="co4" table:number-columns-repeated="2" table:default-cell-style-name="ce63"/>
        <table:table-column table:style-name="co9" table:default-cell-style-name="ce63"/>
        <table:table-column table:style-name="co4" table:default-cell-style-name="ce63"/>
        <table:table-column table:style-name="co9" table:default-cell-style-name="ce63"/>
        <table:table-column table:style-name="co4" table:default-cell-style-name="ce63"/>
        <table:table-column table:style-name="co9" table:number-columns-repeated="2"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9" table:default-cell-style-name="ce63"/>
        <table:table-column table:style-name="co28" table:default-cell-style-name="ce63"/>
        <table:table-column table:style-name="co9"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table-cell table:style-name="ce225" office:value-type="string" calcext:value-type="string">
            <text:p>Cifras significativas: </text:p>
          </table:table-cell>
          <table:table-cell table:style-name="ce108" table:formula="of:=IF(ISBLANK([.J13]);3;[.J13])" office:value-type="float" office:value="3" calcext:value-type="float">
            <text:p>3</text:p>
          </table:table-cell>
          <table:table-cell table:style-name="ce279" office:value-type="string" calcext:value-type="string">
            <text:p><text:span text:style-name="T27">φ</text:span></text:p>
          </table:table-cell>
          <table:table-cell table:style-name="ce279" office:value-type="string" calcext:value-type="string">
            <text:p><text:span text:style-name="T27"></text:span></text:p>
          </table:table-cell>
          <table:table-cell table:style-name="ce279" office:value-type="string" calcext:value-type="string">
            <text:p><text:span text:style-name="T27"></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Refraccion.D2" table:end-x="2.209cm" table:end-y="0.441cm" draw:z-index="3" draw:style-name="gr3" draw:text-style-name="P3" svg:width="2.2cm" svg:height="0.386cm" svg:x="0.009cm" svg:y="0.055cm" draw:control="control2"/>
          </table:table-cell>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4"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33">n</text:span><text:span text:style-name="T34"> = 1,24</text:span></text:p>
          </table:table-cell>
          <table:covered-table-cell table:style-name="ce200"/>
          <table:covered-table-cell table:number-columns-repeated="2" table:style-name="ce199"/>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Indice.G11:$I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43" table:content-validation-name="val12"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table-cell table:style-name="ce108" table:number-columns-repeated="2"/>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199"/>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60" table:number-columns-repeated="2"/>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199"/>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200"/>
          <table:covered-table-cell table:style-name="ce199"/>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6">φ</text:span><text:span text:style-name="T37">/°</text:span></text:p>
          </table:table-cell>
          <table:table-cell table:style-name="ce341" office:value-type="string" calcext:value-type="string">
            <text:p><text:span text:style-name="T36">φ</text:span><text:span text:style-name="T37">/°</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443" table:content-validation-name="val13"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325cm" svg:y="5.40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number-columns-repeated="7"/>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Elixa, nas celas de cor salmón, as unidades dos datos de que dispón.&#10;Escriba os valores dos datos dos que dispón nas celas de cor branca e bordo azul." calcext:value-type="string" table:number-columns-spanned="4" table:number-rows-spanned="26">
            <text:p>Elixa, nas celas de cor salmón,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30"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0,807" calcext:value-type="string">
            <text:p>0,807</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7">Elixa, nas celas de cor salmón, as unidades</text:span><text:span text:style-name="T35"> dos datos de que dispón.</text:span></text:p>
            <text:p><text:span text:style-name="T35">Escriba os valores dos datos dos que dispón nas celas de cor branca e bordo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salmón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9" table:number-columns-repeated="4" table:default-cell-style-name="ce63"/>
        <table:table-column table:style-name="co30" table:default-cell-style-name="ce63"/>
        <table:table-column table:style-name="co37" table:default-cell-style-name="ce63"/>
        <table:table-column table:style-name="co4" table:number-columns-repeated="2" table:default-cell-style-name="ce63"/>
        <table:table-column table:style-name="co31" table:default-cell-style-name="ce63"/>
        <table:table-column table:style-name="co3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Refraccio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33">n</text:span><text:span text:style-name="T34"> = 1,24</text:span></text:p>
          </table:table-cell>
          <table:covered-table-cell table:style-name="ce200"/>
          <table:covered-table-cell table:number-columns-repeated="2" table:style-name="ce199"/>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43" table:content-validation-name="val12"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99"/>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6">φ</text:span><text:span text:style-name="T37">/°</text:span></text:p>
          </table:table-cell>
          <table:table-cell table:style-name="ce341" office:value-type="string" calcext:value-type="string">
            <text:p><text:span text:style-name="T36">φ</text:span><text:span text:style-name="T37">/°</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43" table:content-validation-name="val13"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8">n</text:span><text:span text:style-name="T39">=1,53</text:span></text:p>
          </table:table-cell>
          <table:covered-table-cell table:style-name="ce200"/>
          <table:covered-table-cell table:number-columns-repeated="2" table:style-name="ce199"/>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443" table:content-validation-name="val12"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6">φ</text:span><text:span text:style-name="T37">/°</text:span></text:p>
          </table:table-cell>
          <table:table-cell table:style-name="ce341" office:value-type="string" calcext:value-type="string">
            <text:p><text:span text:style-name="T36">φ</text:span><text:span text:style-name="T37">/°</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43" table:content-validation-name="val13"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40">Faise incidir un raio de luz con distintos ángulos sobre unha lámina de vidro. Na táboa da marxe aparecen os ángulos de incidencia e os ángulos de refracción. Calcula: a) O índice de refracción do material.</text:span></text:p>
            <text:p><text:span text:style-name="T40">b) E</text:span><text:span text:style-name="T41">n que condicións se produciría reflexión total.</text:span></text:p>
            <text:p><text:span text:style-name="T40">DATOS: n(aire) = 1; c = 3×10⁸ m∙s⁻¹. (A.B.A.U. ord. 20)</text:span></text:p>
            <text:p><text:span text:style-name="T40">Rta.: a) n = 1,6; b) φ &gt; 38°</text:span></text:p>
          </table:table-cell>
          <table:covered-table-cell table:style-name="ce200"/>
          <table:covered-table-cell table:number-columns-repeated="2"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443"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43"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40">Determina graficamente o índice de refracción dun vidro a partir da seguinte táboa de valores dos ángulos de incidencia, φ, e de refracción, φ, da luz. Estima a súa incerteza.</text:span></text:p>
            <text:p><text:span text:style-name="T30">(A.B.A.U. extr. 19)</text:span></text:p>
            <text:p><text:span text:style-name="T42">Rta.:</text:span><text:span text:style-name="T43"> </text:span><text:span text:style-name="T44">n</text:span><text:span text:style-name="T45"> = 1,47</text:span></text:p>
          </table:table-cell>
          <table:covered-table-cell table:style-name="ce200"/>
          <table:covered-table-cell table:number-columns-repeated="2"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443"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6">φ</text:span><text:span text:style-name="T47">/°</text:span></text:p>
          </table:table-cell>
          <table:table-cell table:style-name="ce336" office:value-type="string" calcext:value-type="string">
            <text:p><text:span text:style-name="T46">φ</text:span><text:span text:style-name="T47">/°</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43"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O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9" table:number-columns-repeated="3" table:default-cell-style-name="ce63"/>
        <table:table-column table:style-name="co9" table:default-cell-style-name="Default"/>
        <table:table-column table:style-name="co30" table:default-cell-style-name="ce63"/>
        <table:table-column table:style-name="co4" table:default-cell-style-name="ce63"/>
        <table:table-column table:style-name="co38" table:default-cell-style-name="ce63"/>
        <table:table-column table:style-name="co4" table:default-cell-style-name="ce63"/>
        <table:table-column table:style-name="co31" table:default-cell-style-name="ce63"/>
        <table:table-column table:style-name="co30" table:number-columns-repeated="2" table:default-cell-style-name="ce63"/>
        <table:table-column table:style-name="co4" table:number-columns-repeated="5" table:default-cell-style-name="ce63"/>
        <table:table-column table:style-name="co39" table:default-cell-style-name="ce63"/>
        <table:table-column table:style-name="co4" table:number-columns-repeated="3" table:default-cell-style-name="ce63"/>
        <table:table-column table:style-name="co9" table:number-columns-repeated="5" table:default-cell-style-name="ce63"/>
        <table:table-column table:style-name="co4" table:default-cell-style-name="ce63"/>
        <table:table-column table:style-name="co9" table:number-columns-repeated="2" table:default-cell-style-name="ce63"/>
        <table:table-column table:style-name="co40" table:default-cell-style-name="ce63"/>
        <table:table-column table:style-name="co41" table:default-cell-style-name="ce63"/>
        <table:table-column table:style-name="co42" table:default-cell-style-name="ce63"/>
        <table:table-column table:style-name="co43" table:default-cell-style-name="ce63"/>
        <table:table-column table:style-name="co5" table:default-cell-style-name="ce63"/>
        <table:table-column table:style-name="co9"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2"/>
          <table:table-cell table:style-name="ce377">
            <draw:control table:end-cell-address="Optica.D2" table:end-x="2.206cm" table:end-y="0.387cm" draw:z-index="1" draw:style-name="gr3" draw:text-style-name="P3" svg:width="2.2cm" svg:height="0.386cm" svg:x="0.006cm" svg:y="0.001cm" draw:control="control3"/>
          </table:table-cell>
          <table:table-cell table:style-name="ce280" table:formula="of:=IF(ISBLANK([.F2]);REPT(&quot; &quot;;17)&amp;[.AB3];&quot;&quot;)">
            <text:p/>
          </table:table-cell>
          <table:table-cell table:style-name="ce466" table:content-validation-name="val15"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2"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Optica.O17" table:end-x="2.256cm" table:end-y="0.162cm" draw:z-index="0" draw:style-name="gr2" draw:text-style-name="P2" svg:width="8.904cm" svg:height="6.593cm" svg:x="0.131cm" svg:y="0.317cm">
              <draw:object draw:notify-on-update-of-ranges="Optica.AB20:Optica.AB45 Optica.AC20:Optica.AC45 Optica.AD20:Optica.AD45 Optica.AC20:Optica.AC45 Optica.AE20:Optica.AE45 Optica.AC20:Optica.AC45 Optica.AF20:Optica.AF45 Optica.AC20:Optica.AC45 Optica.AG20:Optica.AG45 Optica.AC20:Optica.AC45 Optica.AH20:O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I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8">Na práctica de óptica xeométrica traballas con lentes converxentes e obtés imaxes nunha pantalla variando a distancia entre o obxecto e a lente. Xustifica con diagramas de raios os casos nos que non obtés imaxes na pantalla.</text:span></text:p>
            <text:p><text:span text:style-name="T49">(A.B.A.U. Xul. 19)</text:span></text:p>
            <text:p/>
          </table:table-cell>
          <table:covered-table-cell table:number-columns-repeated="3" table:style-name="ce199"/>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Indice.G11:$Indice.G15];0)" office:value-type="float" office:value="3" calcext:value-type="float">
            <text:p>3</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199"/>
          <table:table-cell table:style-name="ce280" table:formula="of:=IF(AND([.AI4];NOT([.AB1]));REPT(&quot; &quot;;17)&amp;[.AE4];&quot;&quot;)" office:value-type="string" office:string-value="                 Foco"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O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4" calcext:value-type="float">
            <text:p>4</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199"/>
          <table:table-cell table:style-name="ce280"/>
          <table:table-cell table:style-name="ce295" table:formula="of:=[.AM6]" office:value-type="string" office:string-value="Obxecto"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199"/>
          <table:table-cell table:style-name="ce280" table:formula="of:=IF(ISBLANK([.F6]);REPT(&quot; &quot;;16)&amp;[.AM7];&quot;&quot;)" office:value-type="string" office:string-value="                Imaxe" calcext:value-type="string">
            <text:p><text:s text:c="16"/>Imaxe</text:p>
          </table:table-cell>
          <table:table-cell table:style-name="ce466" table:content-validation-name="val17"/>
          <table:table-cell table:style-name="ce644" table:content-validation-name="val19"/>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199"/>
          <table:table-cell table:style-name="ce280"/>
          <table:table-cell table:style-name="ce280" table:formula="of:=IF([.AM9];[.AN9];&quot;&quot;)">
            <text:p/>
          </table:table-cell>
          <table:table-cell table:style-name="ce280"/>
          <table:table-cell table:style-name="ce307" table:content-validation-name="val21"/>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199"/>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199"/>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199"/>
          <table:table-cell table:style-name="ce230" table:number-columns-repeated="3"/>
          <table:table-cell table:style-name="ce728" office:value-type="string" calcext:value-type="string">
            <text:p>Cifras significativas: </text:p>
          </table:table-cell>
          <table:table-cell table:style-name="ce86" table:content-validation-name="val9"/>
          <table:table-cell table:style-name="ce728" table:formula="of:=IF(ISBLANK([.I10]);&quot;3&quot;&amp;REPT(&quot; &quot;;5);&quot;&quot;)" office:value-type="string" office:string-value="3     " calcext:value-type="string">
            <text:p>3 <text:s text:c="4"/></text:p>
          </table:table-cell>
          <table:table-cell table:style-name="ce728"/>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199"/>
          <table:covered-table-cell table:style-name="ce200"/>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199"/>
          <table:covered-table-cell table:style-name="ce200"/>
          <table:table-cell table:style-name="ce230" table:number-columns-repeated="2"/>
          <table:table-cell table:style-name="ce728" table:formula="of:=IF([.AH16];&quot;&quot;;[.AQ16])">
            <text:p/>
          </table:table-cell>
          <table:table-cell table:style-name="ce208" table:formula="of:=IF(OR([.$AF$3];[.AH16]);&quot;&quot;;NUMFORMA([.AD4];[.$AF$1]))">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199"/>
          <table:covered-table-cell table:style-name="ce200"/>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199"/>
          <table:covered-table-cell table:style-name="ce200"/>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0">→</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199"/>
          <table:covered-table-cell table:style-name="ce200"/>
          <table:table-cell table:style-name="ce230"/>
          <table:table-cell table:style-name="ce297" table:formula="of:=[.AM6]" office:value-type="string" office:string-value="Obxecto" calcext:value-type="string">
            <text:p>Obxecto</text:p>
          </table:table-cell>
          <table:table-cell table:style-name="ce728" table:formula="of:=NUMFORMA([.AD2];[.$AF$1])" office:value-type="string" office:string-value="-20,0" calcext:value-type="string">
            <text:p>-20,0</text:p>
          </table:table-cell>
          <table:table-cell table:style-name="ce728" table:formula="of:=IF(ISBLANK([.$H$5]);&quot;&quot;;NUMFORMA([.AO6];[.$AF$1]))">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F$1]))" office:value-type="string" office:string-value="Non se forma" calcext:value-type="string">
            <text:p>Non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402"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AC33])-MIN([.AC20];[.AC26];[.AC33])" office:value-type="string" office:string-value="" calcext:value-type="error">
            <text:p>#¡DIV/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table:formula="of:=CHOOSE([.AA4];&quot;&quot;;[$Axuda.A125];[$Axuda.A149];[.A81];[$Axuda.E144]&amp;CHAR(10)&amp;[.A101];[$Axuda.$A$143];[.$A$111])" office:value-type="string" office:string-value="Na primeira cela da esquerda, elixa entre Lente e Espello (por defecto Lente).&#10;Á dereita de «Unidades» elixa a unidade de lonxitude (por defecto cm).&#10;Se é un espello, elixa debaixo entre Foco e Centro.&#10;Das seguintes celas pode deixar varias en branco, pero polo menos ten que haber un dato en cada columna.&#10;Á dereita de «Foco» ou «Centro (Raio)» escriba o valor da posición do «Foco» ou «Centro» nas unidades elixidas. Poña o signo «-» se se atopa á esquerda (lente diverxente ou espello convexo)&#10;Á dereita de «Obxecto» escriba a posición do obxecto, sempre con signo «-», nas unidades elixidas.&#10;Debaixo de «Altura» escriba o valor da altura do obxecto nas unidades elixidas.&#10;Á dereita de «Imaxe» escriba a posición da imaxe nas unidades elixidas. Poña o signo «-» se está á esquerda.&#10;Á súa dereita pode escribir o valor da altura da imaxe o do aumento (co signo «-» se a imaxe está invertida). No primeiro caso debe borrar ↑ Aumento na cela de cor salmón debaixo dela.&#10;Á dereita de «Distancia obxecto imaxe» pode escribir a distancia da imaxe ao obxecto, sempre con signo «+», nas unidades elixidas." calcext:value-type="string" table:number-columns-spanned="4" table:number-rows-spanned="26">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salmón debaixo dela.</text:p>
            <text:p>Á dereita de «Distancia obxecto imaxe» pode escribir a distancia da imaxe ao obxecto, sempre con signo «+», nas unidades elixidas.</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string" office:string-value="" calcext:value-type="error">
            <text:p>#¡DIV/0!</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string" office:string-value="" calcext:value-type="error">
            <text:p>#¡DIV/0!</text:p>
          </table:table-cell>
          <table:table-cell table:style-name="ce160" table:formula="of:=[.AD21]-[.AK19]"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3"/>
          <table:table-cell table:style-name="ce377" table:number-columns-repeated="16"/>
          <table:table-cell table:style-name="ce108"/>
          <table:table-cell table:style-name="ce160" table:formula="of:=[.AC21]+[.AK18]" office:value-type="string" office:string-value="" calcext:value-type="error">
            <text:p>#¡DIV/0!</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string" office:string-value="" calcext:value-type="error">
            <text:p>#¡DIV/0!</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string" office:string-value="" calcext:value-type="error">
            <text:p>#¡DIV/0!</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string" office:string-value="" calcext:value-type="error">
            <text:p>#¡DIV/0!</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string" office:string-value="" calcext:value-type="error">
            <text:p>#¡DIV/0!</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text:span text:style-name="T7">Na primeira cela da esquerda, elixa entre </text:span><text:span text:style-name="T50">Lente</text:span><text:span text:style-name="T51"> e </text:span><text:span text:style-name="T52">Espello</text:span><text:span text:style-name="T51"> (por defecto Lente).</text:span></text:p>
            <text:p><text:span text:style-name="T7">Á dereita de «Unidades» elixa a unidade de lonxitude (por defecto cm).</text:span></text:p>
            <text:p><text:span text:style-name="T7">Se é un espello, elixa debaixo entre </text:span><text:span text:style-name="T52">Foco</text:span><text:span text:style-name="T51"> e </text:span><text:span text:style-name="T52">Centro.</text:span></text:p>
            <text:p>Das seguintes celas pode deixar varias en branco, pero polo menos ten que haber un dato en cada columna.</text:p>
            <text:p><text:span text:style-name="T7">Á dereita de «Foco» ou «Centro (Raio)» escriba o valor da posición do «Foco» ou «Centro» </text:span>nas unidades elixidas. Poña o signo «-» se se atopa á esquerda (lente diverxente ou espello convexo)</text:p>
            <text:p><text:span text:style-name="T7">Á dereita de «Obxecto» escriba a posición</text:span> do obxecto, sempre con signo «-», nas unidades elixidas.</text:p>
            <text:p>Debaixo de «Altura» escriba o valor da altura do obxecto nas unidades elixidas.</text:p>
            <text:p><text:span text:style-name="T7">Á dereita de «Imaxe» escriba a posición da imaxe nas </text:span>unidades elixidas. Poña o signo «-» se está á esquerda.</text:p>
            <text:p><text:span text:style-name="T7">Á súa dereita pode escribir o valor da altura da imaxe o do aumento (co signo «-» se a imaxe está invertida). No primeiro caso debe borrar ↑ Aumento na cela de cor salmón debaixo dela.</text:span></text:p>
            <text:p><text:span text:style-name="T7">Á dereita de «Distancia obxecto imaxe» pode escribir a distancia da imaxe ao obxecto, sempre con signo «+», nas unidades elixidas.</text:span></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482" table:content-validation-name="val20"/>
          <table:table-cell table:style-name="ce482"/>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Optica" table:style-name="ta1">
        <table:table-column table:style-name="co9" table:number-columns-repeated="3" table:default-cell-style-name="ce63"/>
        <table:table-column table:style-name="co9" table:default-cell-style-name="Default"/>
        <table:table-column table:style-name="co44" table:default-cell-style-name="ce63"/>
        <table:table-column table:style-name="co45" table:default-cell-style-name="ce63"/>
        <table:table-column table:style-name="co4" table:default-cell-style-name="ce63"/>
        <table:table-column table:style-name="co46" table:default-cell-style-name="ce63"/>
        <table:table-column table:style-name="co31" table:default-cell-style-name="ce63"/>
        <table:table-column table:style-name="co30" table:default-cell-style-name="ce63"/>
        <table:table-column table:style-name="co47" table:number-columns-repeated="5" table:default-cell-style-name="ce63"/>
        <table:table-column table:style-name="co9" table:number-columns-repeated="50" table:default-cell-style-name="ce63"/>
        <table:table-row table:style-name="ro1">
          <table:table-cell table:style-name="ce80" table:formula="of:=[O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497" table:formula="of:=[O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374" office:value-type="string" calcext:value-type="string">
            <text:p><text:a xlink:href="#I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8">Na práctica de óptica xeométrica traballas con lentes converxentes e obtés imaxes nunha pantalla variando a distancia entre o obxecto e a lente. Xustifica con diagramas de raios os casos nos que non obtés imaxes na pantalla.</text:span></text:p>
            <text:p><text:span text:style-name="T49">(A.B.A.U. extr. 19)</text:span></text:p>
            <text:p/>
          </table:table-cell>
          <table:covered-table-cell table:number-columns-repeated="3" table:style-name="ce199"/>
          <table:table-cell table:style-name="ce280"/>
          <table:table-cell table:style-name="ce466"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3"/>
          <table:table-cell table:style-name="ce374" office:value-type="string" calcext:value-type="string">
            <text:p><text:a xlink:href="#Optica" xlink:type="simple">Cálculo</text:a></text:p>
          </table:table-cell>
          <table:table-cell table:style-name="Default"/>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199"/>
          <table:table-cell table:style-name="ce280"/>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199"/>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199"/>
          <table:table-cell table:style-name="Default" office:value-type="string" calcext:value-type="string">
            <text:p>En</text:p>
          </table:table-cell>
          <table:table-cell table:style-name="ce49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Optica»</text:p>
          </table:table-cell>
          <table:table-cell table:style-name="ce374" office:value-type="string" calcext:value-type="string">
            <text:p><text:a xlink:href="#Optica" xlink:type="simple">Cálculo</text:a></text:p>
          </table:table-cell>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199"/>
          <table:covered-table-cell table:style-name="ce200"/>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199"/>
          <table:covered-table-cell table:style-name="ce200"/>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99"/>
          <table:covered-table-cell table:style-name="ce200"/>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99"/>
          <table:covered-table-cell table:style-name="ce200"/>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199"/>
          <table:covered-table-cell table:style-name="ce200"/>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4">Disponse dunha lente converxente e quérese obter a imaxe dun obxecto. Debuxa a marcha dos raios para determinar onde debe colocarse o obxecto para que a imaxe sexa:</text:span></text:p>
            <text:p><text:span text:style-name="T4">a) Menor, real e invertida.</text:span></text:p>
            <text:p><text:span text:style-name="T4">b) Maior, real e invertida.</text:span></text:p>
            <text:p><text:span text:style-name="T4">(A.B.A.U. ord. 17)</text:span></text:p>
            <text:p/>
          </table:table-cell>
          <table:covered-table-cell table:number-columns-repeated="3" table:style-name="ce199"/>
          <table:table-cell table:style-name="ce280"/>
          <table:table-cell table:style-name="ce466"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5" office:value-type="string" calcext:value-type="string">
            <text:p>Obxecto</text:p>
          </table:table-cell>
          <table:table-cell table:style-name="ce644" table:content-validation-name="val18"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office:value-type="string" calcext:value-type="string">
            <text:p>a)</text:p>
          </table:table-cell>
          <table:table-cell table:style-name="ce49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199"/>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99"/>
          <table:covered-table-cell table:style-name="ce200"/>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99"/>
          <table:covered-table-cell table:style-name="ce200"/>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53">(P.A.U. Set. 14)</text:span></text:p>
          </table:table-cell>
          <table:covered-table-cell table:number-columns-repeated="3" table:style-name="ce199"/>
          <table:table-cell table:style-name="ce280"/>
          <table:table-cell table:style-name="ce466"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6"/>Imaxe</text:p>
          </table:table-cell>
          <table:table-cell table:style-name="ce466"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office:value-type="string" calcext:value-type="string">
            <text:p>En</text:p>
          </table:table-cell>
          <table:table-cell table:style-name="ce49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8">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8">Rta.: s₁ = -0,117 m, s₂ = -0,683 m</text:span></text:p>
            <text:p><text:span text:style-name="T49">(P.A.U. Set. 13)</text:span></text:p>
            <text:p/>
          </table:table-cell>
          <table:covered-table-cell table:number-columns-repeated="3" table:style-name="ce199"/>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199"/>
          <table:table-cell table:style-name="Default" office:value-type="string" calcext:value-type="string">
            <text:p>En</text:p>
          </table:table-cell>
          <table:table-cell table:style-name="ce49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199"/>
          <table:table-cell table:style-name="ce280"/>
          <table:table-cell table:style-name="ce466"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199"/>
          <table:table-cell table:style-name="ce280"/>
          <table:table-cell table:style-name="ce295" office:value-type="string" calcext:value-type="string">
            <text:p>Obxecto</text:p>
          </table:table-cell>
          <table:table-cell table:style-name="ce644" table:content-validation-name="val18"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199"/>
          <table:covered-table-cell table:style-name="ce20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99"/>
          <table:covered-table-cell table:style-name="ce20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99"/>
          <table:covered-table-cell table:style-name="ce200"/>
          <table:table-cell table:style-name="Default"/>
          <table:table-cell table:style-name="ce497"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99"/>
          <table:covered-table-cell table:style-name="ce200"/>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99"/>
          <table:covered-table-cell table:style-name="ce200"/>
          <table:table-cell table:style-name="Default" table:number-columns-repeated="2"/>
          <table:table-cell table:style-name="Default" office:value-type="string" calcext:value-type="string">
            <text:p><text:span text:style-name="T55">'=AVALOR(</text:span><text:span text:style-name="T56">G16</text:span><text:span text:style-name="T55">)-</text:span><text:span text:style-name="T57">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8">Cun banco óptico de lonxitude l, obsérvase que a imaxe producida por unha lente converxente é sempre virtual. Como se pode interpretar isto?</text:span></text:p>
            <text:p><text:span text:style-name="T54">(P.A.U. Set. 10,  Set. 08, </text:span><text:span text:style-name="T49">Xuño 07)</text:span></text:p>
            <text:p/>
          </table:table-cell>
          <table:covered-table-cell table:number-columns-repeated="3" table:style-name="ce199"/>
          <table:table-cell table:style-name="ce280"/>
          <table:table-cell table:style-name="ce466"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table:number-columns-repeated="11"/>
          <table:table-cell table:number-columns-repeated="50"/>
        </table:table-row>
        <table:table-row table:style-name="ro1">
          <table:covered-table-cell table:number-columns-repeated="4" table:style-name="ce199"/>
          <table:table-cell table:style-name="Default" office:value-type="string" calcext:value-type="string">
            <text:p>En</text:p>
          </table:table-cell>
          <table:table-cell table:style-name="ce49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99"/>
          <table:covered-table-cell table:style-name="ce20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8">Na práctica da lente converxente debuxa a marcha dos raios e a imaxe formada dun obxecto cando:</text:span></text:p>
            <text:p><text:span text:style-name="T48">a) Sitúase no foco.</text:span></text:p>
            <text:p><text:span text:style-name="T48">b) Sitúase entre o foco e o centro óptico.</text:span></text:p>
            <text:p><text:span text:style-name="T49">(P.A.U. Xuño 10)</text:span></text:p>
            <text:p/>
          </table:table-cell>
          <table:covered-table-cell table:number-columns-repeated="3" table:style-name="ce199"/>
          <table:table-cell table:style-name="ce280"/>
          <table:table-cell table:style-name="ce466"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6"/>Imaxe</text:p>
          </table:table-cell>
          <table:table-cell table:style-name="ce466"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office:value-type="string" calcext:value-type="string">
            <text:p>En</text:p>
          </table:table-cell>
          <table:table-cell table:style-name="ce49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99"/>
          <table:covered-table-cell table:style-name="ce200"/>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199"/>
          <table:covered-table-cell table:style-name="ce200"/>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8">Na práctica da lente converxente explica se hai algunha posición do obxecto para a que a imaxe sexa virtual e dereita, e outra para a que a imaxe sexa real e invertida e do mesmo tamaño que o obxecto.</text:span></text:p>
            <text:p><text:span text:style-name="T49">(P.A.U. Xuño 04)</text:span></text:p>
            <text:p/>
          </table:table-cell>
          <table:covered-table-cell table:number-columns-repeated="3" table:style-name="ce199"/>
          <table:table-cell table:style-name="ce280"/>
          <table:table-cell table:style-name="ce466"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6"/>Imaxe</text:p>
          </table:table-cell>
          <table:table-cell table:style-name="ce466"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office:value-type="string" calcext:value-type="string">
            <text:p>En</text:p>
          </table:table-cell>
          <table:table-cell table:style-name="ce49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99"/>
          <table:covered-table-cell table:style-name="ce20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199"/>
          <table:covered-table-cell table:style-name="ce200"/>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9" table:number-columns-repeated="4" table:default-cell-style-name="ce63"/>
        <table:table-column table:style-name="co19" table:default-cell-style-name="ce63"/>
        <table:table-column table:style-name="co32" table:number-columns-repeated="4" table:default-cell-style-name="ce63"/>
        <table:table-column table:style-name="co30" table:number-columns-repeated="2" table:default-cell-style-name="ce63"/>
        <table:table-column table:style-name="co34" table:default-cell-style-name="ce63"/>
        <table:table-column table:style-name="co4" table:number-columns-repeated="2" table:default-cell-style-name="ce63"/>
        <table:table-column table:style-name="co21" table:number-columns-repeated="3" table:default-cell-style-name="ce63"/>
        <table:table-column table:style-name="co24" table:number-columns-repeated="2" table:default-cell-style-name="ce63"/>
        <table:table-column table:style-name="co25" table:default-cell-style-name="ce63"/>
        <table:table-column table:style-name="co4" table:default-cell-style-name="ce63"/>
        <table:table-column table:style-name="co9" table:default-cell-style-name="ce63"/>
        <table:table-column table:style-name="co4" table:default-cell-style-name="ce63"/>
        <table:table-column table:style-name="co9" table:default-cell-style-name="ce63"/>
        <table:table-column table:style-name="co4" table:default-cell-style-name="ce63"/>
        <table:table-column table:style-name="co9" table:number-columns-repeated="2" table:default-cell-style-name="ce63"/>
        <table:table-column table:style-name="co27" table:default-cell-style-name="ce63"/>
        <table:table-column table:style-name="co9" table:number-columns-repeated="5" table:default-cell-style-name="ce63"/>
        <table:table-column table:style-name="co48" table:default-cell-style-name="ce63"/>
        <table:table-column table:style-name="co9" table:default-cell-style-name="ce63"/>
        <table:table-column table:style-name="co27" table:default-cell-style-name="ce63"/>
        <table:table-column table:style-name="co9" table:default-cell-style-name="ce63"/>
        <table:table-column table:style-name="co28" table:default-cell-style-name="ce63"/>
        <table:table-column table:style-name="co9" table:default-cell-style-name="ce63"/>
        <table:table-column table:style-name="co49" table:default-cell-style-name="ce63"/>
        <table:table-column table:style-name="co9"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55" table:formula="of:=[$I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Lentes.D2" table:end-x="2.209cm" table:end-y="0.441cm" draw:z-index="3" draw:style-name="gr3" draw:text-style-name="P3" svg:width="2.2cm" svg:height="0.386cm" svg:x="0.009cm" svg:y="0.055cm" draw:control="control4"/>
          </table:table-cell>
          <table:table-cell table:style-name="ce280" table:number-columns-repeated="12"/>
          <table:table-cell table:style-name="ce329"/>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58">Cos datos das distancias obxecto, s, e imaxe, s′, dunha lente converxente representados na táboa adxunta:</text:span></text:p>
            <text:p><text:span text:style-name="T58">a) Representa graficamente 1/s′ fronte a 1/s.</text:span></text:p>
            <text:p><text:span text:style-name="T58">b) Determina o valor da potencia da lente.</text:span></text:p>
            <text:p><text:span text:style-name="T58">(A.B.A.U. extr. 22)</text:span></text:p>
            <text:p><text:span text:style-name="T58">Rta.: b) P = 11,3 dioptrías.</text:span></text:p>
          </table:table-cell>
          <table:covered-table-cell table:style-name="ce200"/>
          <table:covered-table-cell table:number-columns-repeated="2" table:style-name="ce199"/>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4"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Indice.G11:$Indice.G15];0)" office:value-type="float" office:value="5" calcext:value-type="float">
            <text:p>5</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6" calcext:value-type="float">
            <text:p>6</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3"/>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0">′</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table-cell table:style-name="ce108" table:number-columns-repeated="2"/>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60" table:number-columns-repeated="2"/>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199"/>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200"/>
          <table:covered-table-cell table:style-name="ce199"/>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621cm" svg:y="4.95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table:table-cell table:style-name="ce204" office:value-type="string" calcext:value-type="string">
            <text:p><text:span text:style-name="T59">1/</text:span><text:span text:style-name="T60">s</text:span></text:p>
          </table:table-cell>
          <table:table-cell table:style-name="ce204" office:value-type="string" calcext:value-type="string">
            <text:p><text:span text:style-name="T59">1/</text:span><text:span text:style-name="T60">s</text:span><text:span text:style-name="T59">′</text:span></text:p>
          </table:table-cell>
          <table:table-cell table:style-name="ce376" office:value-type="string" calcext:value-type="string">
            <text:p><text:span text:style-name="T61">1/</text:span><text:span text:style-name="T62">f</text:span></text:p>
          </table:table-cell>
          <table:table-cell table:style-name="ce203" office:value-type="string" calcext:value-type="string">
            <text:p>f</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OUTROS CÁLCULO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Escriba as ecuacións de cálculo nas celas de cor branca con bordo azul.&#10;É posible que necesite usar a función AVALOR para converter o contido dunha cela nun número (aínda que o seu aspecto sexa o dun número).&#10;Pode escribir unha etiqueta para a magnitude nas celas á dereita de «Etiqueta»" calcext:value-type="string" table:number-columns-spanned="4" table:number-rows-spanned="26">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30"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D$1])"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40">potencia da lente</text:span></text:p>
          </table:table-cell>
          <table:table-cell table:style-name="ce208" table:formula="of:=IF([.$AH$4];NUMFORMA([.AN29];[.AD1]);&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7">Elixa, nas celas de cor salmón, as unidades</text:span><text:span text:style-name="T17"> dos datos de que dispón.</text:span></text:p>
            <text:p><text:span text:style-name="T17">Escriba os valores dos datos dos que dispón nas celas de cor branca e bordo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salmón,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9" table:number-columns-repeated="4" table:default-cell-style-name="ce63"/>
        <table:table-column table:style-name="co30" table:default-cell-style-name="ce63"/>
        <table:table-column table:style-name="co32" table:number-columns-repeated="4" table:default-cell-style-name="ce63"/>
        <table:table-column table:style-name="co3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58">Cos datos das distancias obxecto, s, e imaxe, s′, dunha lente converxente representados na táboa adxunta:</text:span></text:p>
            <text:p><text:span text:style-name="T58">a) Representa graficamente 1/s′ fronte a 1/s.</text:span></text:p>
            <text:p><text:span text:style-name="T58">b) Determina o valor da potencia da lente.</text:span></text:p>
            <text:p><text:span text:style-name="T58">(A.B.A.U. extr. 22)</text:span></text:p>
            <text:p><text:span text:style-name="T58">Rta.: b) P = 11,3 dioptrías.</text:span></text:p>
          </table:table-cell>
          <table:covered-table-cell table:style-name="ce200"/>
          <table:covered-table-cell table:number-columns-repeated="2" table:style-name="ce199"/>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199"/>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443" table:content-validation-name="val23"/>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27">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40">Medíronse no laboratorio os seguintes valores para a distancia obxecto-imaxe dunha lente converxente: </text:span></text:p>
            <text:p><text:span text:style-name="T40">a) Explica a montaxe experimental utilizado.</text:span></text:p>
            <text:p><text:span text:style-name="T40">a) Calcula o valor da potencia da lente.</text:span></text:p>
            <text:p><text:span text:style-name="T40">(A.B.A.U. ord. 21, P.A.U. Set. 16)</text:span></text:p>
            <text:p><text:span text:style-name="T40">Rta.: P = 4,11 dioptrías.</text:span></text:p>
            <text:p/>
          </table:table-cell>
          <table:covered-table-cell table:style-name="ce200"/>
          <table:covered-table-cell table:number-columns-repeated="2"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443" table:content-validation-name="val23"/>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40">Medíronse no laboratorio os seguintes valores para as distancias obxecto e imaxe dunha lente converxente:</text:span></text:p>
            <text:p><text:span text:style-name="T40">Determina o valor da potencia da lente. Estima a súa incerteza.</text:span></text:p>
            <text:p><text:span text:style-name="T40">(A.B.A.U. ord. 18)</text:span></text:p>
            <text:p><text:span text:style-name="T40">Rta.: </text:span><text:span text:style-name="T63">4,1 dioptrías</text:span></text:p>
          </table:table-cell>
          <table:covered-table-cell table:style-name="ce200"/>
          <table:covered-table-cell table:number-columns-repeated="2" table:style-name="ce199"/>
          <table:table-cell table:style-name="ce280" table:number-columns-repeated="6"/>
          <table:table-cell table:number-columns-repeated="50"/>
        </table:table-row>
        <table:table-row table:style-name="ro1">
          <table:covered-table-cell table:number-columns-repeated="4" table:style-name="ce199"/>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443" table:content-validation-name="val23"/>
          <table:table-cell table:style-name="ce138" office:value-type="string" calcext:value-type="string">
            <text:p>cm <text:s text:c="17"/></text:p>
          </table:table-cell>
          <table:table-cell table:number-columns-repeated="50"/>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40">Medíronse no laboratorio os seguintes valores para as distancias obxecto e imaxe dunha lente converxente:</text:span></text:p>
            <text:p><text:span text:style-name="T40">Determina o valor da potencia da lente e estima a súa incerteza.</text:span></text:p>
            <text:p><text:span text:style-name="T40">(A.B.A.U. extr. 17)</text:span></text:p>
            <text:p><text:span text:style-name="T40">Rta,; 2,5 dioptrías</text:span></text:p>
          </table:table-cell>
          <table:covered-table-cell table:style-name="ce200"/>
          <table:covered-table-cell table:number-columns-repeated="2" table:style-name="ce199"/>
          <table:table-cell table:style-name="ce280" table:number-columns-repeated="6"/>
          <table:table-cell table:number-columns-repeated="50"/>
        </table:table-row>
        <table:table-row table:style-name="ro1">
          <table:covered-table-cell table:number-columns-repeated="4" table:style-name="ce199"/>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443" table:content-validation-name="val23"/>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e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ectr.AH28:Fotoelectr.AH30 Fotoelectr.AI28:Fotoelectr.AI30 Fotoelectr.AH36:Fotoelectr.AH40 Fotoelectr.AI36:Fotoelectr.AI40" xlink:href="./Object 6" xlink:type="simple" xlink:show="embed" xlink:actuate="onLoad">
              <loext:p/>
            </draw:object>
            <draw:image xlink:href="./ObjectReplacements/Object 6" xlink:type="simple" xlink:show="embed" xlink:actuate="onLoad"/>
          </draw:frame>
        </table:shapes>
        <table:table-column table:style-name="co50" table:default-cell-style-name="ce63"/>
        <table:table-column table:style-name="co9" table:number-columns-repeated="3" table:default-cell-style-name="ce63"/>
        <table:table-column table:style-name="co19" table:default-cell-style-name="ce63"/>
        <table:table-column table:style-name="co9" table:number-columns-repeated="3" table:default-cell-style-name="ce63"/>
        <table:table-column table:style-name="co51" table:default-cell-style-name="ce63"/>
        <table:table-column table:style-name="co21" table:default-cell-style-name="ce63"/>
        <table:table-column table:style-name="co30" table:default-cell-style-name="ce63"/>
        <table:table-column table:style-name="co21" table:default-cell-style-name="ce63"/>
        <table:table-column table:style-name="co4" table:default-cell-style-name="ce63"/>
        <table:table-column table:style-name="co52" table:default-cell-style-name="ce63"/>
        <table:table-column table:style-name="co53" table:default-cell-style-name="ce63"/>
        <table:table-column table:style-name="co22" table:default-cell-style-name="ce63"/>
        <table:table-column table:style-name="co23" table:default-cell-style-name="ce63"/>
        <table:table-column table:style-name="co30" table:default-cell-style-name="ce63"/>
        <table:table-column table:style-name="co25" table:default-cell-style-name="ce63"/>
        <table:table-column table:style-name="co26" table:default-cell-style-name="ce63"/>
        <table:table-column table:style-name="co4" table:number-columns-repeated="3" table:default-cell-style-name="ce63"/>
        <table:table-column table:style-name="co9" table:number-columns-repeated="4"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28" table:number-columns-repeated="2" table:default-cell-style-name="ce63"/>
        <table:table-column table:style-name="co27" table:default-cell-style-name="ce63"/>
        <table:table-column table:style-name="co9" table:number-columns-repeated="2" table:default-cell-style-name="ce63"/>
        <table:table-column table:style-name="co27" table:number-columns-repeated="2" table:default-cell-style-name="ce63"/>
        <table:table-column table:style-name="co9"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66">=</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Fotoelectr.D2" table:end-x="2.209cm" table:end-y="0.441cm" draw:z-index="4" draw:style-name="gr3" draw:text-style-name="P3" svg:width="2.2cm" svg:height="0.386cm" svg:x="0.009cm" svg:y="0.055cm" draw:control="control5"/>
          </table:table-cell>
          <table:table-cell table:style-name="ce280"/>
          <table:table-cell table:style-name="ce412"/>
          <table:table-cell table:style-name="ce150" table:formula="of:=IF(ISBLANK([.G3]);&quot;&quot;;INDEX([.AB4:.AB6];[.AD7];1))" office:value-type="string" office:string-value="Frecuencia" calcext:value-type="string">
            <text:p>Frecuenci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0" office:value-type="string" calcext:value-type="string" table:number-columns-spanned="2" table:number-rows-spanned="1">
            <text:p>Frecuencia</text:p>
          </table:table-cell>
          <table:covered-table-cell table:style-name="ce397"/>
          <table:table-cell table:style-name="ce399" office:value-type="string" calcext:value-type="string">
            <text:p>fronte a</text:p>
          </table:table-cell>
          <table:table-cell table:style-name="ce420" table:content-validation-name="val32" office:value-type="string" calcext:value-type="string" table:number-columns-spanned="2" table:number-rows-spanned="1">
            <text:p>Potencial de freado</text:p>
          </table:table-cell>
          <table:covered-table-cell table:style-name="ce397"/>
          <table:table-cell table:style-name="ce411"/>
          <table:table-cell table:style-name="Default"/>
          <table:table-cell table:style-name="ce49" office:value-type="string" calcext:value-type="string">
            <text:p><text:a xlink:href="#I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559" office:value-type="string" calcext:value-type="string" table:number-columns-spanned="4" table:number-rows-spanned="11">
            <text:p><text:span text:style-name="T64">Nun experimento sobre o efecto fotoeléctrico nun certo metal observouse a correlación entre o potencial de freado, V(freado), e a frecuencia, ν, da radiación empregada que mostra a táboa.</text:span></text:p>
            <text:p><text:span text:style-name="T64">a) Representa graficamente a frecuencia f en unidades de 10¹⁴ Hz (eixo Y) fronte a V(freado) en V (eixo X) e razoe se debe esperarse unha ordenada na orixe positiva ou negativa.</text:span></text:p>
            <text:p><text:span text:style-name="T64">b) Deduce o valor da constante de Planck a partir da gráfica. DATO: |qₑ| = 1,6×10⁻¹⁹ C.</text:span><text:tab/><text:span text:style-name="T64">(A.B.A.U. extr. 24)</text:span></text:p>
            <text:p><text:span text:style-name="T64">Rta.: b) h =</text:span><text:tab/><text:span text:style-name="T64">6,63·10⁻³⁴ J·s</text:span></text:p>
          </table:table-cell>
          <table:covered-table-cell table:style-name="ce200"/>
          <table:covered-table-cell table:number-columns-repeated="2" table:style-name="ce199"/>
          <table:table-cell table:style-name="ce280"/>
          <table:table-cell table:style-name="ce390" table:formula="of:=IF(ISERROR([.$AD$7]);&quot;clic →&quot;;IF([.$AD$7];&quot;N.º Exp.&quot;;&quot;clic →&quot;))" office:value-type="string" office:string-value="N.º Exp." calcext:value-type="string">
            <text:p>N.º Exp.</text:p>
          </table:table-cell>
          <table:table-cell table:style-name="ce260" table:content-validation-name="val25" office:value-type="string" calcext:value-type="string">
            <text:p>f</text:p>
          </table:table-cell>
          <table:table-cell table:style-name="ce260" table:content-validation-name="val27"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30];&quot;&quot;;IF(ISERROR([.AF30]);&quot;↑ clic&quot;;IF([.AF30];&quot;dos &quot;;&quot;↑ clic&quot;)))" office:value-type="string" office:string-value="dos " calcext:value-type="string">
            <office:annotation draw:style-name="gr6" draw:text-style-name="P7" svg:width="2.899cm" svg:height="1.799cm" svg:x="22.169cm" svg:y="0cm" draw:caption-point-x="-0.61cm" draw:caption-point-y="0.91cm">
              <dc:creator>Alfonso Javier Barbadillo Marán</dc:creator>
              <dc:date>2024-07-05T00:00:00</dc:date>
              <text:p text:style-name="P6"><text:span text:style-name="T3">Elixa primeiro entre fotóns e electróns</text:span></text:p>
            </office:annotation>
            <text:p>dos </text:p>
          </table:table-cell>
          <table:table-cell table:style-name="ce417" table:content-validation-name="val31" office:value-type="string" calcext:value-type="string">
            <text:p>fotóns</text:p>
          </table:table-cell>
          <table:table-cell table:style-name="ce399" table:formula="of:=IF([.AB30];&quot;← clic&quot;;&quot;&quot;)">
            <text:p/>
          </table:table-cell>
          <table:table-cell table:style-name="ce424" table:formula="of:=IF([.AB30];&quot;&quot;;IF(ISERROR([.AE30]);&quot;↑ clic&quot;;IF([.AE30];&quot;dos &quot;;&quot;↑ clic&quot;)))" office:value-type="string" office:string-value="dos " calcext:value-type="string">
            <text:p>dos </text:p>
          </table:table-cell>
          <table:table-cell table:style-name="ce399" table:formula="of:=IF([.AB30];&quot;&quot;;IF([.$AB$29];[.AB28];[.AB27]))" office:value-type="string" office:string-value="electróns" calcext:value-type="string">
            <text:p>electr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20]" office:value-type="string" office:string-value="Instrucións " calcext:value-type="string">
            <text:p>Instrucións </text:p>
          </table:table-cell>
          <table:table-cell table:style-name="ce108" table:formula="of:=MATCH([.B20];[$Indice.G11:$Indice.G16];0)" office:value-type="float" office:value="6" calcext:value-type="float">
            <text:p>6</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199"/>
          <table:table-cell table:style-name="ce280"/>
          <table:table-cell table:style-name="ce401" table:formula="of:=IF([.$AK$5];IF(ISERROR([.$AF$7]);&quot;clic →&quot;;IF(ISBLANK([.$G$4]);REPT(&quot; &quot;;30)&amp;CHOOSE([.AD7];[.AB11];[.AC11];[.AD11]);&quot;&quot;));&quot;&quot;)">
            <text:p/>
          </table:table-cell>
          <table:table-cell table:style-name="ce261" table:content-validation-name="val26" office:value-type="string" calcext:value-type="string">
            <text:p>Hz</text:p>
          </table:table-cell>
          <table:table-cell table:style-name="ce261" table:content-validation-name="val28"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30];&quot;&quot;;IF(ISERROR([.AE30]);&quot;&quot;;IF([.AE30];[.O2];&quot;&quot;)))&amp;IF(LEN([.O2]);&quot; máx.&quot;;&quot;&quot;)" office:value-type="string" office:string-value="Potencial de freado máx." calcext:value-type="string">
            <text:p>Potencial de freado máx.</text:p>
          </table:table-cell>
          <table:table-cell table:style-name="ce399"/>
          <table:table-cell table:style-name="ce400"/>
          <table:table-cell table:style-name="ce400" table:formula="of:=IF(LEN([.L4]);[.P22]&amp;&quot; =&quot;;&quot;&quot;)" office:value-type="string" office:string-value="V =" calcext:value-type="string">
            <text:p>V =</text:p>
          </table:table-cell>
          <table:table-cell table:style-name="ce403" office:value-type="float" office:value="5" calcext:value-type="float">
            <text:p>5</text:p>
          </table:table-cell>
          <table:table-cell table:style-name="ce441" table:formula="of:=IF(OR([.AB30];ISERROR([.AH34]));&quot;&quot;;IF(LEN([.AH34]);[.AH34]&amp;&quot; &quot;;&quot;&quot;)&amp;[.AH35])" office:value-type="string" office:string-value="V" calcext:value-type="string">
            <text:p>V</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7" calcext:value-type="float">
            <text:p>7</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0"></text:span></text:p>
          </table:table-cell>
          <table:table-cell table:style-name="ce228" table:formula="of:=INDEX([.$AB$11:.$AD$13];[.$AH4];[.$AD$7])" office:value-type="string" office:string-value="Hz" calcext:value-type="string">
            <text:p>Hz</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4">ₑ =</text:span></text:p>
          </table:table-cell>
          <table:table-cell table:style-name="ce108" table:formula="of:=[$Constantes.E5]" office:value-type="float" office:value="9.10938355454148E-031" calcext:value-type="float">
            <text:p>9,10938355454148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4">ₘ</text:span></text:p>
          </table:table-cell>
          <table:table-cell table:style-name="ce108" table:formula="of:=INDEX([.$AB$11:.$AD$13];[.$AH5];[.$AD$7])">
            <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true" calcext:value-type="boolean">
            <text:p>VERDADERO</text:p>
          </table:table-cell>
          <table:table-cell table:style-name="ce108" table:number-columns-repeated="5"/>
          <table:table-cell table:number-columns-repeated="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3"/>
          <table:table-cell table:style-name="ce413" table:formula="of:=IF(ISERROR([.AF30]);&quot;&quot;;IF(NOT([.AF30]);&quot;&quot;;INDEX([.AF31:.AF32];[.AF30];1)))" office:value-type="string" office:string-value="f" calcext:value-type="string">
            <text:p>f</text:p>
          </table:table-cell>
          <table:table-cell table:style-name="ce221" table:formula="of:=IF(ISERROR([.AF30]);&quot;&quot;;IF(NOT([.AF30]);&quot;&quot;;&quot;(&quot;&amp;IF(1-[.AB29]+[.AF30]&lt;3;&quot;/&quot;&amp;MID(NUMFORMA(INDEX([.AA34:.AB35];[.AF30];2-[.AB29]));6;9)&amp;&quot; &quot;;&quot;&quot;)&amp;INDEX([.AE34:.AF35];[.AF30];2)&amp;&quot;)&quot;))" office:value-type="string" office:string-value="(/10¹⁵ Hz)" calcext:value-type="string">
            <text:p>(/10¹⁵ Hz)</text:p>
          </table:table-cell>
          <table:table-cell table:style-name="ce414" table:number-columns-repeated="2"/>
          <table:table-cell table:style-name="ce217"/>
          <table:table-cell table:style-name="ce414"/>
          <table:table-cell table:style-name="Default" table:number-columns-repeated="5"/>
          <table:table-cell table:number-columns-repeated="3"/>
          <table:table-cell table:style-name="ce160"/>
          <table:table-cell table:style-name="ce108"/>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table-cell table:style-name="ce160"/>
          <table:table-cell table:style-name="ce108" table:formula="of:=IF(ISBLANK([.G$3]);0;MATCH([.G$3];[.AD4:.AD6];0))" office:value-type="float" office:value="2" calcext:value-type="float">
            <text:p>2</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1" calcext:value-type="float">
            <text:p>1</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199"/>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200"/>
          <table:covered-table-cell table:style-name="ce199"/>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Potencial de freado" calcext:value-type="string">
            <text:p>Potencial de freado</text:p>
          </table:table-cell>
          <table:table-cell table:style-name="ce232" table:formula="of:=IF([.$AJ$11];[.AC6];[.AB5])" office:value-type="string" office:string-value="Frecuencia" calcext:value-type="string">
            <text:p>Frecuencia</text:p>
          </table:table-cell>
          <table:table-cell table:style-name="ce108" table:number-columns-repeated="4"/>
          <table:table-cell table:number-columns-repeated="6"/>
        </table:table-row>
        <table:table-row table:style-name="ro1">
          <table:covered-table-cell table:number-columns-repeated="3" table:style-name="ce200"/>
          <table:covered-table-cell table:style-name="ce199"/>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0"></text:span></text:p>
          </table:table-cell>
          <table:table-cell table:style-name="ce108" office:value-type="string" calcext:value-type="string">
            <text:p>v<text:span text:style-name="T4">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inética" calcext:value-type="string">
            <text:p>Enerxía cinética</text:p>
          </table:table-cell>
          <table:table-cell table:style-name="ce232" table:formula="of:=IF([.$AJ$11];[.AC4];[.AB4])" office:value-type="string" office:string-value="Enerxía" calcext:value-type="string">
            <text:p>Enerxía</text:p>
          </table:table-cell>
          <table:table-cell table:style-name="ce108" table:number-columns-repeated="4"/>
          <table:table-cell table:number-columns-repeated="6"/>
        </table:table-row>
        <table:table-row table:style-name="ro1">
          <table:covered-table-cell table:number-columns-repeated="3" table:style-name="ce200"/>
          <table:covered-table-cell table:style-name="ce199"/>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402" table:formula="of:=([.M3]=[.AJ9])" office:value-type="boolean" office:boolean-value="false" calcext:value-type="boolean">
            <text:p>FALSO</text:p>
          </table:table-cell>
          <table:table-cell table:style-name="ce453" office:value-type="string" calcext:value-type="string">
            <text:p>e vs. fotóns?</text:p>
          </table:table-cell>
          <table:table-cell table:style-name="ce402" table:formula="of:=([.M3]=[.AJ9])" office:value-type="boolean" office:boolean-value="false" calcext:value-type="boolean">
            <text:p>FALS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1" calcext:value-type="float">
            <text:p>1</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00"/>
          <table:covered-table-cell table:style-name="ce199"/>
          <table:table-cell table:style-name="ce230" table:number-columns-repeated="4"/>
          <table:table-cell table:style-name="ce728" office:value-type="string" calcext:value-type="string">
            <office:annotation draw:style-name="gr5" draw:text-style-name="P5" svg:width="2.899cm" svg:height="2.416cm" svg:x="19.058cm" svg:y="4.958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00"/>
          <table:covered-table-cell table:style-name="ce199"/>
          <table:table-cell table:style-name="ce230" table:number-columns-repeated="7"/>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5]);1;IF([.J15]=[.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ce188"/>
          <table:table-cell table:style-name="ce203" table:formula="of:=&quot;f&quot;&amp;IF([.$AD$7]&lt;&gt;2;&quot; = &quot;;&quot;&quot;)&amp;IF([.$AD$7]=1;&quot;E / h&quot;;IF([.$AD$7]=3;&quot;c / λ&quot;;&quot;&quot;))" office:value-type="string" office:string-value="f" calcext:value-type="string">
            <text:p>f</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29" office:value-type="string" calcext:value-type="string">
            <text:p>J</text:p>
          </table:table-cell>
          <table:table-cell table:style-name="ce728" table:formula="of:=IF(ISBLANK([.J15]);&quot;J&quot;&amp;REPT(&quot; &quot;;12);&quot;&quot;)">
            <text:p/>
          </table:table-cell>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22]&amp;&quot;)&quot;" office:value-type="string" office:string-value="(J)" calcext:value-type="string">
            <text:p>(J)</text:p>
          </table:table-cell>
          <table:table-cell table:style-name="ce204" table:formula="of:=[.G16]" office:value-type="string" office:string-value="(J)" calcext:value-type="string">
            <text:p>(J)</text:p>
          </table:table-cell>
          <table:table-cell table:style-name="ce204" table:formula="of:=[.G16]" office:value-type="string" office:string-value="(J)" calcext:value-type="string">
            <text:p>(J)</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ce189" table:formula="of:=[.F5]" office:value-type="float" office:value="1" calcext:value-type="float">
            <text:p>1</text:p>
          </table:table-cell>
          <table:table-cell table:style-name="ce396" table:formula="of:=IF([.AE19];NUMFORMA([.AI19];[.$AD$1]);&quot;&quot;)" office:value-type="string" office:string-value="4,00·10¹⁴" calcext:value-type="string">
            <text:p>4,00·10¹⁴</text:p>
          </table:table-cell>
          <table:table-cell table:style-name="ce396" table:formula="of:=IF([.AE19];NUMFORMA([.AJ19]*CHOOSE([.$AB$13];1;1/[.$AK$2]);[.$AD$1]);&quot;&quot;)" office:value-type="string" office:string-value="2,65·10⁻¹⁹" calcext:value-type="string">
            <text:p>2,65·10⁻¹⁹</text:p>
          </table:table-cell>
          <table:table-cell table:style-name="ce396" table:formula="of:=IF(ISBLANK([.H5]);&quot;&quot;;NUMFORMA([.AL19]*CHOOSE([.$AB$13];1;1/[.$AK$2]);[.$AD$1]))" office:value-type="string" office:string-value="2,47·10⁻²⁰" calcext:value-type="string">
            <text:p>2,47·10⁻²⁰</text:p>
          </table:table-cell>
          <table:table-cell table:style-name="ce222" table:formula="of:=IF(OR([.AE19]*[.AF19];NOT(ISBLANK([.H5])));NUMFORMA([.AM19]*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ce189" table:formula="of:=[.F6]" office:value-type="float" office:value="2" calcext:value-type="float">
            <text:p>2</text:p>
          </table:table-cell>
          <table:table-cell table:style-name="ce396" table:formula="of:=IF([.AE20];NUMFORMA([.AI20];[.$AD$1]);&quot;&quot;)" office:value-type="string" office:string-value="5,00·10¹⁴" calcext:value-type="string">
            <text:p>5,00·10¹⁴</text:p>
          </table:table-cell>
          <table:table-cell table:style-name="ce396" table:formula="of:=IF([.AE20];NUMFORMA([.AJ20]*CHOOSE([.$AB$13];1;1/[.$AK$2]);[.$AD$1]);&quot;&quot;)" office:value-type="string" office:string-value="3,31·10⁻¹⁹" calcext:value-type="string">
            <text:p>3,31·10⁻¹⁹</text:p>
          </table:table-cell>
          <table:table-cell table:style-name="ce396" table:formula="of:=IF(ISBLANK([.H6]);&quot;&quot;;NUMFORMA([.AL20]*CHOOSE([.$AB$13];1;1/[.$AK$2]);[.$AD$1]))" office:value-type="string" office:string-value="9,10·10⁻²⁰" calcext:value-type="string">
            <text:p>9,10·10⁻²⁰</text:p>
          </table:table-cell>
          <table:table-cell table:style-name="ce222" table:formula="of:=IF(OR([.AE20]*[.AF20];NOT(ISBLANK([.H6])));NUMFORMA([.AM20]*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f" calcext:value-type="string">
            <text:p>f</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f" calcext:value-type="string">
            <text:p>f</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ce189" table:formula="of:=[.F7]" office:value-type="float" office:value="3" calcext:value-type="float">
            <text:p>3</text:p>
          </table:table-cell>
          <table:table-cell table:style-name="ce396" table:formula="of:=IF([.AE21];NUMFORMA([.AI21];[.$AD$1]);&quot;&quot;)" office:value-type="string" office:string-value="6,00·10¹⁴" calcext:value-type="string">
            <text:p>6,00·10¹⁴</text:p>
          </table:table-cell>
          <table:table-cell table:style-name="ce396" table:formula="of:=IF([.AE21];NUMFORMA([.AJ21]*CHOOSE([.$AB$13];1;1/[.$AK$2]);[.$AD$1]);&quot;&quot;)" office:value-type="string" office:string-value="3,98·10⁻¹⁹" calcext:value-type="string">
            <text:p>3,98·10⁻¹⁹</text:p>
          </table:table-cell>
          <table:table-cell table:style-name="ce396" table:formula="of:=IF(ISBLANK([.H7]);&quot;&quot;;NUMFORMA([.AL21]*CHOOSE([.$AB$13];1;1/[.$AK$2]);[.$AD$1]))" office:value-type="string" office:string-value="1,57·10⁻¹⁹" calcext:value-type="string">
            <text:p>1,57·10⁻¹⁹</text:p>
          </table:table-cell>
          <table:table-cell table:style-name="ce222" table:formula="of:=IF(OR([.AE21]*[.AF21];NOT(ISBLANK([.H7])));NUMFORMA([.AM21]*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400000000000000" calcext:value-type="float">
            <text:p>400000000000000</text:p>
          </table:table-cell>
          <table:table-cell table:style-name="ce160" table:formula="of:=AVALOR(TRIM([.H5]))" office:value-type="float" office:value="0.154" calcext:value-type="float">
            <text:p>0,154</text:p>
          </table:table-cell>
          <table:table-cell table:style-name="ce160" table:formula="of:=[.AE19]*INDEX([.$AB$14:.$AD$16];[.$AF$7];[.$AD$7])" office:value-type="float" office:value="400000000000000" calcext:value-type="float">
            <text:p>400000000000000</text:p>
          </table:table-cell>
          <table:table-cell table:style-name="ce160" table:formula="of:=[.AF19]*INDEX([.$AE$14:.$AG$16];[.$AG$7];[.$AE$7])" office:value-type="float" office:value="0.154" calcext:value-type="float">
            <text:p>0,154</text:p>
          </table:table-cell>
          <table:table-cell table:style-name="ce108" table:formula="of:=CHOOSE([.$AD$7];[.AG19]/[.$AK$3];[.AG19];IF([.AG19];[.$AK$1]/[.AG19];0))" office:value-type="float" office:value="400000000000000" calcext:value-type="float">
            <text:p>400000000000000</text:p>
          </table:table-cell>
          <table:table-cell table:style-name="ce250" table:formula="of:=[.$AK$3]*[.AI19]" office:value-type="float" office:value="2.650428016E-019" calcext:value-type="float">
            <text:p>2,65E-19</text:p>
          </table:table-cell>
          <table:table-cell table:style-name="ce108" table:formula="of:=CHOOSE([.$AE$7];[.AH19]/[.$AK$2];[.AH19]*[.AH19]/2*[.$AK$4]/[.$AK$2];[.AH19])" office:value-type="float" office:value="0.154" calcext:value-type="float">
            <text:p>0,154</text:p>
          </table:table-cell>
          <table:table-cell table:style-name="ce108" table:formula="of:=[.$AK$2]*[.AK19]" office:value-type="float" office:value="2.4673519948E-020" calcext:value-type="float">
            <text:p>2,4673519948E-20</text:p>
          </table:table-cell>
          <table:table-cell table:style-name="ce108" table:formula="of:=[.AJ19]-[.AL19]" office:value-type="float" office:value="2.40369281652E-019" calcext:value-type="float">
            <text:p>2,40369281652E-19</text:p>
          </table:table-cell>
          <table:table-cell table:style-name="ce108" table:number-columns-repeated="3"/>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GRÁFICAS</text:p>
          </table:table-cell>
          <table:covered-table-cell table:style-name="Default"/>
          <table:table-cell table:style-name="Default"/>
          <table:table-cell table:style-name="ce189" table:formula="of:=[.F8]" office:value-type="float" office:value="4" calcext:value-type="float">
            <text:p>4</text:p>
          </table:table-cell>
          <table:table-cell table:style-name="ce396" table:formula="of:=IF([.AE22];NUMFORMA([.AI22];[.$AD$1]);&quot;&quot;)" office:value-type="string" office:string-value="7,00·10¹⁴" calcext:value-type="string">
            <text:p>7,00·10¹⁴</text:p>
          </table:table-cell>
          <table:table-cell table:style-name="ce396" table:formula="of:=IF([.AE22];NUMFORMA([.AJ22]*CHOOSE([.$AB$13];1;1/[.$AK$2]);[.$AD$1]);&quot;&quot;)" office:value-type="string" office:string-value="4,64·10⁻¹⁹" calcext:value-type="string">
            <text:p>4,64·10⁻¹⁹</text:p>
          </table:table-cell>
          <table:table-cell table:style-name="ce396" table:formula="of:=IF(ISBLANK([.H8]);&quot;&quot;;NUMFORMA([.AL22]*CHOOSE([.$AB$13];1;1/[.$AK$2]);[.$AD$1]))" office:value-type="string" office:string-value="2,24·10⁻¹⁹" calcext:value-type="string">
            <text:p>2,24·10⁻¹⁹</text:p>
          </table:table-cell>
          <table:table-cell table:style-name="ce222" table:formula="of:=IF(OR([.AE22]*[.AF22];NOT(ISBLANK([.H8])));NUMFORMA([.AM22]*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500000000000000" calcext:value-type="float">
            <text:p>500000000000000</text:p>
          </table:table-cell>
          <table:table-cell table:style-name="ce160" table:formula="of:=AVALOR(TRIM([.H6]))" office:value-type="float" office:value="0.568" calcext:value-type="float">
            <text:p>0,568</text:p>
          </table:table-cell>
          <table:table-cell table:style-name="ce160" table:formula="of:=[.AE20]*INDEX([.$AB$14:.$AD$16];[.$AF$7];[.$AD$7])" office:value-type="float" office:value="500000000000000" calcext:value-type="float">
            <text:p>500000000000000</text:p>
          </table:table-cell>
          <table:table-cell table:style-name="ce160" table:formula="of:=[.AF20]*INDEX([.$AE$14:.$AG$16];[.$AG$7];[.$AE$7])" office:value-type="float" office:value="0.568" calcext:value-type="float">
            <text:p>0,568</text:p>
          </table:table-cell>
          <table:table-cell table:style-name="ce108" table:formula="of:=CHOOSE([.$AD$7];[.AG20]/[.$AK$3];[.AG20];IF([.AG20];[.$AK$1]/[.AG20];0))" office:value-type="float" office:value="500000000000000" calcext:value-type="float">
            <text:p>500000000000000</text:p>
          </table:table-cell>
          <table:table-cell table:style-name="ce250" table:formula="of:=[.$AK$3]*[.AI20]" office:value-type="float" office:value="3.31303502E-019" calcext:value-type="float">
            <text:p>3,31E-19</text:p>
          </table:table-cell>
          <table:table-cell table:style-name="ce108" table:formula="of:=CHOOSE([.$AE$7];[.AH20]/[.$AK$2];[.AH20]*[.AH20]/2*[.$AK$4]/[.$AK$2];[.AH20])" office:value-type="float" office:value="0.568" calcext:value-type="float">
            <text:p>0,568</text:p>
          </table:table-cell>
          <table:table-cell table:style-name="ce108" table:formula="of:=[.$AK$2]*[.AK20]" office:value-type="float" office:value="9.1003632016E-020" calcext:value-type="float">
            <text:p>9,1003632016E-20</text:p>
          </table:table-cell>
          <table:table-cell table:style-name="ce108" table:formula="of:=[.AJ20]-[.AL20]" office:value-type="float" office:value="2.40299869984E-019" calcext:value-type="float">
            <text:p>2,40299869984E-19</text:p>
          </table:table-cell>
          <table:table-cell table:style-name="ce108" table:number-columns-repeated="3"/>
          <table:table-cell table:number-columns-repeated="6"/>
        </table:table-row>
        <table:table-row table:style-name="ro1">
          <table:table-cell table:style-name="ce162" table:formula="of:=CHOOSE([.AA4];&quot;&quot;;[$Axuda.A125];[$Axuda.A149];[.A81];[$Axuda.E144]&amp;CHAR(10)&amp;[.A101];[$Axuda.$A$143];[.$A$111])" office:value-type="string" office:string-value="Elixa primeiro, na cela de cor salmón cun punto vermello, entre fotóns e electróns.&#10;Elixa despois a magnitude que se representa en cada eixe.&#10;Se o desexa, escriba o valor máximo da variable independente que aparecerá na gráfica." calcext:value-type="string" table:number-columns-spanned="4" table:number-rows-spanned="26">
            <text:p>Elixa primeiro, na cela de cor salmón cun punto vermello, entre fotóns e electróns.</text:p>
            <text:p>Elixa despois a magnitude que se representa en cada eixe.</text:p>
            <text:p>Se o desexa, escriba o valor máximo da variable independente que aparecerá na gráfica.</text:p>
          </table:table-cell>
          <table:covered-table-cell table:number-columns-repeated="3" table:style-name="Default"/>
          <table:table-cell table:style-name="ce189" table:formula="of:=[.F9]" office:value-type="float" office:value="5" calcext:value-type="float">
            <text:p>5</text:p>
          </table:table-cell>
          <table:table-cell table:style-name="ce396" table:formula="of:=IF([.AE23];NUMFORMA([.AI23];[.$AD$1]);&quot;&quot;)" office:value-type="string" office:string-value="8,00·10¹⁴" calcext:value-type="string">
            <text:p>8,00·10¹⁴</text:p>
          </table:table-cell>
          <table:table-cell table:style-name="ce396" table:formula="of:=IF([.AE23];NUMFORMA([.AJ23]*CHOOSE([.$AB$13];1;1/[.$AK$2]);[.$AD$1]);&quot;&quot;)" office:value-type="string" office:string-value="5,30·10⁻¹⁹" calcext:value-type="string">
            <text:p>5,30·10⁻¹⁹</text:p>
          </table:table-cell>
          <table:table-cell table:style-name="ce396" table:formula="of:=IF(ISBLANK([.H9]);&quot;&quot;;NUMFORMA([.AL23]*CHOOSE([.$AB$13];1;1/[.$AK$2]);[.$AD$1]))" office:value-type="string" office:string-value="2,90·10⁻¹⁹" calcext:value-type="string">
            <text:p>2,90·10⁻¹⁹</text:p>
          </table:table-cell>
          <table:table-cell table:style-name="ce222" table:formula="of:=IF(OR([.AE23]*[.AF23];NOT(ISBLANK([.H9])));NUMFORMA([.AM23]*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600000000000000" calcext:value-type="float">
            <text:p>600000000000000</text:p>
          </table:table-cell>
          <table:table-cell table:style-name="ce160" table:formula="of:=AVALOR(TRIM([.H7]))" office:value-type="float" office:value="0.982" calcext:value-type="float">
            <text:p>0,982</text:p>
          </table:table-cell>
          <table:table-cell table:style-name="ce160" table:formula="of:=[.AE21]*INDEX([.$AB$14:.$AD$16];[.$AF$7];[.$AD$7])" office:value-type="float" office:value="600000000000000" calcext:value-type="float">
            <text:p>600000000000000</text:p>
          </table:table-cell>
          <table:table-cell table:style-name="ce160" table:formula="of:=[.AF21]*INDEX([.$AE$14:.$AG$16];[.$AG$7];[.$AE$7])" office:value-type="float" office:value="0.982" calcext:value-type="float">
            <text:p>0,982</text:p>
          </table:table-cell>
          <table:table-cell table:style-name="ce108" table:formula="of:=CHOOSE([.$AD$7];[.AG21]/[.$AK$3];[.AG21];IF([.AG21];[.$AK$1]/[.AG21];0))" office:value-type="float" office:value="600000000000000" calcext:value-type="float">
            <text:p>600000000000000</text:p>
          </table:table-cell>
          <table:table-cell table:style-name="ce250" table:formula="of:=[.$AK$3]*[.AI21]" office:value-type="float" office:value="3.975642024E-019" calcext:value-type="float">
            <text:p>3,98E-19</text:p>
          </table:table-cell>
          <table:table-cell table:style-name="ce108" table:formula="of:=CHOOSE([.$AE$7];[.AH21]/[.$AK$2];[.AH21]*[.AH21]/2*[.$AK$4]/[.$AK$2];[.AH21])" office:value-type="float" office:value="0.982" calcext:value-type="float">
            <text:p>0,982</text:p>
          </table:table-cell>
          <table:table-cell table:style-name="ce108" table:formula="of:=[.$AK$2]*[.AK21]" office:value-type="float" office:value="1.57333744084E-019" calcext:value-type="float">
            <text:p>1,57333744084E-19</text:p>
          </table:table-cell>
          <table:table-cell table:style-name="ce108" table:formula="of:=[.AJ21]-[.AL21]" office:value-type="float" office:value="2.40230458316E-019" calcext:value-type="float">
            <text:p>2,40230458316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523" table:formula="of:=IF([.AE19]*[.AF19]*[.AE20]*[.AF20]=0;&quot;&quot;;[.AO38]&amp;IF(AND([.AL19];[.AL20]);&quot; (media) =&quot;;&quot; =&quot;))" office:value-type="string" office:string-value="W₀ (media) =" calcext:value-type="string">
            <text:p>W₀ (media) =</text:p>
          </table:table-cell>
          <table:table-cell table:style-name="ce208" table:formula="of:=IF(NOT(OR(ISERROR([.AM19]);ISERROR([.AM20])));NUMFORMA([.AM26]*CHOOSE([.$AB$13];1;1/[.$AK$2]);[.$AD$1]);&quot;&quot;)" office:value-type="string" office:string-value="2,40·10⁻¹⁹" calcext:value-type="string">
            <text:p>2,40·10⁻¹⁹</text:p>
          </table:table-cell>
          <table:table-cell table:style-name="ce230" table:formula="of:=CHOOSE([.$AB$13];[.$AB$11];[.$AB$12])" office:value-type="string" office:string-value="J" calcext:value-type="string">
            <text:p>J</text:p>
          </table:table-cell>
          <table:table-cell table:style-name="ce230"/>
          <table:table-cell table:style-name="ce415" table:number-columns-repeated="2"/>
          <table:table-cell table:style-name="Default" table:number-columns-repeated="2"/>
          <table:table-cell table:style-name="ce422" table:formula="of:=IF(ISERROR([.AE30]);&quot;&quot;;IF(NOT([.AE30]);&quot;&quot;;INDEX([.AE31:.AE32];[.AE30];1)))" office:value-type="string" office:string-value="V" calcext:value-type="string">
            <text:p>V</text:p>
          </table:table-cell>
          <table:table-cell table:style-name="ce423" table:formula="of:=IF(ISERROR([.AE30]);&quot;&quot;;IF(NOT([.AE30]);&quot;&quot;;&quot;(&quot;&amp;IF([.AB29]+[.AE30]&lt;3;&quot;/&quot;&amp;MID(NUMFORMA(INDEX([.AA34:.AB35];[.AE30];1+[.AB29]));6;9)&amp;&quot; &quot;;&quot;&quot;)&amp;INDEX([.AE34:.AF35];[.AE30];1)&amp;&quot;)&quot;))" office:value-type="string" office:string-value="(V)" calcext:value-type="string">
            <text:p>(V)</text:p>
          </table:table-cell>
          <table:table-cell table:style-name="Default"/>
          <table:table-cell table:number-columns-repeated="7"/>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00000000000000" calcext:value-type="float">
            <text:p>700000000000000</text:p>
          </table:table-cell>
          <table:table-cell table:style-name="ce160" table:formula="of:=AVALOR(TRIM([.H8]))" office:value-type="float" office:value="1.395" calcext:value-type="float">
            <text:p>1,395</text:p>
          </table:table-cell>
          <table:table-cell table:style-name="ce160" table:formula="of:=[.AE22]*INDEX([.$AB$14:.$AD$16];[.$AF$7];[.$AD$7])" office:value-type="float" office:value="700000000000000" calcext:value-type="float">
            <text:p>700000000000000</text:p>
          </table:table-cell>
          <table:table-cell table:style-name="ce160" table:formula="of:=[.AF22]*INDEX([.$AE$14:.$AG$16];[.$AG$7];[.$AE$7])" office:value-type="float" office:value="1.395" calcext:value-type="float">
            <text:p>1,395</text:p>
          </table:table-cell>
          <table:table-cell table:style-name="ce108" table:formula="of:=CHOOSE([.$AD$7];[.AG22]/[.$AK$3];[.AG22];IF([.AG22];[.$AK$1]/[.AG22];0))" office:value-type="float" office:value="700000000000000" calcext:value-type="float">
            <text:p>700000000000000</text:p>
          </table:table-cell>
          <table:table-cell table:style-name="ce250" table:formula="of:=[.$AK$3]*[.AI22]" office:value-type="float" office:value="4.638249028E-019" calcext:value-type="float">
            <text:p>4,64E-19</text:p>
          </table:table-cell>
          <table:table-cell table:style-name="ce108" table:formula="of:=CHOOSE([.$AE$7];[.AH22]/[.$AK$2];[.AH22]*[.AH22]/2*[.$AK$4]/[.$AK$2];[.AH22])" office:value-type="float" office:value="1.395" calcext:value-type="float">
            <text:p>1,395</text:p>
          </table:table-cell>
          <table:table-cell table:style-name="ce108" table:formula="of:=[.$AK$2]*[.AK22]" office:value-type="float" office:value="2.2350363849E-019" calcext:value-type="float">
            <text:p>2,2350363849E-19</text:p>
          </table:table-cell>
          <table:table-cell table:style-name="ce108" table:formula="of:=[.AJ22]-[.AL22]" office:value-type="float" office:value="2.4032126431E-019" calcext:value-type="float">
            <text:p>2,4032126431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table-cell table:style-name="ce230" table:formula="of:=IF([.AB30];&quot;&quot;;&quot;Da gráfica&quot;)" office:value-type="string" office:string-value="Da gráfica" calcext:value-type="string">
            <text:p>Da gráfica</text:p>
          </table:table-cell>
          <table:table-cell table:style-name="ce421" table:formula="of:=IF([.AB30];&quot;&quot;;&quot;y = m · x + b&quot;)" office:value-type="string" office:string-value="y = m · x + b" calcext:value-type="string">
            <text:p>y = m · x + b</text:p>
          </table:table-cell>
          <table:table-cell table:style-name="ce524" table:formula="of:=IF([.$AB$30];&quot;Elixa magnitudes na gráfica&quot;;&quot;&quot;)">
            <text:p/>
          </table:table-cell>
          <table:table-cell table:style-name="ce230" table:number-columns-repeated="3"/>
          <table:table-cell table:number-columns-repeated="5"/>
          <table:table-cell table:style-name="ce414"/>
          <table:table-cell table:number-columns-repeated="8"/>
          <table:table-cell table:style-name="Default" table:number-columns-repeated="4"/>
          <table:table-cell table:style-name="ce160" office:value-type="float" office:value="5" calcext:value-type="float">
            <text:p>5</text:p>
          </table:table-cell>
          <table:table-cell table:style-name="ce160" table:formula="of:=AVALOR(TRIM([.G9]))" office:value-type="float" office:value="800000000000000" calcext:value-type="float">
            <text:p>800000000000000</text:p>
          </table:table-cell>
          <table:table-cell table:style-name="ce160" table:formula="of:=AVALOR(TRIM([.H9]))" office:value-type="float" office:value="1.809" calcext:value-type="float">
            <text:p>1,809</text:p>
          </table:table-cell>
          <table:table-cell table:style-name="ce160" table:formula="of:=[.AE23]*INDEX([.$AB$14:.$AD$16];[.$AF$7];[.$AD$7])" office:value-type="float" office:value="800000000000000" calcext:value-type="float">
            <text:p>800000000000000</text:p>
          </table:table-cell>
          <table:table-cell table:style-name="ce160" table:formula="of:=[.AF23]*INDEX([.$AE$14:.$AG$16];[.$AG$7];[.$AE$7])" office:value-type="float" office:value="1.809" calcext:value-type="float">
            <text:p>1,809</text:p>
          </table:table-cell>
          <table:table-cell table:style-name="ce108" table:formula="of:=CHOOSE([.$AD$7];[.AG23]/[.$AK$3];[.AG23];IF([.AG23];[.$AK$1]/[.AG23];0))" office:value-type="float" office:value="800000000000000" calcext:value-type="float">
            <text:p>800000000000000</text:p>
          </table:table-cell>
          <table:table-cell table:style-name="ce250" table:formula="of:=[.$AK$3]*[.AI23]" office:value-type="float" office:value="5.300856032E-019" calcext:value-type="float">
            <text:p>5,30E-19</text:p>
          </table:table-cell>
          <table:table-cell table:style-name="ce108" table:formula="of:=CHOOSE([.$AE$7];[.AH23]/[.$AK$2];[.AH23]*[.AH23]/2*[.$AK$4]/[.$AK$2];[.AH23])" office:value-type="float" office:value="1.809" calcext:value-type="float">
            <text:p>1,809</text:p>
          </table:table-cell>
          <table:table-cell table:style-name="ce108" table:formula="of:=[.$AK$2]*[.AK23]" office:value-type="float" office:value="2.89833750558E-019" calcext:value-type="float">
            <text:p>2,89833750558E-19</text:p>
          </table:table-cell>
          <table:table-cell table:style-name="ce108" table:formula="of:=[.AJ23]-[.AL23]" office:value-type="float" office:value="2.40251852642E-019" calcext:value-type="float">
            <text:p>2,40251852642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ISERROR([.$AO$35]);&quot;&quot;;IF([.AO35]&gt;0;[.AM35];[.AM36]))" office:value-type="string" office:string-value="ordenada na orixe" calcext:value-type="string">
            <text:p>ordenada na orixe</text:p>
          </table:table-cell>
          <table:table-cell table:style-name="ce198" table:formula="of:=IF(ISERROR([.$AO$35]);&quot;&quot;;IF([.AO35]&gt;0;[.AN35];[.AN36]))" office:value-type="string" office:string-value="b =" calcext:value-type="string">
            <text:p>b =</text:p>
          </table:table-cell>
          <table:table-cell table:style-name="ce208" table:formula="of:=IF(ISERROR([.$AO$35]);&quot;&quot;;NUMFORMA(IF([.AO35]&gt;0;[.AO35];[.AO36]);[.$AD$1]))" office:value-type="string" office:string-value="0,363" calcext:value-type="string">
            <text:p>0,363</text:p>
          </table:table-cell>
          <table:table-cell table:style-name="ce418" table:formula="of:=IF(ISERROR([.$AO$35]);&quot;&quot;;IF([.AO35]&gt;0;[.AP35];[.AP36]))" office:value-type="string" office:string-value="·10¹⁵ Hz" calcext:value-type="string">
            <text:p>·10¹⁵ Hz</text:p>
          </table:table-cell>
          <table:table-cell table:style-name="ce230"/>
          <table:table-cell table:style-name="Default"/>
          <table:table-cell table:number-columns-repeated="13"/>
          <table:table-cell table:style-name="Default" table:number-columns-repeated="10"/>
          <table:table-cell table:style-name="ce160"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quot;pendente&quot;)" office:value-type="string" office:string-value="pendente" calcext:value-type="string">
            <text:p>pendente</text:p>
          </table:table-cell>
          <table:table-cell table:style-name="ce198" table:formula="of:=IF([.$AB$30];&quot;&quot;;&quot;m =&quot;)" office:value-type="string" office:string-value="m =" calcext:value-type="string">
            <text:p>m =</text:p>
          </table:table-cell>
          <table:table-cell table:style-name="ce208" table:formula="of:=IF([.$AB$30];&quot;&quot;;IF([.$AK$5];NUMFORMA([.AO33];[.AD1]);&quot;&quot;))" office:value-type="string" office:string-value="2,42·10¹⁴" calcext:value-type="string">
            <text:p>2,42·10¹⁴</text:p>
          </table:table-cell>
          <table:table-cell table:style-name="ce213" table:formula="of:=IF([.$AB$30];&quot;&quot;;IF([.$AK$5];[.$AP$33];&quot;&quot;))" office:value-type="string" office:string-value="Hz/V" calcext:value-type="string">
            <text:p>Hz/V</text:p>
          </table:table-cell>
          <table:table-cell table:style-name="ce213"/>
          <table:table-cell table:style-name="Default"/>
          <table:table-cell table:number-columns-repeated="13"/>
          <table:table-cell table:style-name="Default" table:number-columns-repeated="10"/>
          <table:table-cell table:style-name="ce108"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IF([.$AK$5];IF([.$AM$34];&quot;Constante de Planck&quot;;&quot;&quot;);&quot;&quot;))" office:value-type="string" office:string-value="Constante de Planck" calcext:value-type="string">
            <text:p>Constante de Planck</text:p>
          </table:table-cell>
          <table:table-cell table:style-name="ce408" table:formula="of:=IF([.$AB$30];&quot;&quot;;IF([.$AK$5];IF([.$AM$34];&quot;h =&quot;;&quot;&quot;)))" office:value-type="string" office:string-value="h =" calcext:value-type="string">
            <text:p>h =</text:p>
          </table:table-cell>
          <table:table-cell table:style-name="ce208" table:formula="of:=IF([.$AB$30];&quot;&quot;;IF([.$AK$5];IF([.$AM$34];NUMFORMA([.AO34];[.AD1]);&quot;&quot;);&quot;&quot;))" office:value-type="string" office:string-value="6,63·10⁻³⁴" calcext:value-type="string">
            <text:p>6,63·10⁻³⁴</text:p>
          </table:table-cell>
          <table:table-cell table:style-name="ce419" table:formula="of:=IF([.$AB$30];&quot;&quot;;IF([.$AK$5];IF([.$AM$34];&quot;J·s&quot;;&quot;&quot;)))" office:value-type="string" office:string-value="J·s" calcext:value-type="string">
            <text:p>J·s</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table-cell table:style-name="ce249" table:number-columns-repeated="2"/>
          <table:table-cell table:style-name="ce160"/>
          <table:table-cell table:style-name="ce160" table:formula="of:=IF([.AL19]=0;[.AM19]; IF([.AL20]=0;[.AM20];AVERAGE([.AM19:.AM20])))" office:value-type="float" office:value="2.40334575818E-019" calcext:value-type="float">
            <text:p>2,40334575818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formula="of:=IF([.$AB$30];&quot;&quot;;[.AM38])" office:value-type="string" office:string-value="Traballo de extracción" calcext:value-type="string">
            <text:p>Traballo de extracción</text:p>
          </table:table-cell>
          <table:table-cell table:style-name="ce198" table:formula="of:=IF([.$AB$30];&quot;&quot;;[.AN41])" office:value-type="string" office:string-value="W₀ =" calcext:value-type="string">
            <text:p>W₀ =</text:p>
          </table:table-cell>
          <table:table-cell table:style-name="ce208" table:formula="of:=IF(OR([.AB30];ISERROR([.AO41]));&quot;&quot;;NUMFORMA([.AO41]*CHOOSE([.$AB$13];1;1/[.$AK$2]);[.$AD$1]))" office:value-type="string" office:string-value="2,40·10⁻¹⁹" calcext:value-type="string">
            <text:p>2,40·10⁻¹⁹</text:p>
          </table:table-cell>
          <table:table-cell table:style-name="ce311" table:formula="of:=IF([.$AB$30];&quot;&quot;;[.J22])" office:value-type="string" office:string-value="J" calcext:value-type="string">
            <text:p>J</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65">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246" office:value-type="string" calcext:value-type="string">
            <text:p>x</text:p>
          </table:table-cell>
          <table:table-cell table:style-name="ce246" office:value-type="string" calcext:value-type="string">
            <text:p>y</text:p>
          </table:table-cell>
          <table:table-cell table:style-name="ce249" table:number-columns-repeated="2"/>
          <table:table-cell table:style-name="ce454" office:value-type="string" calcext:value-type="string">
            <text:p>f₀ =</text:p>
          </table:table-cell>
          <table:table-cell table:style-name="ce160" table:formula="of:=[.AM26]/[.$AK$3]" office:value-type="float" office:value="362710587674380" calcext:value-type="float">
            <text:p>36271058767438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9];[.AC4];[.AB4])" office:value-type="string" office:string-value="Enerxía cinética" calcext:value-type="string">
            <text:p>Enerxía cinética</text:p>
          </table:table-cell>
          <table:table-cell table:style-name="ce160" table:formula="of:=IF([.$AB$29];[.AB4];[.AC4])" office:value-type="string" office:string-value="Enerxía" calcext:value-type="string">
            <text:p>Enerxía</text:p>
          </table:table-cell>
          <table:table-cell table:style-name="ce108"/>
          <table:table-cell table:style-name="ce108" table:formula="of:=IF([.$AB$30];0;INDEX([.$AC$28:.$AD$29];[.AE30];IF([.$AB$29];2;1)))" office:value-type="float" office:value="0" calcext:value-type="float">
            <text:p>0</text:p>
          </table:table-cell>
          <table:table-cell table:style-name="ce108" table:formula="of:=IF([.$AB$30];0;INDEX([.$AC$28:.$AD$29];[.AF30];IF([.$AB$29];1;2)))" office:value-type="float" office:value="0" calcext:value-type="float">
            <text:p>0</text:p>
          </table:table-cell>
          <table:table-cell table:style-name="ce249" table:number-columns-repeated="2"/>
          <table:table-cell table:style-name="ce160" table:number-columns-repeated="4"/>
          <table:table-cell table:style-name="ce108"/>
          <table:table-cell/>
          <table:table-cell table:style-name="ce458" table:number-columns-repeated="2"/>
          <table:table-cell table:number-columns-repeated="3"/>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true" calcext:value-type="boolean">
            <text:p>VERDADERO</text:p>
          </table:table-cell>
          <table:table-cell table:number-columns-repeated="2" table:style-name="ce160" office:value-type="float" office:value="0" calcext:value-type="float">
            <text:p>0</text:p>
          </table:table-cell>
          <table:table-cell table:style-name="ce160" table:formula="of:=IF([.$AB$29];[.AC6];[.AB5])" office:value-type="string" office:string-value="Potencial de freado" calcext:value-type="string">
            <text:p>Potencial de freado</text:p>
          </table:table-cell>
          <table:table-cell table:style-name="ce160" table:formula="of:=IF([.$AB$29];[.AB5];[.AC6])" office:value-type="string" office:string-value="Frecuencia" calcext:value-type="string">
            <text:p>Frecuencia</text:p>
          </table:table-cell>
          <table:table-cell table:style-name="ce249"/>
          <table:table-cell table:style-name="ce249" table:formula="of:=IF([.$AB$30];0;INDEX([.$AC$31:.$AD$32];[.AE30];IF([.$AB$29];2;1)))" office:value-type="float" office:value="0" calcext:value-type="float">
            <text:p>0</text:p>
          </table:table-cell>
          <table:table-cell table:style-name="ce249" table:formula="of:=IF([.$AB$30];0;INDEX([.$AC$31:.$AD$32];[.AF30];IF([.$AB$29];1;2)))" office:value-type="float" office:value="0.36271058767438" calcext:value-type="float">
            <text:p>0,36271058767438</text:p>
          </table:table-cell>
          <table:table-cell table:style-name="ce160" table:number-columns-repeated="2"/>
          <table:table-cell table:style-name="ce108" table:number-columns-repeated="2"/>
          <table:table-cell table:style-name="ce247" office:value-type="string" calcext:value-type="string">
            <text:p>pendente dos datos</text:p>
          </table:table-cell>
          <table:table-cell table:style-name="ce108" table:formula="of:=([.AI31]-[.AI32])*[.AI33]/([.AH31]-[.AH32])/[.AH33]" office:value-type="float" office:value="241545893719807" calcext:value-type="float">
            <text:p>241545893719807</text:p>
          </table:table-cell>
          <table:table-cell table:style-name="ce228" table:formula="of:=[.AP33]"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table-cell table:style-name="ce160" office:value-type="string" calcext:value-type="string">
            <text:p>vacío gráfica?</text:p>
          </table:table-cell>
          <table:table-cell table:style-name="ce402" table:formula="of:=OR(ISBLANK([.$M$3]);ISERROR([.AE30]);ISERROR([.AF30]))" office:value-type="boolean" office:boolean-value="false" calcext:value-type="boolean">
            <text:p>FALSO</text:p>
          </table:table-cell>
          <table:table-cell table:style-name="ce160" office:value-type="string" calcext:value-type="string">
            <text:p><text:span text:style-name="T65">Med: </text:span>x (f)</text:p>
          </table:table-cell>
          <table:table-cell table:style-name="ce160" office:value-type="string" calcext:value-type="string">
            <text:p>Med: x (e)</text:p>
          </table:table-cell>
          <table:table-cell table:style-name="ce160" table:formula="of:=IF(ISBLANK([.O2]);0;MATCH([.O2];[.AE28:.AE30];0))" office:value-type="float" office:value="2" calcext:value-type="float">
            <text:p>2</text:p>
          </table:table-cell>
          <table:table-cell table:style-name="ce160" table:formula="of:=IF(ISBLANK([.L2]);0;MATCH([.L2];[.AF28:.AF30];0))" office:value-type="float" office:value="2" calcext:value-type="float">
            <text:p>2</text:p>
          </table:table-cell>
          <table:table-cell table:style-name="ce249"/>
          <table:table-cell table:style-name="ce249" table:formula="of:=IF([.$AB$30];0;INDEX([.$AC$34:.$AD$35];[.AE30];IF([.$AB$29];2;1)))" office:value-type="float" office:value="5" calcext:value-type="float">
            <text:p>5</text:p>
          </table:table-cell>
          <table:table-cell table:style-name="ce249" table:formula="of:=IF([.$AB$30];0;INDEX([.$AC$34:.$AD$35];[.AF30];IF([.$AB$29];1;2)))" office:value-type="float" office:value="1.57170521822314" calcext:value-type="float">
            <text:p>1,57170521822314</text:p>
          </table:table-cell>
          <table:table-cell table:style-name="ce160" table:number-columns-repeated="2"/>
          <table:table-cell table:style-name="ce249" table:number-columns-repeated="2"/>
          <table:table-cell table:style-name="ce249" office:value-type="string" calcext:value-type="string">
            <text:p>h dos datos</text:p>
          </table:table-cell>
          <table:table-cell table:style-name="ce160" table:formula="of:=IF([.AG7]=1;[.$AK$2];1)*IF([.$AP$34];1/[.AO29];IF([.$AQ$34];[.AO29];0))" office:value-type="float" office:value="6.6330112068E-034" calcext:value-type="float">
            <text:p>6,6330112068E-34</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table-cell table:style-name="ce160" office:value-type="string" calcext:value-type="string">
            <text:p>x é V?</text:p>
          </table:table-cell>
          <table:table-cell table:style-name="ce160" table:formula="of:=FIND(&quot;/&quot;;[.Q22])" office:value-type="string" office:string-value="" calcext:value-type="error">
            <text:p>#¡VALOR!</text:p>
          </table:table-cell>
          <table:table-cell table:style-name="ce160" table:formula="of:=[.AM26]/[.AA34]" office:value-type="float" office:value="2.40334575818" calcext:value-type="float">
            <text:p>2,40334575818</text:p>
          </table:table-cell>
          <table:table-cell table:style-name="ce160" office:value-type="float" office:value="0" calcext:value-type="float">
            <text:p>0</text:p>
          </table:table-cell>
          <table:table-cell table:style-name="ce160" table:formula="of:=IF([.$AB$29];[.AE4];[.AD4])" office:value-type="string" office:string-value="E" calcext:value-type="string">
            <text:p>E</text:p>
          </table:table-cell>
          <table:table-cell table:style-name="ce232" table:formula="of:=IF([.$AB$29];[.AD4];[.AE4])" office:value-type="string" office:string-value="E" calcext:value-type="string">
            <text:p>E</text:p>
          </table:table-cell>
          <table:table-cell table:style-name="ce160"/>
          <table:table-cell table:style-name="ce232" table:formula="of:=IF([.AH36]&lt;=[.$AH$30];[.AH36];[.$AH$30])" office:value-type="float" office:value="0.154" calcext:value-type="float">
            <text:p>0,154</text:p>
          </table:table-cell>
          <table:table-cell table:style-name="ce160" table:formula="of:=IF([.AH31]=[.$AH$30];[.AI30];IF([.AH31]=[.$AH$36];[.AI36];[.AI37]))" office:value-type="float" office:value="0.4" calcext:value-type="float">
            <text:p>0,4</text:p>
          </table:table-cell>
          <table:table-cell table:style-name="ce160" table:number-columns-repeated="2"/>
          <table:table-cell table:style-name="ce249"/>
          <table:table-cell table:style-name="ce160"/>
          <table:table-cell table:style-name="ce247" office:value-type="string" calcext:value-type="string">
            <text:p>error típico xy</text:p>
          </table:table-cell>
          <table:table-cell table:style-name="ce248" table:formula="of:=STEYX([.AI$28:.AI$32];[.AH$28:.AH$32])" office:value-type="float" office:value="0.178962289900742" calcext:value-type="float">
            <text:p>1,79E-01</text:p>
          </table:table-cell>
          <table:table-cell table:style-name="Default"/>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60" office:value-type="string" calcext:value-type="string">
            <text:p>x máx.?</text:p>
          </table:table-cell>
          <table:table-cell table:style-name="ce402" table:formula="of:=AND(NOT(ISBLANK([.P4]));AVALOR([.P4])&gt;[.AA38])" office:value-type="boolean" office:boolean-value="true" calcext:value-type="boolean">
            <text:p>VERDADERO</text:p>
          </table:table-cell>
          <table:table-cell table:style-name="ce160" table:formula="of:=[.AM27]/[.AA35]" office:value-type="float" office:value="0.36271058767438" calcext:value-type="float">
            <text:p>0,36271058767438</text:p>
          </table:table-cell>
          <table:table-cell table:style-name="ce160" office:value-type="float" office:value="0" calcext:value-type="float">
            <text:p>0</text:p>
          </table:table-cell>
          <table:table-cell table:style-name="ce160" table:formula="of:=IF([.$AB$29];[.AE6];[.AD5])" office:value-type="string" office:string-value="V" calcext:value-type="string">
            <text:p>V</text:p>
          </table:table-cell>
          <table:table-cell table:style-name="ce160" table:formula="of:=IF([.$AB$29];[.AD5];[.AE6])" office:value-type="string" office:string-value="f" calcext:value-type="string">
            <text:p>f</text:p>
          </table:table-cell>
          <table:table-cell table:style-name="ce160"/>
          <table:table-cell table:style-name="ce232" table:formula="of:=IF([.AH37]&lt;[.$AH$30];[.AH37];[.$AH$30])" office:value-type="float" office:value="0.568" calcext:value-type="float">
            <text:p>0,568</text:p>
          </table:table-cell>
          <table:table-cell table:style-name="ce160" table:formula="of:=IF([.AH32]=[.$AH$30];[.AI30];IF([.AH32]=[.$AH$36];[.AI36];[.AI37]))" office:value-type="float" office:value="0.5" calcext:value-type="float">
            <text:p>0,5</text:p>
          </table:table-cell>
          <table:table-cell table:style-name="ce160" table:number-columns-repeated="2"/>
          <table:table-cell table:style-name="ce249"/>
          <table:table-cell table:style-name="ce160"/>
          <table:table-cell table:style-name="ce247" office:value-type="string" calcext:value-type="string">
            <text:p>pendente</text:p>
          </table:table-cell>
          <table:table-cell table:style-name="ce108" table:formula="of:=SLOPE([.AI29:.AI32];[.AH29:.AH32])" office:value-type="float" office:value="0.241797662526875" calcext:value-type="float">
            <text:p>0,241797662526875</text:p>
          </table:table-cell>
          <table:table-cell table:style-name="ce228" table:formula="of:=MID(NUMFORMA([.AI33]/[.AH33]);5;9)&amp;&quot; &quot;&amp;[.AI35]&amp;&quot;/&quot;&amp;[.AH35]" office:value-type="string" office:string-value="·10¹⁵ Hz/V" calcext:value-type="string">
            <text:p>·10¹⁵ Hz/V</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65">Máx: </text:span>x (f)</text:p>
          </table:table-cell>
          <table:table-cell table:style-name="ce160" office:value-type="string" calcext:value-type="string">
            <text:p>Máx: x (e)</text:p>
          </table:table-cell>
          <table:table-cell table:style-name="ce160" table:number-columns-repeated="3"/>
          <table:table-cell table:style-name="ce445" table:formula="of:=INDEX([.AA34:.AB35];[.AE30];1+[.AB29])" office:value-type="float" office:value="1" calcext:value-type="float">
            <text:p>1</text:p>
          </table:table-cell>
          <table:table-cell table:style-name="ce160" table:formula="of:=INDEX([.AA34:.AB35];[.AF30];2-[.AB29])" office:value-type="float" office:value="1000000000000000" calcext:value-type="float">
            <text:p>1000000000000000</text:p>
          </table:table-cell>
          <table:table-cell table:style-name="ce160" table:number-columns-repeated="4"/>
          <table:table-cell table:style-name="ce108" office:value-type="string" calcext:value-type="string">
            <text:p>pendente</text:p>
          </table:table-cell>
          <table:table-cell table:style-name="ce108" table:formula="of:=[.AO32]*[.AI33]/[.AH33]" office:value-type="float" office:value="241797662526875" calcext:value-type="float">
            <text:p>241797662526875</text:p>
          </table:table-cell>
          <table:table-cell table:style-name="ce228" table:formula="of:=[.$AI$35]&amp;&quot;/&quot;&amp;[.$AH$35]"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05" calcext:value-type="date">
            <text:p>05/07/24</text:p>
          </table:table-cell>
          <table:table-cell table:style-name="Default" table:number-columns-repeated="4"/>
          <table:table-cell table:number-columns-repeated="4"/>
          <table:table-cell table:style-name="Default" table:number-columns-repeated="2"/>
          <table:table-cell table:number-columns-repeated="7"/>
          <table:table-cell table:style-name="ce108"/>
          <table:table-cell table:style-name="ce108" office:value-type="float" office:value="1E-019" calcext:value-type="float">
            <text:p>1E-19</text:p>
          </table:table-cell>
          <table:table-cell table:style-name="ce108" table:formula="of:=[.AA34]" office:value-type="float" office:value="1E-019" calcext:value-type="float">
            <text:p>1E-19</text:p>
          </table:table-cell>
          <table:table-cell table:style-name="ce160" table:formula="of:=IF([.$AB$32];[.AC42];[.AC37])/[.AA34]" office:value-type="float" office:value="10.41422885818" calcext:value-type="float">
            <text:p>10,41422885818</text:p>
          </table:table-cell>
          <table:table-cell table:style-name="ce160" table:formula="of:=IF([.$AB$32];[.AD42];[.AD37])/[.AB34]" office:value-type="float" office:value="8.0108831" calcext:value-type="float">
            <text:p>8,0108831</text:p>
          </table:table-cell>
          <table:table-cell table:style-name="ce160" table:formula="of:=[.AE11]" office:value-type="string" office:string-value="J" calcext:value-type="string">
            <text:p>J</text:p>
          </table:table-cell>
          <table:table-cell table:style-name="ce160" table:formula="of:=[.AE34]" office:value-type="string" office:string-value="J" calcext:value-type="string">
            <text:p>J</text:p>
          </table:table-cell>
          <table:table-cell table:style-name="ce160"/>
          <table:table-cell table:style-name="ce448" table:formula="of:=IF([.AH33]=1;&quot;&quot;;MID(NUMFORMA([.AH33];3);5;9))">
            <text:p/>
          </table:table-cell>
          <table:table-cell table:style-name="ce246" table:formula="of:=IF([.AI33]=1;&quot;&quot;;MID(NUMFORMA([.AI33];3);5;9))" office:value-type="string" office:string-value="·10¹⁵" calcext:value-type="string">
            <text:p>·10¹⁵</text:p>
          </table:table-cell>
          <table:table-cell table:style-name="ce160" table:number-columns-repeated="2"/>
          <table:table-cell table:style-name="ce246" office:value-type="string" calcext:value-type="string">
            <text:p>Pode calcularse h?</text:p>
          </table:table-cell>
          <table:table-cell table:style-name="ce402" table:formula="of:=OR([.AP34];[.AQ34])" office:value-type="boolean" office:boolean-value="true" calcext:value-type="boolean">
            <text:p>VERDADERO</text:p>
          </table:table-cell>
          <table:table-cell table:style-name="ce454" office:value-type="string" calcext:value-type="string">
            <text:p>h =</text:p>
          </table:table-cell>
          <table:table-cell table:style-name="ce160" table:formula="of:=IF([.AF30]=2;[.$AK$2];1)*IF([.$AP$34];1/[.AO33];IF([.$AQ$34];[.AO33];0))" office:value-type="float" office:value="6.62610466642506E-034" calcext:value-type="float">
            <text:p>6,62610466642506E-34</text:p>
          </table:table-cell>
          <table:table-cell table:style-name="ce402" table:formula="of:=AND([.$AH$35]=[.$AG$11];[.$AI$35]=[.$AC$11])" office:value-type="boolean" office:boolean-value="true" calcext:value-type="boolean">
            <text:p>VERDADERO</text:p>
          </table:table-cell>
          <table:table-cell table:style-name="ce402" table:formula="of:=([.$AH$35]=[.$AC$11])" office:value-type="boolean" office:boolean-value="false" calcext:value-type="boolean">
            <text:p>FALS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32];[.AC43];[.AC38])/[.AA35]" office:value-type="float" office:value="1.57170521822314" calcext:value-type="float">
            <text:p>1,57170521822314</text:p>
          </table:table-cell>
          <table:table-cell table:style-name="ce160" table:formula="of:=IF([.$AB$32];[.AD43];[.AD38])/[.AB35]" office:value-type="float" office:value="5" calcext:value-type="float">
            <text:p>5</text:p>
          </table:table-cell>
          <table:table-cell table:style-name="ce160" table:formula="of:=IF([.$AB$29];[.AG11];[.AC11])" office:value-type="string" office:string-value="V" calcext:value-type="string">
            <text:p>V</text:p>
          </table:table-cell>
          <table:table-cell table:style-name="ce160" table:formula="of:=IF([.$AB$29];[.AC11];[.AG11])" office:value-type="string" office:string-value="Hz" calcext:value-type="string">
            <text:p>Hz</text:p>
          </table:table-cell>
          <table:table-cell table:style-name="ce160"/>
          <table:table-cell table:style-name="ce449" table:formula="of:=INDEX([.AE34:.AF35];[.AE30];1)" office:value-type="string" office:string-value="V" calcext:value-type="string">
            <text:p>V</text:p>
          </table:table-cell>
          <table:table-cell table:style-name="ce246" table:formula="of:=INDEX([.AE34:.AF35];[.AF30];2)" office:value-type="string" office:string-value="Hz" calcext:value-type="string">
            <text:p>Hz</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9:.AI$32];[.AH$29:.AH$32])" office:value-type="float" office:value="0.362712395229685" calcext:value-type="float">
            <text:p>0,362712395229685</text:p>
          </table:table-cell>
          <table:table-cell table:style-name="ce232" table:formula="of:=[.AI34]&amp;&quot; &quot;&amp;[.AI35]" office:value-type="string" office:string-value="·10¹⁵ Hz" calcext:value-type="string">
            <text:p>·10¹⁵ 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9];CHOOSE([.$AE$30];[.AJ19]/[.$AA$34];[.AI19]/[.$AA$35]);CHOOSE([.$AE$30];[.AL19]/[.$AB$34];[.AK19]))" office:value-type="float" office:value="0.154" calcext:value-type="float">
            <text:p>0,154</text:p>
          </table:table-cell>
          <table:table-cell table:style-name="ce160" table:formula="of:=CHOOSE(1+[.$AB$29];CHOOSE([.$AF$30];[.AL19]/[.$AB$34];[.AK19]);CHOOSE([.$AF$30];[.AJ19]/[.$AA$34];[.AI19]/[.$AA$35]))" office:value-type="float" office:value="0.4" calcext:value-type="float">
            <text:p>0,4</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5]*[.AI33]/[.AO33]*IF([.AF30]=2;[.$AK$2];1)" office:value-type="float" office:value="-2.40337029460163E-019" calcext:value-type="float">
            <text:p>-2,40337029460163E-19</text:p>
          </table:table-cell>
          <table:table-cell table:style-name="Default" table:formula="of:=[.AH35]" office:value-type="string" office:string-value="V" calcext:value-type="string">
            <text:p>V</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3])" office:value-type="float" office:value="5.300856032E-019" calcext:value-type="float">
            <text:p>5,30E-19</text:p>
          </table:table-cell>
          <table:table-cell table:style-name="ce160" table:formula="of:=MAX([.AL19:.AL23])" office:value-type="float" office:value="2.89833750558E-019" calcext:value-type="float">
            <text:p>2,89833750558E-19</text:p>
          </table:table-cell>
          <table:table-cell table:style-name="ce160" office:value-type="string" calcext:value-type="string">
            <text:p>E</text:p>
          </table:table-cell>
          <table:table-cell table:style-name="ce160" table:number-columns-repeated="2"/>
          <table:table-cell table:style-name="ce160" table:formula="of:=CHOOSE(1+[.$AB$29];CHOOSE([.$AE$30];[.AJ20]/[.$AA$34];[.AI20]/[.$AA$35]);CHOOSE([.$AE$30];[.AL20]/[.$AB$34];[.AK20]))" office:value-type="float" office:value="0.568" calcext:value-type="float">
            <text:p>0,568</text:p>
          </table:table-cell>
          <table:table-cell table:style-name="ce160" table:formula="of:=CHOOSE(1+[.$AB$29];CHOOSE([.$AF$30];[.AL20]/[.$AB$34];[.AK20]);CHOOSE([.$AF$30];[.AJ20]/[.$AA$34];[.AI20]/[.$AA$35]))" office:value-type="float" office:value="0.5" calcext:value-type="float">
            <text:p>0,5</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32" table:formula="of:=INDEX([.AC31:.AD32];[.AE30];1+[.AB29])" office:value-type="float" office:value="0" calcext:value-type="float">
            <text:p>0</text:p>
          </table:table-cell>
          <table:table-cell table:style-name="ce108" office:value-type="string" calcext:value-type="string">
            <text:p>f</text:p>
          </table:table-cell>
          <table:table-cell table:style-name="ce108" table:formula="of:=MAX([.AI19:.AI23])" office:value-type="float" office:value="800000000000000" calcext:value-type="float">
            <text:p>800000000000000</text:p>
          </table:table-cell>
          <table:table-cell table:style-name="ce160" table:formula="of:=MAX([.AK19:.AK23])" office:value-type="float" office:value="1.809" calcext:value-type="float">
            <text:p>1,809</text:p>
          </table:table-cell>
          <table:table-cell table:style-name="ce160" office:value-type="string" calcext:value-type="string">
            <text:p>V</text:p>
          </table:table-cell>
          <table:table-cell table:style-name="ce160" table:number-columns-repeated="2"/>
          <table:table-cell table:style-name="ce160" table:formula="of:=CHOOSE(1+[.$AB$29];CHOOSE([.$AE$30];[.AJ21]/[.$AA$34];[.AI21]/[.$AA$35]);CHOOSE([.$AE$30];[.AL21]/[.$AB$34];[.AK21]))" office:value-type="float" office:value="0.982" calcext:value-type="float">
            <text:p>0,982</text:p>
          </table:table-cell>
          <table:table-cell table:style-name="ce160" table:formula="of:=CHOOSE(1+[.$AB$29];CHOOSE([.$AF$30];[.AL21]/[.$AB$34];[.AK21]);CHOOSE([.$AF$30];[.AJ21]/[.$AA$34];[.AI21]/[.$AA$35]))" office:value-type="float" office:value="0.6" calcext:value-type="float">
            <text:p>0,6</text:p>
          </table:table-cell>
          <table:table-cell table:style-name="ce160" table:number-columns-repeated="3"/>
          <table:table-cell table:style-name="ce246" table:formula="of:=[.$I$14]"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65">Máx: </text:span>x (f)</text:p>
          </table:table-cell>
          <table:table-cell table:style-name="ce160" office:value-type="string" calcext:value-type="string">
            <text:p>Máx: x (e)</text:p>
          </table:table-cell>
          <table:table-cell table:style-name="ce160" table:number-columns-repeated="3"/>
          <table:table-cell table:style-name="ce160" table:formula="of:=CHOOSE(1+[.$AB$29];CHOOSE([.$AE$30];[.AJ22]/[.$AA$34];[.AI22]/[.$AA$35]);CHOOSE([.$AE$30];[.AL22]/[.$AB$34];[.AK22]))" office:value-type="float" office:value="1.395" calcext:value-type="float">
            <text:p>1,395</text:p>
          </table:table-cell>
          <table:table-cell table:style-name="ce160" table:formula="of:=CHOOSE(1+[.$AB$29];CHOOSE([.$AF$30];[.AL22]/[.$AB$34];[.AK22]);CHOOSE([.$AF$30];[.AJ22]/[.$AA$34];[.AI22]/[.$AA$35]))" office:value-type="float" office:value="0.7" calcext:value-type="float">
            <text:p>0,7</text:p>
          </table:table-cell>
          <table:table-cell table:style-name="ce108" table:number-columns-repeated="2"/>
          <table:table-cell table:style-name="ce160"/>
          <table:table-cell table:style-name="ce160" office:value-type="string" calcext:value-type="string">
            <text:p>da ordenada</text:p>
          </table:table-cell>
          <table:table-cell table:style-name="Default"/>
          <table:table-cell table:style-name="ce160" table:formula="of:=IF([.$AB$29];[.AO34]*[.AO35]*[.AI33];-[.AK2]*[.AO35]*[.AI33])/IF([.AF30]=1;[.$AK$2];1)" office:value-type="float" office:value="2.40337029460163E-019" calcext:value-type="float">
            <text:p>2,40337029460163E-19</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30]=[.AB40];[.$P$4]*[.AA34];[.AC41]*[.AK3])" office:value-type="float" office:value="3.31303502E-018" calcext:value-type="float">
            <text:p>3,31303502E-18</text:p>
          </table:table-cell>
          <table:table-cell table:style-name="ce250" table:formula="of:=IF([.$AE$30]=[.AB40];AVALOR([.$P$4])*[.AB34];[.AD41]*[.AK2])" office:value-type="float" office:value="8.0108831E-019" calcext:value-type="float">
            <text:p>8,01E-19</text:p>
          </table:table-cell>
          <table:table-cell table:style-name="ce160" table:number-columns-repeated="3"/>
          <table:table-cell table:style-name="ce160" table:formula="of:=CHOOSE(1+[.$AB$29];CHOOSE([.$AE$30];[.AJ23]/[.$AA$34];[.AI23]/[.$AA$35]);CHOOSE([.$AE$30];[.AL23]/[.$AB$34];[.AK23]))" office:value-type="float" office:value="1.809" calcext:value-type="float">
            <text:p>1,809</text:p>
          </table:table-cell>
          <table:table-cell table:style-name="ce160" table:formula="of:=CHOOSE(1+[.$AB$29];CHOOSE([.$AF$30];[.AL23]/[.$AB$34];[.AK23]);CHOOSE([.$AF$30];[.AJ23]/[.$AA$34];[.AI23]/[.$AA$35]))" office:value-type="float" office:value="0.8" calcext:value-type="float">
            <text:p>0,8</text:p>
          </table:table-cell>
          <table:table-cell table:style-name="ce108" table:number-columns-repeated="2"/>
          <table:table-cell table:style-name="ce160"/>
          <table:table-cell table:style-name="ce160" office:value-type="string" calcext:value-type="string">
            <text:p>da abscisa</text:p>
          </table:table-cell>
          <table:table-cell table:style-name="ce160"/>
          <table:table-cell table:style-name="ce160" table:formula="of:=IF([.AP36]=[.AC11];[.AK3];IF([.AP36]=[.AG11];[.AK2];&quot;¿?&quot;))*[.AO36]" office:value-type="float" office:value="-3.85062369521324E-038" calcext:value-type="float">
            <text:p>-3,85062369521324E-38</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30]=[.AB41];[.$P$4]*[.AA35];0)" office:value-type="float" office:value="5000000000000000" calcext:value-type="float">
            <text:p>5000000000000000</text:p>
          </table:table-cell>
          <table:table-cell table:style-name="ce250" table:formula="of:=IF([.$AE$30]=[.AB41];AVALOR([.$P$4])*[.AB35];0)" office:value-type="float" office:value="5" calcext:value-type="float">
            <text:p>5,00E+00</text:p>
          </table:table-cell>
          <table:table-cell table:style-name="ce160" table:number-columns-repeated="5"/>
          <table:table-cell table:style-name="ce108" table:number-columns-repeated="2"/>
          <table:table-cell table:style-name="ce160" table:number-columns-repeated="2"/>
          <table:table-cell table:style-name="ce454" office:value-type="string" calcext:value-type="string">
            <text:p>W₀ =</text:p>
          </table:table-cell>
          <table:table-cell table:style-name="ce160" table:formula="of:=IF(OR([.AL19]=0;[.AL20]=0);[.AO40];AVERAGE([.AM19:.AM20]))" office:value-type="float" office:value="2.40334575818E-019" calcext:value-type="float">
            <text:p>2,40334575818E-19</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table-cell table:style-name="ce160" table:formula="of:=IF([.$AB$29];[.AM26]+[.AD40];[.AC40])" office:value-type="float" office:value="1.041422885818E-018" calcext:value-type="float">
            <text:p>1,041422885818E-18</text:p>
          </table:table-cell>
          <table:table-cell table:style-name="ce250" table:formula="of:=IF([.$AB$29];[.AD40];[.AC40]-[.AM26])" office:value-type="float" office:value="8.0108831E-019" calcext:value-type="float">
            <text:p>8,01E-19</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2"/>
          <table:table-cell/>
          <table:table-cell table:style-name="ce160" table:formula="of:=[.AC42]/[.AK3]" office:value-type="float" office:value="1.57170521822314E+015" calcext:value-type="float">
            <text:p>1,57170521822314E+015</text:p>
          </table:table-cell>
          <table:table-cell table:style-name="ce250" table:formula="of:=[.AD42]/[.AK2]" office:value-type="float" office:value="5" calcext:value-type="float">
            <text:p>5,00E+00</text:p>
          </table:table-cell>
          <table:table-cell table:style-name="ce160" table:number-columns-repeated="5"/>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35">Elixa, nas celas de cor salmón, as variables dos datos de que dispón, e as súas unidades.</text:span></text:p>
            <text:p><text:span text:style-name="T35">Escriba os valores dos datos dos que dispón nas celas de cor branca e bordo azul.</text:span></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text:span text:style-name="T22">Elixa primeiro, na cela de cor salmón cun punto vermello, entre fotóns e electróns.</text:span></text:p>
            <text:p><text:span text:style-name="T22">Elixa despois a magnitude que se representa en cada eixe.</text:span></text:p>
            <text:p><text:span text:style-name="T22">Se o desexa, escriba o valor máximo da variable independente que aparecerá na gráfica.</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ectr.F3:Fotoelectr.F4">
            <calcext:condition calcext:apply-style-name="Aviso" calcext:value="=&quot;clic →&quot;" calcext:base-cell-address="Fotoelectr.F3"/>
          </calcext:conditional-format>
          <calcext:conditional-format calcext:target-range-address="Fotoelectr.I4:Fotoelectr.I4">
            <calcext:condition calcext:apply-style-name="Aviso" calcext:value="=&quot;← clic&quot;" calcext:base-cell-address="Fotoelectr.I4"/>
          </calcext:conditional-format>
          <calcext:conditional-format calcext:target-range-address="Fotoelectr.L3:Fotoelectr.L3 Fotoelectr.O3:Fotoelectr.O3">
            <calcext:condition calcext:apply-style-name="Aviso" calcext:value="=&quot;↑ clic&quot;" calcext:base-cell-address="Fotoelectr.L3"/>
          </calcext:conditional-format>
        </calcext:conditional-formats>
      </table:table>
      <table:table table:name="D_Fotoel" table:style-name="ta1" table:print="false">
        <table:table-column table:style-name="co50" table:default-cell-style-name="ce63"/>
        <table:table-column table:style-name="co9" table:number-columns-repeated="3" table:default-cell-style-name="ce63"/>
        <table:table-column table:style-name="co30" table:default-cell-style-name="ce63"/>
        <table:table-column table:style-name="co37" table:default-cell-style-name="ce63"/>
        <table:table-column table:style-name="co4" table:number-columns-repeated="2" table:default-cell-style-name="ce63"/>
        <table:table-column table:style-name="co31" table:default-cell-style-name="ce63"/>
        <table:table-column table:style-name="co3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REF!" office:value-type="string" office:string-value="" calcext:value-type="error" table:number-columns-spanned="4" table:number-rows-spanned="1">
            <text:p>#¡REF!</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4</text:p>
          </table:table-cell>
          <table:table-cell table:style-name="ce370"/>
          <table:table-cell table:style-name="ce280"/>
          <table:table-cell/>
          <table:table-cell table:style-name="Default"/>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559" office:value-type="string" calcext:value-type="string" table:number-columns-spanned="4" table:number-rows-spanned="11">
            <text:p><text:span text:style-name="T64">Nun experimento sobre o efecto fotoeléctrico nun certo metal observouse a correlación entre o potencial de freado, V(freado), e a frecuencia, ν, da radiación empregada que mostra a táboa.</text:span></text:p>
            <text:p><text:span text:style-name="T64">a) Representa graficamente a frecuencia f en unidades de 10¹⁴ Hz (eixo Y) fronte a V(freado) en V (eixo X) e razoe se debe esperarse unha ordenada na orixe positiva ou negativa.</text:span></text:p>
            <text:p><text:span text:style-name="T64">b) Deduce o valor da constante de Planck a partir da gráfica. DATO: |qₑ| = 1,6×10⁻¹⁹ C.</text:span><text:tab/><text:span text:style-name="T64">(A.B.A.U. extr. 24)</text:span></text:p>
            <text:p><text:span text:style-name="T64">Rta.: b) h =</text:span><text:tab/><text:span text:style-name="T64">6,63·10⁻³⁴ J·s</text:span></text:p>
          </table:table-cell>
          <table:covered-table-cell table:style-name="ce200"/>
          <table:covered-table-cell table:number-columns-repeated="2" table:style-name="ce199"/>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412"/>
          <table:table-cell table:style-name="ce280"/>
          <table:table-cell/>
          <table:table-cell table:style-name="Default"/>
          <table:table-cell table:style-name="ce374" office:value-type="string" calcext:value-type="string">
            <text:p><text:a xlink:href="#Fotoelectr" xlink:type="simple">Cálculo</text:a></text:p>
          </table:table-cell>
          <table:table-cell table:style-name="Default"/>
          <table:table-cell table:number-columns-repeated="46"/>
        </table:table-row>
        <table:table-row table:style-name="ro1">
          <table:covered-table-cell table:number-columns-repeated="4" table:style-name="ce199"/>
          <table:table-cell table:style-name="ce280"/>
          <table:table-cell table:style-name="ce564" office:value-type="string" calcext:value-type="string">
            <text:p>N.º Exp.</text:p>
          </table:table-cell>
          <table:table-cell table:style-name="ce260" table:content-validation-name="val25" office:value-type="string" calcext:value-type="string">
            <text:p>f</text:p>
          </table:table-cell>
          <table:table-cell table:style-name="ce260" table:content-validation-name="val27" office:value-type="string" calcext:value-type="string">
            <text:p>V</text:p>
          </table:table-cell>
          <table:table-cell table:style-name="ce210"/>
          <table:table-cell table:style-name="ce280"/>
          <table:table-cell/>
          <table:table-cell table:style-name="Default" table:number-columns-repeated="3"/>
          <table:table-cell table:number-columns-repeated="46"/>
        </table:table-row>
        <table:table-row table:style-name="ro1">
          <table:covered-table-cell table:number-columns-repeated="4" table:style-name="ce199"/>
          <table:table-cell table:style-name="ce280"/>
          <table:table-cell table:style-name="ce565"/>
          <table:table-cell table:style-name="ce261" table:content-validation-name="val26" office:value-type="string" calcext:value-type="string">
            <text:p>Hz</text:p>
          </table:table-cell>
          <table:table-cell table:style-name="ce261" table:content-validation-name="val28" office:value-type="string" calcext:value-type="string">
            <text:p>V</text:p>
          </table:table-cell>
          <table:table-cell table:style-name="ce568"/>
          <table:table-cell table:style-name="ce280"/>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string" calcext:value-type="string">
            <text:p>4,000·10¹⁴</text:p>
          </table:table-cell>
          <table:table-cell table:style-name="ce644" office:value-type="float" office:value="0.154" calcext:value-type="float">
            <text:p>0,154</text:p>
          </table:table-cell>
          <table:table-cell table:style-name="ce280" table:number-columns-repeated="2"/>
          <table:table-cell/>
          <table:table-cell table:style-name="Default" table:number-columns-repeated="3"/>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string" calcext:value-type="string">
            <text:p>5,000·10¹⁴</text:p>
          </table:table-cell>
          <table:table-cell table:style-name="ce202" office:value-type="float" office:value="0.568" calcext:value-type="float">
            <text:p>0,568</text:p>
          </table:table-cell>
          <table:table-cell table:style-name="ce280" table:number-columns-repeated="2"/>
          <table:table-cell/>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string" calcext:value-type="string">
            <text:p>6,000·10¹⁴</text:p>
          </table:table-cell>
          <table:table-cell table:style-name="ce644" office:value-type="float" office:value="0.982" calcext:value-type="float">
            <text:p>0,982</text:p>
          </table:table-cell>
          <table:table-cell table:style-name="ce280" table:number-columns-repeated="2"/>
          <table:table-cell/>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string" calcext:value-type="string">
            <text:p>7,000·10¹⁴</text:p>
          </table:table-cell>
          <table:table-cell table:style-name="ce644" office:value-type="float" office:value="1.395" calcext:value-type="float">
            <text:p>1,395</text:p>
          </table:table-cell>
          <table:table-cell table:style-name="ce280" table:number-columns-repeated="2"/>
          <table:table-cell/>
          <table:table-cell table:style-name="Default"/>
          <table:table-cell table:style-name="ce328" office:value-type="string" calcext:value-type="string">
            <text:p>Volva a «Lentes»</text:p>
          </table:table-cell>
          <table:table-cell table:style-name="ce374" office:value-type="string" calcext:value-type="string">
            <text:p><text:a xlink:href="#Fotoelectr" xlink:type="simple">Cálculo</text:a></text:p>
          </table:table-cell>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5" calcext:value-type="float">
            <text:p>5</text:p>
          </table:table-cell>
          <table:table-cell table:style-name="ce88" office:value-type="string" calcext:value-type="string">
            <text:p>8,000·10¹⁴</text:p>
          </table:table-cell>
          <table:table-cell table:style-name="ce644" office:value-type="float" office:value="1.809" calcext:value-type="float">
            <text:p>1,809</text:p>
          </table:table-cell>
          <table:table-cell table:style-name="ce280" table:number-columns-repeated="2"/>
          <table:table-cell/>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200"/>
          <table:covered-table-cell table:style-name="ce199"/>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7">Datos: h = 6,63·10⁻³⁴ J s; c = 3·10⁸ m s⁻¹; |qₑ| = 1,6·10⁻¹⁹ C.</text:span></text:p>
            <text:p>(A.B.A.U. extr. 23)</text:p>
            <text:p><text:span text:style-name="T68">Rta.:</text:span><text:span text:style-name="T69"> a) </text:span><text:span text:style-name="T70">W</text:span><text:span text:style-name="T71">ₑ =  </text:span><text:span text:style-name="T72">5,0</text:span><text:span text:style-name="T73">·10⁻¹⁹ J; </text:span><text:span text:style-name="T74">f</text:span><text:span text:style-name="T75">₀ = 7,6·10¹⁴ Hz</text:span></text:p>
          </table:table-cell>
          <table:covered-table-cell table:style-name="ce200"/>
          <table:covered-table-cell table:number-columns-repeated="2" table:style-name="ce199"/>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Default" office:value-type="string" calcext:value-type="string">
            <text:p>a)</text:p>
          </table:table-cell>
          <table:table-cell table:style-name="ce564" office:value-type="string" calcext:value-type="string">
            <text:p>N.º Exp.</text:p>
          </table:table-cell>
          <table:table-cell table:style-name="ce261" table:content-validation-name="val33" office:value-type="string" calcext:value-type="string">
            <text:p>λ</text:p>
          </table:table-cell>
          <table:table-cell table:style-name="ce261" table:content-validation-name="val35"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Default"/>
          <table:table-cell table:style-name="ce565"/>
          <table:table-cell table:style-name="ce261" table:content-validation-name="val34" office:value-type="string" calcext:value-type="string">
            <text:p>nm</text:p>
          </table:table-cell>
          <table:table-cell table:style-name="ce261" table:content-validation-name="val36" office:value-type="string" calcext:value-type="string">
            <text:p>V</text:p>
          </table:table-cell>
          <table:table-cell table:style-name="ce568"/>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Default" office:value-type="string" calcext:value-type="string">
            <text:p>En</text:p>
          </table:table-cell>
          <table:table-cell table:style-name="ce566"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6"/>
          <table:table-cell table:number-columns-repeated="46"/>
        </table:table-row>
        <table:table-row table:style-name="ro1">
          <table:covered-table-cell table:number-columns-repeated="3" table:style-name="ce200"/>
          <table:covered-table-cell table:style-name="ce199"/>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6"/>
          <table:table-cell table:number-columns-repeated="46"/>
        </table:table-row>
        <table:table-row table:style-name="ro1">
          <table:covered-table-cell table:number-columns-repeated="3" table:style-name="ce200"/>
          <table:covered-table-cell table:style-name="ce199"/>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6"/>
          <table:table-cell table:number-columns-repeated="46"/>
        </table:table-row>
        <table:table-row table:style-name="ro1">
          <table:covered-table-cell table:number-columns-repeated="3" table:style-name="ce200"/>
          <table:covered-table-cell table:style-name="ce199"/>
          <table:table-cell table:style-name="Default" office:value-type="string" calcext:value-type="string">
            <text:p>b)</text:p>
          </table:table-cell>
          <table:table-cell table:style-name="ce566"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7"/>
          <table:table-cell table:number-columns-repeated="46"/>
        </table:table-row>
        <table:table-row table:style-name="ro1">
          <table:covered-table-cell table:number-columns-repeated="3" table:style-name="ce200"/>
          <table:covered-table-cell table:style-name="ce199"/>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200"/>
          <table:covered-table-cell table:style-name="ce199"/>
          <table:table-cell table:style-name="Default"/>
          <table:table-cell table:style-name="ce564" office:value-type="string" calcext:value-type="string">
            <text:p>N.º Exp.</text:p>
          </table:table-cell>
          <table:table-cell table:style-name="ce261" table:content-validation-name="val33" office:value-type="string" calcext:value-type="string">
            <text:p>E</text:p>
          </table:table-cell>
          <table:table-cell table:style-name="ce261" table:content-validation-name="val35" office:value-type="string" calcext:value-type="string">
            <text:p>V</text:p>
          </table:table-cell>
          <table:table-cell table:style-name="Default" table:number-columns-repeated="6"/>
          <table:table-cell table:number-columns-repeated="46"/>
        </table:table-row>
        <table:table-row table:style-name="ro1">
          <table:table-cell table:style-name="ce200" table:number-columns-repeated="3"/>
          <table:table-cell table:style-name="ce199"/>
          <table:table-cell table:style-name="Default"/>
          <table:table-cell table:style-name="ce565"/>
          <table:table-cell table:style-name="ce261" table:content-validation-name="val34" office:value-type="string" calcext:value-type="string">
            <text:p>J</text:p>
          </table:table-cell>
          <table:table-cell table:style-name="ce261" table:content-validation-name="val36" office:value-type="string" calcext:value-type="string">
            <text:p>V</text:p>
          </table:table-cell>
          <table:table-cell table:style-name="Default" table:number-columns-repeated="6"/>
          <table:table-cell table:number-columns-repeated="46"/>
        </table:table-row>
        <table:table-row table:style-name="ro1">
          <table:table-cell table:style-name="ce200" table:number-columns-repeated="3"/>
          <table:table-cell table:style-name="ce199"/>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200" table:number-columns-repeated="3"/>
          <table:table-cell table:style-name="ce199"/>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200" table:number-columns-repeated="3"/>
          <table:table-cell table:style-name="ce199"/>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200" table:number-columns-repeated="3"/>
          <table:table-cell table:style-name="ce199"/>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561" office:value-type="string" calcext:value-type="string" table:number-columns-spanned="4" table:number-rows-spanned="11">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200"/>
          <table:covered-table-cell table:number-columns-repeated="2" table:style-name="ce199"/>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564" office:value-type="string" calcext:value-type="string">
            <text:p>N.º Exp.</text:p>
          </table:table-cell>
          <table:table-cell table:style-name="ce261" table:content-validation-name="val33" office:value-type="string" calcext:value-type="string">
            <text:p>f</text:p>
          </table:table-cell>
          <table:table-cell table:style-name="ce261" table:content-validation-name="val35"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565"/>
          <table:table-cell table:style-name="ce261" table:content-validation-name="val34" office:value-type="string" calcext:value-type="string">
            <text:p>Hz</text:p>
          </table:table-cell>
          <table:table-cell table:style-name="ce261" table:content-validation-name="val36"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199"/>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200"/>
          <table:covered-table-cell table:style-name="ce199"/>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200"/>
          <table:covered-table-cell table:style-name="ce199"/>
          <table:table-cell table:style-name="Default"/>
          <table:table-cell table:style-name="ce470" office:value-type="string" calcext:value-type="string">
            <text:p>f</text:p>
          </table:table-cell>
          <table:table-cell table:style-name="Default" table:formula="of:=FORMULA([.G42])"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number-rows-repeated="2">
          <table:table-cell table:style-name="ce200" table:number-columns-repeated="3"/>
          <table:table-cell table:style-name="ce199"/>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561" office:value-type="string" calcext:value-type="string" table:number-columns-spanned="4" table:number-rows-spanned="11">
            <text:p><text:span text:style-name="T76">Nunha experiencia para medir h, ao iluminar unha superficie metálica cunha radiación de lonxitude de onda λ = 200×10⁻⁹ m, o potencial de freado para os electróns é de 1,00 V. Se λ =175×10⁻⁹ m, o potencial de freado é 1,86 V.</text:span></text:p>
            <text:p><text:span text:style-name="T76">a) Determina o traballo de extracción do metal.</text:span></text:p>
            <text:p><text:span text:style-name="T27">b) Representa o valor absoluto do potencial de freado fronte á frecuencia e obtén da dita representación o valor da constante de Planck. (A.B.A.U. extr. 21)</text:span></text:p>
            <text:p><text:span text:style-name="T76">DATOS: |qₑ| = 1,6×10⁻¹⁹ C; c = 3×10⁸ m·s⁻¹.</text:span></text:p>
            <text:p><text:span text:style-name="T27">Rta.: a) W₀ = 8,32·10⁻¹⁹ J; b) h = </text:span><text:span text:style-name="T77">6,60·10⁻³⁴ J·s</text:span></text:p>
          </table:table-cell>
          <table:covered-table-cell table:style-name="ce200"/>
          <table:covered-table-cell table:number-columns-repeated="2" table:style-name="ce199"/>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2" office:value-type="string" calcext:value-type="string">
            <text:p>Nº. Exp.</text:p>
          </table:table-cell>
          <table:table-cell table:style-name="ce261" table:content-validation-name="val33" office:value-type="string" calcext:value-type="string">
            <text:p>λ</text:p>
          </table:table-cell>
          <table:table-cell table:style-name="ce261" table:content-validation-name="val35"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412"/>
          <table:table-cell table:style-name="ce261" table:content-validation-name="val34" office:value-type="string" calcext:value-type="string">
            <text:p>nm</text:p>
          </table:table-cell>
          <table:table-cell table:style-name="ce261"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number-rows-repeated="2">
          <table:table-cell table:style-name="ce200" table:number-columns-repeated="3"/>
          <table:table-cell table:style-name="ce199"/>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text:span text:style-name="T67">a) Representa graficamente a frecuencia fronte ao potencial de freado. (A.B.A.U. extr. 20)</text:span></text:p>
            <text:p>b) Calcula o traballo de extracción a partir da gráfica.</text:p>
            <text:p>DATOS: c = 3×10⁸ m·s⁻¹; h = 6,63×10⁻³⁴ J∙s;</text:p>
            <text:p>|qₑ| = 1,6×10⁻¹⁹ C.   Rta.: Wₑ = 2,3 eV</text:p>
          </table:table-cell>
          <table:covered-table-cell table:style-name="ce200"/>
          <table:covered-table-cell table:number-columns-repeated="2" table:style-name="ce199"/>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2" office:value-type="string" calcext:value-type="string">
            <text:p>Nº. Exp.</text:p>
          </table:table-cell>
          <table:table-cell table:style-name="ce261" table:content-validation-name="val33" office:value-type="string" calcext:value-type="string">
            <text:p>λ</text:p>
          </table:table-cell>
          <table:table-cell table:style-name="ce261" table:content-validation-name="val35"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412"/>
          <table:table-cell table:style-name="ce261" table:content-validation-name="val34" office:value-type="string" calcext:value-type="string">
            <text:p>m</text:p>
          </table:table-cell>
          <table:table-cell table:style-name="ce261"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number-rows-repeated="2">
          <table:table-cell table:style-name="ce200" table:number-columns-repeated="3"/>
          <table:table-cell table:style-name="ce199"/>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185" office:value-type="string" calcext:value-type="string" table:number-columns-spanned="4" table:number-rows-spanned="11">
            <text:p><text:span text:style-name="T40">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27">(Na gráfica pódese ler: Para f = 1,0·10¹⁵ Hz, </text:span><text:span text:style-name="T78">E</text:span><text:span text:style-name="T79"> = 0 eV e para  f = 1,3·10¹⁵ Hz, </text:span><text:span text:style-name="T78">E</text:span><text:span text:style-name="T79"> </text:span><text:span text:style-name="T80">= 2,0 eV)</text:span></text:p>
            <text:p><text:span text:style-name="T40">DATO: 1 eV = 1,6·10⁻¹⁹ J.</text:span></text:p>
            <text:p><text:span text:style-name="T40">(A.B.A.U. extr. 18)</text:span></text:p>
          </table:table-cell>
          <table:covered-table-cell table:style-name="ce200"/>
          <table:covered-table-cell table:number-columns-repeated="2" table:style-name="ce199"/>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199"/>
          <table:table-cell table:style-name="ce280"/>
          <table:table-cell table:style-name="ce564" office:value-type="string" calcext:value-type="string">
            <text:p>N.º Exp.</text:p>
          </table:table-cell>
          <table:table-cell table:style-name="ce261" table:content-validation-name="val33" office:value-type="string" calcext:value-type="string">
            <text:p>f</text:p>
          </table:table-cell>
          <table:table-cell table:style-name="ce261" table:content-validation-name="val35"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199"/>
          <table:table-cell table:style-name="ce280"/>
          <table:table-cell table:style-name="ce565"/>
          <table:table-cell table:style-name="ce261" table:content-validation-name="val34" office:value-type="string" calcext:value-type="string">
            <text:p>Hz</text:p>
          </table:table-cell>
          <table:table-cell table:style-name="ce261" table:content-validation-name="val36"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199"/>
          <table:table-cell table:style-name="ce280" table:number-columns-repeated="6"/>
          <table:table-cell table:number-columns-repeated="50"/>
        </table:table-row>
        <table:table-row table:style-name="ro1">
          <table:covered-table-cell table:number-columns-repeated="3" table:style-name="ce200"/>
          <table:covered-table-cell table:style-name="ce199"/>
          <table:table-cell table:style-name="Default" table:number-columns-repeated="6"/>
          <table:table-cell table:number-columns-repeated="50"/>
        </table:table-row>
        <table:table-row table:style-name="ro1">
          <table:covered-table-cell table:number-columns-repeated="3" table:style-name="ce200"/>
          <table:covered-table-cell table:style-name="ce199"/>
          <table:table-cell table:style-name="Default" table:number-columns-repeated="6"/>
          <table:table-cell table:number-columns-repeated="50"/>
        </table:table-row>
        <table:table-row table:style-name="ro1">
          <table:covered-table-cell table:number-columns-repeated="3" table:style-name="ce200"/>
          <table:covered-table-cell table:style-name="ce199"/>
          <table:table-cell table:style-name="Default" table:number-columns-repeated="6"/>
          <table:table-cell table:number-columns-repeated="50"/>
        </table:table-row>
        <table:table-row table:style-name="ro1">
          <table:covered-table-cell table:number-columns-repeated="3" table:style-name="ce200"/>
          <table:covered-table-cell table:style-name="ce199"/>
          <table:table-cell table:style-name="Default" table:number-columns-repeated="6"/>
          <table:table-cell table:number-columns-repeated="50"/>
        </table:table-row>
        <table:table-row table:style-name="ro1">
          <table:covered-table-cell table:number-columns-repeated="3" table:style-name="ce200"/>
          <table:covered-table-cell table:style-name="ce199"/>
          <table:table-cell table:style-name="Default" table:number-columns-repeated="6"/>
          <table:table-cell table:number-columns-repeated="50"/>
        </table:table-row>
        <table:table-row table:style-name="ro1" table:number-rows-repeated="2">
          <table:table-cell table:style-name="ce200" table:number-columns-repeated="3"/>
          <table:table-cell table:style-name="ce199"/>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69">
          <table:table-cell table:number-columns-repeated="60"/>
        </table:table-row>
        <table:table-row table:style-name="ro2">
          <table:table-cell table:number-columns-repeated="60"/>
        </table:table-row>
        <table:table-row table:style-name="ro2">
          <table:table-cell table:number-columns-repeated="60"/>
        </table:table-row>
        <calcext:conditional-formats>
          <calcext:conditional-format calcext:target-range-address="D_Fotoel.F81:D_Fotoel.F82 D_Fotoel.F39:D_Fotoel.F40 D_Fotoel.F22:D_Fotoel.F23 D_Fotoel.F31:D_Fotoel.F32 D_Fotoel.F4:D_Fotoel.F5">
            <calcext:condition calcext:apply-style-name="Aviso" calcext:value="=&quot;clic →&quot;" calcext:base-cell-address="D_Fotoel.F4"/>
          </calcext:conditional-format>
          <calcext:conditional-format calcext:target-range-address="D_Fotoel.I82:D_Fotoel.I82 D_Fotoel.I23:D_Fotoel.I23 D_Fotoel.I5:D_Fotoel.I5">
            <calcext:condition calcext:apply-style-name="Aviso" calcext:value="=&quot;← clic&quot;" calcext:base-cell-address="D_Fotoel.I5"/>
          </calcext:conditional-format>
        </calcext:conditional-formats>
      </table:table>
      <table:table table:name="Constantes" table:style-name="ta2">
        <table:table-column table:style-name="co54" table:default-cell-style-name="ce435"/>
        <table:table-column table:style-name="co55" table:default-cell-style-name="ce435"/>
        <table:table-column table:style-name="co56" table:default-cell-style-name="ce435"/>
        <table:table-column table:style-name="co57" table:default-cell-style-name="ce435"/>
        <table:table-column table:style-name="co9" table:default-cell-style-name="ce435"/>
        <table:table-column table:style-name="co25" table:default-cell-style-name="ce435"/>
        <table:table-column table:style-name="co9"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4">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66">=</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4">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16" table:cell-range-address="$Axuda.$A$117"/>
        <table:named-range table:name="CifrasSign" table:base-cell-address="$Axuda.$A$26" table:cell-range-address="$Axuda.$A$35"/>
        <table:named-range table:name="clic" table:base-cell-address="$Axuda.$A$9" table:cell-range-address="$Axuda.$A$3"/>
        <table:named-range table:name="CopiaDatos" table:base-cell-address="$Axuda.$A$108" table:cell-range-address="$Axuda.$A$86"/>
        <table:named-range table:name="CopiarResultado" table:base-cell-address="$Axuda.$A$31" table:cell-range-address="$Axuda.$A$77"/>
        <table:named-range table:name="DescrFunc" table:base-cell-address="$Axuda.$A$3" table:cell-range-address="$Introd.$A$44"/>
        <table:named-range table:name="ElegirOEscribir" table:base-cell-address="$Axuda.$A$15" table:cell-range-address="$Axuda.$A$22"/>
        <table:named-range table:name="ErrorAbrir" table:base-cell-address="$Axuda.$A$149" table:cell-range-address="$Axuda.$A$149:.$G$150"/>
        <table:named-range table:name="ErrorResult" table:base-cell-address="$Axuda.$A$31" table:cell-range-address="$Axuda.$A$112"/>
        <table:named-range table:name="Formatos" table:base-cell-address="$Axuda.$A$31" table:cell-range-address="$Axuda.$A$58"/>
        <table:named-range table:name="Hipervinculos" table:base-cell-address="$Axuda.$A$12" table:cell-range-address="$Axuda.$A$13"/>
        <table:named-range table:name="InstrComun" table:base-cell-address="$Axuda.$A$149" table:cell-range-address="$Axuda.$A$125"/>
        <table:named-range table:name="InstrOtros" table:base-cell-address="$Axuda.$A$140" table:cell-range-address="$Axuda.$A$142"/>
        <table:named-range table:name="InstrResult" table:base-cell-address="$Axuda.$A$143" table:cell-range-address="$Axuda.$A$138"/>
        <table:named-range table:name="NoSePueden" table:base-cell-address="$Axuda.$A$31" table:cell-range-address="$Axuda.$A$97"/>
        <table:named-range table:name="NotasAyuda" table:base-cell-address="$Axuda.$A$1" table:cell-range-address="$Axuda.$A$1"/>
        <table:named-range table:name="OtrosCalc" table:base-cell-address="$Axuda.$A$31" table:cell-range-address="$Axuda.$A$40"/>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number-style style:name="N113">
      <number:scientific-number number:decimal-places="3" number:min-decimal-places="3" number:min-integer-digits="1" number:min-exponent-digits="3" number:exponent-interval="1" number:forced-exponent-sign="true"/>
    </number:number-style>
    <number:date-style style:name="N114">
      <number:day number:style="long"/>
      <number:text>. </number:text>
      <number:month number:textual="true"/>
    </number:date-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date-style style:name="N117">
      <number:day number:style="long"/>
    </number:date-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9">
      <number:number number:decimal-places="3" number:min-decimal-places="3" number:min-integer-digits="1"/>
    </number:number-style>
    <number:time-style style:name="N120">
      <number:minutes number:style="long"/>
      <number:text>:</number:text>
      <number:seconds number:style="long"/>
    </number:time-style>
    <number:currency-style style:name="N122P0" style:volatile="true">
      <number:number number:decimal-places="2" number:min-decimal-places="2" number:min-integer-digits="1" number:grouping="true"/>
      <number:text> </number:text>
      <number:currency-symbol>€</number:currency-symbol>
    </number:currency-style>
    <number:currency-style style:name="N122">
      <style:text-properties fo:color="#ff0000"/>
      <number:text>-</number:text>
      <number:number number:decimal-places="2" number:min-decimal-places="2" number:min-integer-digits="1" number:grouping="true"/>
      <number:text> </number:text>
      <number:currency-symbol>€</number:currency-symbol>
      <style:map style:condition="value()&gt;=0" style:apply-style-name="N122P0"/>
    </number:currency-style>
    <number:time-style style:name="N123">
      <number:hours/>
      <number:text>:</number:text>
      <number:minutes number:style="long"/>
      <number:text>:</number:text>
      <number:seconds number:style="long"/>
      <number:text> </number:text>
      <number:am-pm/>
    </number:time-style>
    <number:number-style style:name="N125P0" style:volatile="true">
      <number:text>$</number:text>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30P0" style:volatile="true">
      <number:number number:decimal-places="0" number:min-decimal-places="0" number:min-integer-digits="1" number:grouping="true"/>
      <number:text> DM </number:text>
    </number:number-style>
    <number:number-style style:name="N130P1" style:volatile="true">
      <number:text>-</number:text>
      <number:number number:decimal-places="0" number:min-decimal-places="0" number:min-integer-digits="1" number:grouping="true"/>
      <number:text> DM </number:text>
    </number:number-style>
    <number:number-style style:name="N130">
      <number:text> - DM </number:text>
      <style:map style:condition="value()&gt;0" style:apply-style-name="N130P0"/>
      <style:map style:condition="value()&lt;0" style:apply-style-name="N130P1"/>
    </number:number-style>
    <number:number-style style:name="N131P0" style:volatile="true">
      <number:number number:decimal-places="0" number:min-decimal-places="0" number:min-integer-digits="1" number:grouping="true"/>
      <number:text>   </number:text>
    </number:number-style>
    <number:number-style style:name="N131">
      <style:text-properties fo:color="#ff0000"/>
      <number:text>-</number:text>
      <number:number number:decimal-places="0" number:min-decimal-places="0" number:min-integer-digits="1" number:grouping="true"/>
      <number:text>   </number:text>
      <style:map style:condition="value()&gt;=0" style:apply-style-name="N131P0"/>
    </number:number-style>
    <number:date-style style:name="N132">
      <number:month/>
      <number:text>/</number:text>
      <number:day/>
      <number:text>/</number:text>
      <number:year/>
    </number:date-style>
    <number:number-style style:name="N133">
      <number:scientific-number number:decimal-places="1" number:min-decimal-places="1" number:min-integer-digits="1" number:min-exponent-digits="1" number:exponent-interval="1" number:forced-exponent-sign="true"/>
    </number:number-style>
    <number:number-style style:name="N136P0" style:volatile="true">
      <number:number number:decimal-places="2" number:min-decimal-places="2" number:min-integer-digits="1" number:grouping="true"/>
      <number:text> DM </number:text>
    </number:number-style>
    <number:number-style style:name="N136P1" style:volatile="true">
      <number:text>-</number:text>
      <number:number number:decimal-places="2" number:min-decimal-places="2" number:min-integer-digits="1" number:grouping="true"/>
      <number:text> DM </number:text>
    </number:number-style>
    <number:number-style style:name="N136">
      <number:text>-</number:text>
      <number:number number:decimal-places="0" number:min-decimal-places="0" number:min-integer-digits="0"/>
      <number:text> DM </number:text>
      <style:map style:condition="value()&gt;0" style:apply-style-name="N136P0"/>
      <style:map style:condition="value()&lt;0" style:apply-style-name="N136P1"/>
    </number:number-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number:text>)</number:text>
      <style:map style:condition="value()&gt;=0" style:apply-style-name="N137P0"/>
    </number:number-style>
    <number:number-style style:name="N140P0" style:volatile="true">
      <number:number number:decimal-places="2" number:min-decimal-places="2" number:min-integer-digits="1" number:grouping="true"/>
      <number:text>       </number:text>
    </number:number-style>
    <number:number-style style:name="N140P1" style:volatile="true">
      <number:text>-</number:text>
      <number:number number:decimal-places="2" number:min-decimal-places="2" number:min-integer-digits="1" number:grouping="true"/>
      <number:text>       </number:text>
    </number:number-style>
    <number:number-style style:name="N140">
      <number:text>-</number:text>
      <number:number number:decimal-places="0" number:min-decimal-places="0" number:min-integer-digits="0"/>
      <number:text>       </number:text>
      <style:map style:condition="value()&gt;0" style:apply-style-name="N140P0"/>
      <style:map style:condition="value()&lt;0" style:apply-style-name="N140P1"/>
    </number:number-style>
    <number:number-style style:name="N142P0" style:volatile="true">
      <number:number number:decimal-places="2" number:min-decimal-places="2" number:min-integer-digits="1" number:grouping="true"/>
      <number:text> DM</number:text>
    </number:number-style>
    <number:number-style style:name="N142">
      <number:text>-</number:text>
      <number:number number:decimal-places="2" number:min-decimal-places="2" number:min-integer-digits="1" number:grouping="true"/>
      <number:text> DM</number:text>
      <style:map style:condition="value()&gt;=0" style:apply-style-name="N142P0"/>
    </number:number-style>
    <number:number-style style:name="N143">
      <number:number number:decimal-places="4" number:min-decimal-places="4" number:min-integer-digits="1"/>
    </number:number-style>
    <number:number-style style:name="N144">
      <number:number number:decimal-places="0" number:min-decimal-places="0" number:min-integer-digits="1" number:grouping="true"/>
      <number:text> Pts</number:text>
    </number:number-style>
    <number:number-style style:name="N145P0" style:volatile="true">
      <number:number number:decimal-places="0" number:min-decimal-places="0" number:min-integer-digits="1" number:grouping="true"/>
      <number:text> Pts</number:text>
    </number:number-style>
    <number:number-style style:name="N145">
      <number:text>-</number:text>
      <number:number number:decimal-places="0" number:min-decimal-places="0" number:min-integer-digits="1" number:grouping="true"/>
      <number:text> Pts</number:text>
      <style:map style:condition="value()&gt;=0" style:apply-style-name="N145P0"/>
    </number:number-style>
    <number:number-style style:name="N146">
      <number:number number:decimal-places="1" number:min-decimal-places="1" number:min-integer-digits="1"/>
    </number:number-style>
    <number:number-style style:name="N148P0" style:volatile="true">
      <number:number number:decimal-places="2" number:min-decimal-places="2" number:min-integer-digits="1" number:grouping="true"/>
      <number:text> Pts</number:text>
    </number:number-style>
    <number:number-style style:name="N148">
      <number:text>-</number:text>
      <number:number number:decimal-places="2" number:min-decimal-places="2" number:min-integer-digits="1" number:grouping="true"/>
      <number:text> Pts</number:text>
      <style:map style:condition="value()&gt;=0" style:apply-style-name="N148P0"/>
    </number:number-style>
    <number:number-style style:name="N150P0" style:volatile="true">
      <number:text>$</number:text>
      <number:number number:decimal-places="2" number:min-decimal-places="2" number:min-integer-digits="1" number:grouping="true"/>
    </number:number-style>
    <number:number-style style:name="N150">
      <number:text>($</number:text>
      <number:number number:decimal-places="2" number:min-decimal-places="2" number:min-integer-digits="1" number:grouping="true"/>
      <number:text>)</number:text>
      <style:map style:condition="value()&gt;=0" style:apply-style-name="N150P0"/>
    </number:number-style>
    <number:number-style style:name="N151P0" style:volatile="true">
      <number:number number:decimal-places="2" number:min-decimal-places="2" number:min-integer-digits="1" number:grouping="true"/>
      <number:text> Pts</number:text>
    </number:number-style>
    <number:number-style style:name="N151">
      <style:text-properties fo:color="#ff0000"/>
      <number:text>-</number:text>
      <number:number number:decimal-places="2" number:min-decimal-places="2" number:min-integer-digits="1" number:grouping="true"/>
      <number:text> Pts</number:text>
      <style:map style:condition="value()&gt;=0" style:apply-style-name="N151P0"/>
    </number:number-style>
    <number:date-style style:name="N152">
      <number:month number:style="long" number:textual="true"/>
      <number:text> </number:text>
      <number:year/>
    </number:date-style>
    <number:number-style style:name="N153P0" style:volatile="true">
      <number:text>$</number:text>
      <number:number number:decimal-places="2" number:min-decimal-places="2" number:min-integer-digits="1" number:grouping="true"/>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date-style style:name="N154">
      <number:month number:textual="true"/>
      <number:text> </number:text>
      <number:year/>
    </number:date-style>
    <number:number-style style:name="N157P0" style:volatile="true">
      <number:number number:decimal-places="0" number:min-decimal-places="0" number:min-integer-digits="1" number:grouping="true"/>
      <number:text> Pts </number:text>
    </number:number-style>
    <number:number-style style:name="N157P1" style:volatile="true">
      <number:text>-</number:text>
      <number:number number:decimal-places="0" number:min-decimal-places="0" number:min-integer-digits="1" number:grouping="true"/>
      <number:text> Pts </number:text>
    </number:number-style>
    <number:number-style style:name="N157">
      <number:text> - Pts </number:text>
      <style:map style:condition="value()&gt;0" style:apply-style-name="N157P0"/>
      <style:map style:condition="value()&lt;0" style:apply-style-name="N157P1"/>
    </number:number-style>
    <number:date-style style:name="N158">
      <number:day/>
      <number:text>-</number:text>
      <number:month number:textual="true"/>
      <number:text>-</number:text>
      <number:year/>
    </number:date-style>
    <number:number-style style:name="N159">
      <number:number number:decimal-places="5" number:min-decimal-places="5" number:min-integer-digits="1"/>
    </number:number-style>
    <number:date-style style:name="N160">
      <number:day/>
      <number:text>-</number:text>
      <number:month number:textual="true"/>
    </number:date-style>
    <number:number-style style:name="N163P0" style:volatile="true">
      <number:number number:decimal-places="2" number:min-decimal-places="2" number:min-integer-digits="1" number:grouping="true"/>
      <number:text> Pts </number:text>
    </number:number-style>
    <number:number-style style:name="N163P1" style:volatile="true">
      <number:text>-</number:text>
      <number:number number:decimal-places="2" number:min-decimal-places="2" number:min-integer-digits="1" number:grouping="true"/>
      <number:text> Pts </number:text>
    </number:number-style>
    <number:number-style style:name="N163">
      <number:text>-</number:text>
      <number:number number:decimal-places="0" number:min-decimal-places="0" number:min-integer-digits="0"/>
      <number:text> Pts </number:text>
      <style:map style:condition="value()&gt;0" style:apply-style-name="N163P0"/>
      <style:map style:condition="value()&lt;0" style:apply-style-name="N163P1"/>
    </number:number-style>
    <number:number-style style:name="N164">
      <number:number number:decimal-places="6" number:min-decimal-places="6" number:min-integer-digits="1"/>
    </number:number-style>
    <number:date-style style:name="N165">
      <number:day/>
      <number:text>/</number:text>
      <number:month number:style="long"/>
    </number:date-style>
    <number:date-style style:name="N166">
      <number:month number:textual="true"/>
      <number:text>-</number:text>
      <number:year/>
    </number:date-style>
    <number:number-style style:name="N167" number:title="Definido por el usuario">
      <number:scientific-number number:decimal-places="4" number:min-decimal-places="4" number:min-integer-digits="1" number:min-exponent-digits="3" number:exponent-interval="1" number:forced-exponent-sign="true"/>
    </number:number-style>
    <number:number-style style:name="N169P0" style:volatile="true">
      <number:text>+</number:text>
      <number:number number:decimal-places="2" number:min-decimal-places="2" number:min-integer-digits="1"/>
    </number:number-style>
    <number:number-style style:name="N169">
      <number:text>-</number:text>
      <number:number number:decimal-places="2" number:min-decimal-places="2" number:min-integer-digits="1"/>
      <style:map style:condition="value()&gt;=0" style:apply-style-name="N169P0"/>
    </number:number-style>
    <number:time-style style:name="N170">
      <number:hours/>
      <number:text>:</number:text>
      <number:minutes number:style="long"/>
    </number:time-style>
    <number:number-style style:name="N171">
      <number:number number:decimal-places="7" number:min-decimal-places="7" number:min-integer-digits="1"/>
    </number:number-style>
    <number:time-style style:name="N172">
      <number:hours/>
      <number:text>:</number:text>
      <number:minutes number:style="long"/>
      <number:text>:</number:text>
      <number:seconds number:style="long"/>
    </number:time-style>
    <number:currency-style style:name="N173P0" style:volatile="true">
      <number:number number:decimal-places="2" number:min-decimal-places="2" number:min-integer-digits="1" number:grouping="true"/>
      <number:text> </number:text>
      <number:currency-symbol number:language="es" number:country="ES">€</number:currency-symbol>
    </number:currency-style>
    <number:currency-style style:name="N173">
      <number:text>-</number:text>
      <number:number number:decimal-places="2" number:min-decimal-places="2" number:min-integer-digits="1" number:grouping="true"/>
      <number:text> </number:text>
      <number:currency-symbol number:language="es" number:country="ES">€</number:currency-symbol>
      <style:map style:condition="value()&gt;=0" style:apply-style-name="N173P0"/>
    </number:currency-style>
    <number:date-style style:name="N174">
      <number:month/>
      <number:text>/</number:text>
      <number:day/>
      <number:text>/</number:text>
      <number:year/>
      <number:text> </number:text>
      <number:hours/>
      <number:text>:</number:text>
      <number:minutes number:style="long"/>
    </number:date-style>
    <number:percentage-style style:name="N175">
      <number:number number:decimal-places="1" number:min-decimal-places="1" number:min-integer-digits="1"/>
      <number:text>%</number:text>
    </number:percentage-style>
    <number:percentage-style style:name="N176">
      <number:number number:decimal-places="3" number:min-decimal-places="3" number:min-integer-digits="1"/>
      <number:text>%</number:text>
    </number:percentage-style>
    <number:date-style style:name="N177">
      <number:day number:style="long"/>
      <number:text>/</number:text>
      <number:month number:style="long"/>
    </number:date-style>
    <number:number-style style:name="N178P0" style:volatile="true">
      <number:number number:decimal-places="0" number:min-decimal-places="0" number:min-integer-digits="1" number:grouping="true"/>
      <number:text> Pts</number:text>
    </number:number-style>
    <number:number-style style:name="N178">
      <style:text-properties fo:color="#ff0000"/>
      <number:text>-</number:text>
      <number:number number:decimal-places="0" number:min-decimal-places="0" number:min-integer-digits="1" number:grouping="true"/>
      <number:text> Pts</number:text>
      <style:map style:condition="value()&gt;=0" style:apply-style-name="N178P0"/>
    </number:number-style>
    <number:currency-style style:name="N180P0" style:volatile="true">
      <number:number number:decimal-places="0" number:min-decimal-places="0" number:min-integer-digits="1" number:grouping="true"/>
      <number:text> </number:text>
      <number:currency-symbol number:language="es" number:country="ES">Pts</number:currency-symbol>
    </number:currency-style>
    <number:currency-style style:name="N180">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0P0"/>
    </number:currency-style>
    <number:currency-style style:name="N182P0" style:volatile="true">
      <number:number number:decimal-places="2" number:min-decimal-places="2" number:min-integer-digits="1" number:grouping="true"/>
      <number:text> </number:text>
      <number:currency-symbol number:language="gl" number:country="ES">€</number:currency-symbol>
    </number:currency-style>
    <number:currency-style style:name="N182">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1"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1"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draw:marker draw:name="Symmetric_20_Arrow" draw:display-name="Symmetric Arrow" svg:viewBox="0 0 1131 902" svg:d="M564 0l-564 902h1131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1">00/00/0000</text:date>, <text:time style:data-style-name="N2" text:time-value="10:40:24.647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4-07-11T10:42:58.471000000</dc:date>
    <dc:language>es-ES</dc:language>
    <meta:editing-cycles>3097</meta:editing-cycles>
    <meta:editing-duration>P19DT20H15M8S</meta:editing-duration>
    <dc:creator>Alfonso Javier Barbadillo Marán</dc:creator>
    <dc:title>Física A.B.A.U- Laboratorio (gal)</dc:title>
    <meta:document-statistic meta:table-count="14" meta:cell-count="3141"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3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elites.AN19:Satelites.AO23 Satelites.AO18:Satelites.AO18" chart:data-source-has-labels="row" svg:x="0.162cm" svg:y="0.137cm" svg:width="7.785cm" svg:height="6.58cm">
          <chart:coordinate-region svg:x="0.783cm" svg:y="0.336cm" svg:width="6.977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elites.AO19:Satelites.AO23" chart:label-cell-address="Satelites.AO18:Satelites.AO18" chart:class="chart:scatter">
            <chart:domain table:cell-range-address="Satelites.AN19:Sate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elites.AO18:Satelites.AO18</svg:desc>
                </draw:g>
              </table:table-cell>
            </table:table-row>
          </table:table-header-rows>
          <table:table-rows>
            <table:table-row>
              <table:table-cell office:value-type="string">
                <text:p>1</text:p>
              </table:table-cell>
              <table:table-cell office:value-type="float" office:value="0.438110169875">
                <text:p>0.438110169875</text:p>
                <draw:g>
                  <svg:desc>Satelites.AN19:Satelites.AN23</svg:desc>
                </draw:g>
              </table:table-cell>
              <table:table-cell office:value-type="float" office:value="0.898704">
                <text:p>0.898704</text:p>
                <draw:g>
                  <svg:desc>Satelites.AO19:Satelites.AO23</svg:desc>
                </draw:g>
              </table:table-cell>
            </table:table-row>
            <table:table-row>
              <table:table-cell office:value-type="string">
                <text:p>2</text:p>
              </table:table-cell>
              <table:table-cell office:value-type="float" office:value="3.004060675589">
                <text:p>3.004060675589</text:p>
              </table:table-cell>
              <table:table-cell office:value-type="float" office:value="2.985984">
                <text:p>2.985984</text:p>
              </table:table-cell>
            </table:table-row>
            <table:table-row>
              <table:table-cell office:value-type="string">
                <text:p>3</text:p>
              </table:table-cell>
              <table:table-cell office:value-type="float" office:value="46.675442700125">
                <text:p>46.675442700125</text:p>
              </table:table-cell>
              <table:table-cell office:value-type="float" office:value="75.585636">
                <text:p>75.585636</text:p>
              </table:table-cell>
            </table:table-row>
            <table:table-row>
              <table:table-cell office:value-type="string">
                <text:p>4</text:p>
              </table:table-cell>
              <table:table-cell office:value-type="float" office:value="0.382341017512">
                <text:p>0.382341017512</text:p>
              </table:table-cell>
              <table:table-cell office:value-type="float" office:value="0.374544">
                <text:p>0.3745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on.AK19:Refraccion.AL23 Refraccion.AL18:Refraccio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on.AL19:Refraccion.AL23" chart:label-cell-address="Refraccion.AL18:Refraccion.AL18" chart:class="chart:scatter">
            <chart:domain table:cell-range-address="Refraccion.AK19:Refraccio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on.AL18:Refraccion.AL18</svg:desc>
                </draw:g>
              </table:table-cell>
            </table:table-row>
          </table:table-header-rows>
          <table:table-rows>
            <table:table-row>
              <table:table-cell office:value-type="string">
                <text:p>1</text:p>
              </table:table-cell>
              <table:table-cell office:value-type="float" office:value="0.258819045102521">
                <text:p>0.258819045102521</text:p>
                <draw:g>
                  <svg:desc>Refraccion.AK19:Refraccion.AK23</svg:desc>
                </draw:g>
              </table:table-cell>
              <table:table-cell office:value-type="float" office:value="0.207911690817759">
                <text:p>0.207911690817759</text:p>
                <draw:g>
                  <svg:desc>Refraccion.AL19:Refraccio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Optica.AB20:Optica.AH45" chart:data-source-has-labels="column" svg:x="-0.939cm" svg:y="-0.239cm" svg:width="10.023cm" svg:height="7.552cm">
          <chart:coordinate-region svg:x="0cm" svg:y="0cm" svg:width="8.897cm" svg:height="6.587cm"/>
          <chart:axis chart:dimension="x" chart:name="primary-x" chart:style-name="ch3" chartooo:axis-type="auto">
            <chart:categories table:cell-range-address="Optica.AB20:Optica.AB45"/>
          </chart:axis>
          <chart:axis chart:dimension="y" chart:name="primary-y" chart:style-name="ch3"/>
          <chart:series chart:style-name="ch4" chart:values-cell-range-address="Optica.AD20:Optica.AD45" chart:class="chart:scatter">
            <chart:domain table:cell-range-address="Optica.AC20:Optica.AC45"/>
            <chart:data-point chart:repeated="26"/>
            <chart:data-label chart:style-name="ch5"/>
          </chart:series>
          <chart:series chart:style-name="ch6" chart:values-cell-range-address="Optica.AE20:Optica.AE45" chart:class="chart:scatter">
            <chart:data-point chart:repeated="26"/>
          </chart:series>
          <chart:series chart:style-name="ch7" chart:values-cell-range-address="Optica.AF20:Optica.AF45" chart:class="chart:scatter">
            <chart:data-point chart:repeated="26"/>
          </chart:series>
          <chart:series chart:style-name="ch8" chart:values-cell-range-address="Optica.AG20:Optica.AG45" chart:class="chart:scatter">
            <chart:data-point chart:repeated="26"/>
          </chart:series>
          <chart:series chart:style-name="ch9" chart:values-cell-range-address="Optica.AH20:O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Optica.AB20:Optica.AB45</svg:desc>
                </draw:g>
              </table:table-cell>
              <table:table-cell office:value-type="float" office:value="-20">
                <text:p>-20</text:p>
                <draw:g>
                  <svg:desc>Optica.AC20:Optica.AC45</svg:desc>
                </draw:g>
              </table:table-cell>
              <table:table-cell office:value-type="float" office:value="0">
                <text:p>0</text:p>
                <draw:g>
                  <svg:desc>Optica.AD20:Optica.AD45</svg:desc>
                </draw:g>
              </table:table-cell>
              <table:table-cell office:value-type="float" office:value="NaN">
                <text:p>NaN</text:p>
                <draw:g>
                  <svg:desc>Optica.AE20:Optica.AE45</svg:desc>
                </draw:g>
              </table:table-cell>
              <table:table-cell office:value-type="float" office:value="NaN">
                <text:p>NaN</text:p>
                <draw:g>
                  <svg:desc>Optica.AF20:Optica.AF45</svg:desc>
                </draw:g>
              </table:table-cell>
              <table:table-cell office:value-type="float" office:value="NaN">
                <text:p>NaN</text:p>
                <draw:g>
                  <svg:desc>Optica.AG20:Optica.AG45</svg:desc>
                </draw:g>
              </table:table-cell>
              <table:table-cell office:value-type="float" office:value="NaN">
                <text:p>NaN</text:p>
                <draw:g>
                  <svg:desc>Optica.AH20:O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58cm" svg:y="0.336cm" svg:width="6.855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ectr.AH28:Fotoelectr.AI30 Fotoelectr.AI36:Fotoelectr.AI40" svg:x="0.162cm" svg:y="0.137cm" svg:width="7.785cm" svg:height="6.58cm">
          <chart:coordinate-region svg:x="0.889cm" svg:y="0.336cm" svg:width="6.964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ectr.AI28:Fotoelectr.AI30" chart:class="chart:scatter">
            <chart:domain table:cell-range-address="Fotoelectr.AH28:Fotoelectr.AH30"/>
            <chart:data-point chart:repeated="3"/>
          </chart:series>
          <chart:series chart:style-name="ch7" chart:values-cell-range-address="Fotoelectr.AI36:Fotoelectr.AI40" chart:class="chart:scatter">
            <chart:domain table:cell-range-address="Fotoelectr.AH36:Fotoelectr.AH40"/>
            <chart:data-point chart:repeated="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ectr.AH28:Fotoelectr.AH30</svg:desc>
                </draw:g>
              </table:table-cell>
              <table:table-cell office:value-type="float" office:value="0">
                <text:p>0</text:p>
                <draw:g>
                  <svg:desc>Fotoelectr.AI28:Fotoelectr.AI30</svg:desc>
                </draw:g>
              </table:table-cell>
              <table:table-cell office:value-type="float" office:value="0.154">
                <text:p>0.154</text:p>
                <draw:g>
                  <svg:desc>Fotoelectr.AH36:Fotoelectr.AH40</svg:desc>
                </draw:g>
              </table:table-cell>
              <table:table-cell office:value-type="float" office:value="0.4">
                <text:p>0.4</text:p>
                <draw:g>
                  <svg:desc>Fotoelectr.AI36:Fotoelectr.AI40</svg:desc>
                </draw:g>
              </table:table-cell>
            </table:table-row>
            <table:table-row>
              <table:table-cell office:value-type="string">
                <text:p>2</text:p>
              </table:table-cell>
              <table:table-cell office:value-type="float" office:value="0">
                <text:p>0</text:p>
              </table:table-cell>
              <table:table-cell office:value-type="float" office:value="0.36271058767438">
                <text:p>0.36271058767438</text:p>
              </table:table-cell>
              <table:table-cell office:value-type="float" office:value="0.568">
                <text:p>0.568</text:p>
              </table:table-cell>
              <table:table-cell office:value-type="float" office:value="0.5">
                <text:p>0.5</text:p>
              </table:table-cell>
            </table:table-row>
            <table:table-row>
              <table:table-cell office:value-type="string">
                <text:p>3</text:p>
              </table:table-cell>
              <table:table-cell office:value-type="float" office:value="5">
                <text:p>5</text:p>
              </table:table-cell>
              <table:table-cell office:value-type="float" office:value="1.57170521822314">
                <text:p>1.57170521822314</text:p>
              </table:table-cell>
              <table:table-cell office:value-type="float" office:value="0.982">
                <text:p>0.982</text:p>
              </table:table-cell>
              <table:table-cell office:value-type="float" office:value="0.6">
                <text:p>0.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0.7">
                <text:p>0.7</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0.8">
                <text:p>0.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